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0.2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1.275cm" fo:break-before="auto" style:use-optimal-row-height="true"/>
    </style:style>
    <style:style style:name="ro5" style:family="table-row">
      <style:table-row-properties style:row-height="0.87cm" fo:break-before="auto" style:use-optimal-row-height="true"/>
    </style:style>
    <style:style style:name="ro6" style:family="table-row">
      <style:table-row-properties style:row-height="1.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8" style:family="table-cell" style:parent-style-name="Default"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style:font-name-asian="DejaVu Sans" style:font-size-asian="8pt" style:font-name-complex="Tahoma" style:font-size-complex="8pt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b8ff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7" table:default-cell-style-name="Default"/>
        <table:table-column table:style-name="co8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6" office:value-type="string">
            <text:p>done</text:p>
          </table:table-cell>
          <table:table-cell table:style-name="ce7" table:formula="of:=[.K1013]/[.J1013]" office:value-type="percentage" office:value="0.0300650054171181" table:number-columns-spanned="1" table:number-rows-spanned="3">
            <text:p>3,007%</text:p>
          </table:table-cell>
          <table:table-cell table:style-name="ce11" office:value-type="string">
            <text:p>E=Exists </text:p>
          </table:table-cell>
          <table:table-cell table:style-name="ce14" table:formula="of:=COUNTIF([.B5:.B1040];&quot;E&quot;)" office:value-type="float" office:value="30">
            <text:p>30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 table:number-columns-repeated="2"/>
          <table:covered-table-cell/>
          <table:table-cell table:style-name="ce11" office:value-type="string">
            <text:p>N=New</text:p>
          </table:table-cell>
          <table:table-cell table:style-name="ce14" table:formula="of:=COUNTIF([.B5:.B1040];&quot;N&quot;)" office:value-type="float" office:value="24">
            <text:p>24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11" office:value-type="string">
            <text:p>R=Repeted</text:p>
          </table:table-cell>
          <table:table-cell table:style-name="ce14" table:formula="of:=COUNTIF([.B5:.B1040];&quot;R&quot;)" office:value-type="float" office:value="85">
            <text:p>85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15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8" office:value-type="string">
            <text:p>edit-delet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5]=&quot;R&quot;;0;4)" office:value-type="float" office:value="4">
            <text:p>4</text:p>
          </table:table-cell>
          <table:table-cell table:style-name="ce8" table:formula="of:=IF([.B5]=&quot;R&quot;;0;COUNTA([.F5:.I5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"14_flatten"</text:p>
          </table:table-cell>
          <table:table-cell table:style-name="ce8" office:value-type="string">
            <text:p>edit-flatten-path</text:p>
          </table:table-cell>
          <table:table-cell table:style-name="ce8" table:number-columns-repeated="4"/>
          <table:table-cell table:style-name="ce8" table:formula="of:=IF([.B6]=&quot;R&quot;;0;4)" office:value-type="float" office:value="4">
            <text:p>4</text:p>
          </table:table-cell>
          <table:table-cell table:style-name="ce8" table:formula="of:=IF([.B6]=&quot;R&quot;;0;COUNTA([.F6:.I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refinepath/RefinePathPlugin.cpp: <text:s text:c="3"/>QAction *actionRefinePath <text:s/>= new KAction(KIcon("14_refine"), i18n("&amp;Refine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"14_refine"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f:=IF([.B7]=&quot;R&quot;;0;4)" office:value-type="float" office:value="4">
            <text:p>4</text:p>
          </table:table-cell>
          <table:table-cell table:style-name="ce8" table:formula="of:=IF([.B7]=&quot;R&quot;;0;COUNTA([.F7:.I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"14_roundcorners"</text:p>
          </table:table-cell>
          <table:table-cell table:style-name="ce8" office:value-type="string">
            <text:p>edit-corners-round</text:p>
          </table:table-cell>
          <table:table-cell table:style-name="ce8" table:number-columns-repeated="4"/>
          <table:table-cell table:style-name="ce8" table:formula="of:=IF([.B8]=&quot;R&quot;;0;4)" office:value-type="float" office:value="4">
            <text:p>4</text:p>
          </table:table-cell>
          <table:table-cell table:style-name="ce8" table:formula="of:=IF([.B8]=&quot;R&quot;;0;COUNTA([.F8:.I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Inkscape team</text:p>
          </table:table-cell>
          <table:table-cell table:style-name="ce8" office:value-type="string">
            <text:p>calligraphy?</text:p>
          </table:table-cell>
          <table:table-cell table:style-name="ce8" table:number-columns-repeated="4"/>
          <table:table-cell table:style-name="ce8" table:formula="of:=IF([.B9]=&quot;R&quot;;0;4)" office:value-type="float" office:value="4">
            <text:p>4</text:p>
          </table:table-cell>
          <table:table-cell table:style-name="ce8" table:formula="of:=IF([.B9]=&quot;R&quot;;0;COUNTA([.F9:.I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8"/>
          <table:table-cell table:style-name="ce8" office:value-type="string">
            <text:p>list-remov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10]=&quot;R&quot;;0;4)" office:value-type="float" office:value="4">
            <text:p>4</text:p>
          </table:table-cell>
          <table:table-cell table:style-name="ce8" table:formula="of:=IF([.B10]=&quot;R&quot;;0;COUNTA([.F10:.I1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8"/>
          <table:table-cell table:style-name="ce8" office:value-type="string">
            <text:p>document-save-as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11]=&quot;R&quot;;0;4)" office:value-type="float" office:value="4">
            <text:p>4</text:p>
          </table:table-cell>
          <table:table-cell table:style-name="ce8" table:formula="of:=IF([.B11]=&quot;R&quot;;0;COUNTA([.F11:.I11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8" table:number-columns-repeated="6"/>
          <table:table-cell table:style-name="ce8" table:formula="of:=IF([.B12]=&quot;R&quot;;0;4)" office:value-type="float" office:value="0">
            <text:p>0</text:p>
          </table:table-cell>
          <table:table-cell table:style-name="ce8" table:formula="of:=IF([.B12]=&quot;R&quot;;0;COUNTA([.F12:.I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8"/>
          <table:table-cell table:style-name="ce8" office:value-type="string">
            <text:p>list-ad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13]=&quot;R&quot;;0;4)" office:value-type="float" office:value="4">
            <text:p>4</text:p>
          </table:table-cell>
          <table:table-cell table:style-name="ce8" table:formula="of:=IF([.B13]=&quot;R&quot;;0;COUNTA([.F13:.I13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14]=&quot;R&quot;;0;4)" office:value-type="float" office:value="0">
            <text:p>0</text:p>
          </table:table-cell>
          <table:table-cell table:style-name="ce8" table:formula="of:=IF([.B14]=&quot;R&quot;;0;COUNTA([.F14:.I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8"/>
          <table:table-cell table:style-name="ce8" office:value-type="string">
            <text:p>edit-copy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15]=&quot;R&quot;;0;4)" office:value-type="float" office:value="4">
            <text:p>4</text:p>
          </table:table-cell>
          <table:table-cell table:style-name="ce8" table:formula="of:=IF([.B15]=&quot;R&quot;;0;COUNTA([.F15:.I15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8"/>
          <table:table-cell table:style-name="ce8" office:value-type="string">
            <text:p>arrow-dow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16]=&quot;R&quot;;0;4)" office:value-type="float" office:value="4">
            <text:p>4</text:p>
          </table:table-cell>
          <table:table-cell table:style-name="ce8" table:formula="of:=IF([.B16]=&quot;R&quot;;0;COUNTA([.F16:.I1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8"/>
          <table:table-cell table:style-name="ce8" office:value-type="string">
            <text:p>arrow-up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17]=&quot;R&quot;;0;4)" office:value-type="float" office:value="4">
            <text:p>4</text:p>
          </table:table-cell>
          <table:table-cell table:style-name="ce8" table:formula="of:=IF([.B17]=&quot;R&quot;;0;COUNTA([.F17:.I17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18]=&quot;R&quot;;0;4)" office:value-type="float" office:value="0">
            <text:p>0</text:p>
          </table:table-cell>
          <table:table-cell table:style-name="ce8" table:formula="of:=IF([.B18]=&quot;R&quot;;0;COUNTA([.F18:.I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19]=&quot;R&quot;;0;4)" office:value-type="float" office:value="0">
            <text:p>0</text:p>
          </table:table-cell>
          <table:table-cell table:style-name="ce8" table:formula="of:=IF([.B19]=&quot;R&quot;;0;COUNTA([.F19:.I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20]=&quot;R&quot;;0;4)" office:value-type="float" office:value="0">
            <text:p>0</text:p>
          </table:table-cell>
          <table:table-cell table:style-name="ce8" table:formula="of:=IF([.B20]=&quot;R&quot;;0;COUNTA([.F20:.I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8"/>
          <table:table-cell table:style-name="ce8" office:value-type="string">
            <text:p>view-filter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21]=&quot;R&quot;;0;4)" office:value-type="float" office:value="4">
            <text:p>4</text:p>
          </table:table-cell>
          <table:table-cell table:style-name="ce8" table:formula="of:=IF([.B21]=&quot;R&quot;;0;COUNTA([.F21:.I21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6"/>
          <table:table-cell table:style-name="ce8" table:formula="of:=IF([.B22]=&quot;R&quot;;0;4)" office:value-type="float" office:value="0">
            <text:p>0</text:p>
          </table:table-cell>
          <table:table-cell table:style-name="ce8" table:formula="of:=IF([.B22]=&quot;R&quot;;0;COUNTA([.F22:.I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6"/>
          <table:table-cell table:style-name="ce8" table:formula="of:=IF([.B23]=&quot;R&quot;;0;4)" office:value-type="float" office:value="0">
            <text:p>0</text:p>
          </table:table-cell>
          <table:table-cell table:style-name="ce8" table:formula="of:=IF([.B23]=&quot;R&quot;;0;COUNTA([.F23:.I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24]=&quot;R&quot;;0;4)" office:value-type="float" office:value="0">
            <text:p>0</text:p>
          </table:table-cell>
          <table:table-cell table:style-name="ce8" table:formula="of:=IF([.B24]=&quot;R&quot;;0;COUNTA([.F24:.I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8" office:value-type="string">
            <text:p>"effectimages" 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f:=IF([.B25]=&quot;R&quot;;0;4)" office:value-type="float" office:value="4">
            <text:p>4</text:p>
          </table:table-cell>
          <table:table-cell table:style-name="ce8" table:formula="of:=IF([.B25]=&quot;R&quot;;0;COUNTA([.F25:.I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8"/>
          <table:table-cell table:style-name="ce8" office:value-type="string">
            <text:p>format-fill-color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26]=&quot;R&quot;;0;4)" office:value-type="float" office:value="4">
            <text:p>4</text:p>
          </table:table-cell>
          <table:table-cell table:style-name="ce8" table:formula="of:=IF([.B26]=&quot;R&quot;;0;COUNTA([.F26:.I26]))" office:value-type="float" office:value="4">
            <text:p>4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8" office:value-type="string">
            <text:p>“pattern”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f:=IF([.B27]=&quot;R&quot;;0;4)" office:value-type="float" office:value="4">
            <text:p>4</text:p>
          </table:table-cell>
          <table:table-cell table:style-name="ce8" table:formula="of:=IF([.B27]=&quot;R&quot;;0;COUNTA([.F27:.I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8"/>
          <table:table-cell table:style-name="ce8" office:value-type="string">
            <text:p>draw-freeh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28]=&quot;R&quot;;0;4)" office:value-type="float" office:value="4">
            <text:p>4</text:p>
          </table:table-cell>
          <table:table-cell table:style-name="ce8" table:formula="of:=IF([.B28]=&quot;R&quot;;0;COUNTA([.F28:.I2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9" office:value-type="string">
            <text:p>"14_whirl" 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f:=IF([.B29]=&quot;R&quot;;0;4)" office:value-type="float" office:value="4">
            <text:p>4</text:p>
          </table:table-cell>
          <table:table-cell table:style-name="ce8" table:formula="of:=IF([.B29]=&quot;R&quot;;0;COUNTA([.F29:.I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8"/>
          <table:table-cell table:style-name="ce8" office:value-type="string">
            <text:p>document-properties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30]=&quot;R&quot;;0;4)" office:value-type="float" office:value="4">
            <text:p>4</text:p>
          </table:table-cell>
          <table:table-cell table:style-name="ce8" table:formula="of:=IF([.B30]=&quot;R&quot;;0;COUNTA([.F30:.I3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9" office:value-type="string">
            <text:p>"grid"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f:=IF([.B31]=&quot;R&quot;;0;4)" office:value-type="float" office:value="4">
            <text:p>4</text:p>
          </table:table-cell>
          <table:table-cell table:style-name="ce8" table:formula="of:=IF([.B31]=&quot;R&quot;;0;COUNTA([.F31:.I3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8" office:value-type="string">
            <text:p>(it's in apps/ not in actions/)</text:p>
          </table:table-cell>
          <table:table-cell table:style-name="ce8" office:value-type="string">
            <text:p>preferences-desktop-the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32]=&quot;R&quot;;0;4)" office:value-type="float" office:value="4">
            <text:p>4</text:p>
          </table:table-cell>
          <table:table-cell table:style-name="ce8" table:formula="of:=IF([.B32]=&quot;R&quot;;0;COUNTA([.F32:.I32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8" office:value-type="string">
            <text:p>(it's in apps/ not in actions/)</text:p>
          </table:table-cell>
          <table:table-cell table:style-name="ce8" office:value-type="string">
            <text:p>preferences-other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33]=&quot;R&quot;;0;4)" office:value-type="float" office:value="4">
            <text:p>4</text:p>
          </table:table-cell>
          <table:table-cell table:style-name="ce8" table:formula="of:=IF([.B33]=&quot;R&quot;;0;COUNTA([.F33:.I33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8"/>
          <table:table-cell table:style-name="ce8" office:value-type="string">
            <text:p>view-list-details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34]=&quot;R&quot;;0;4)" office:value-type="float" office:value="4">
            <text:p>4</text:p>
          </table:table-cell>
          <table:table-cell table:style-name="ce8" table:formula="of:=IF([.B34]=&quot;R&quot;;0;COUNTA([.F34:.I34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8"/>
          <table:table-cell table:style-name="ce8" office:value-type="string">
            <text:p>view-list-tex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35]=&quot;R&quot;;0;4)" office:value-type="float" office:value="4">
            <text:p>4</text:p>
          </table:table-cell>
          <table:table-cell table:style-name="ce8" table:formula="of:=IF([.B35]=&quot;R&quot;;0;COUNTA([.F35:.I35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8"/>
          <table:table-cell table:style-name="ce8" office:value-type="string">
            <text:p>view-preview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36]=&quot;R&quot;;0;4)" office:value-type="float" office:value="4">
            <text:p>4</text:p>
          </table:table-cell>
          <table:table-cell table:style-name="ce8" table:formula="of:=IF([.B36]=&quot;R&quot;;0;COUNTA([.F36:.I3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8"/>
          <table:table-cell table:style-name="ce8" office:value-type="string">
            <text:p>go-dow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37]=&quot;R&quot;;0;4)" office:value-type="float" office:value="4">
            <text:p>4</text:p>
          </table:table-cell>
          <table:table-cell table:style-name="ce8" table:formula="of:=IF([.B37]=&quot;R&quot;;0;COUNTA([.F37:.I37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8"/>
          <table:table-cell table:style-name="ce8" office:value-type="string">
            <text:p>go-up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38]=&quot;R&quot;;0;4)" office:value-type="float" office:value="4">
            <text:p>4</text:p>
          </table:table-cell>
          <table:table-cell table:style-name="ce8" table:formula="of:=IF([.B38]=&quot;R&quot;;0;COUNTA([.F38:.I3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39]=&quot;R&quot;;0;4)" office:value-type="float" office:value="0">
            <text:p>0</text:p>
          </table:table-cell>
          <table:table-cell table:style-name="ce8" table:formula="of:=IF([.B39]=&quot;R&quot;;0;COUNTA([.F39:.I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0]=&quot;R&quot;;0;4)" office:value-type="float" office:value="0">
            <text:p>0</text:p>
          </table:table-cell>
          <table:table-cell table:style-name="ce8" table:formula="of:=IF([.B40]=&quot;R&quot;;0;COUNTA([.F40:.I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8"/>
          <table:table-cell table:style-name="ce8" office:value-type="string">
            <text:p>view-choos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41]=&quot;R&quot;;0;4)" office:value-type="float" office:value="4">
            <text:p>4</text:p>
          </table:table-cell>
          <table:table-cell table:style-name="ce8" table:formula="of:=IF([.B41]=&quot;R&quot;;0;COUNTA([.F41:.I41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8" office:value-type="string">
            <text:p>(it's in status/ not in actions/)</text:p>
          </table:table-cell>
          <table:table-cell table:style-name="ce8" office:value-type="string">
            <text:p>object-locked</text:p>
          </table:table-cell>
          <table:table-cell table:style-name="ce8" table:number-columns-repeated="4"/>
          <table:table-cell table:style-name="ce8" table:formula="of:=IF([.B42]=&quot;R&quot;;0;4)" office:value-type="float" office:value="4">
            <text:p>4</text:p>
          </table:table-cell>
          <table:table-cell table:style-name="ce8" table:formula="of:=IF([.B42]=&quot;R&quot;;0;COUNTA([.F42:.I42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8" office:value-type="string">
            <text:p>(it's in status/ not in actions/)</text:p>
          </table:table-cell>
          <table:table-cell table:style-name="ce8" office:value-type="string">
            <text:p>object-unlocked</text:p>
          </table:table-cell>
          <table:table-cell table:style-name="ce8" table:number-columns-repeated="4"/>
          <table:table-cell table:style-name="ce8" table:formula="of:=IF([.B43]=&quot;R&quot;;0;4)" office:value-type="float" office:value="4">
            <text:p>4</text:p>
          </table:table-cell>
          <table:table-cell table:style-name="ce8" table:formula="of:=IF([.B43]=&quot;R&quot;;0;COUNTA([.F43:.I43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]=&quot;R&quot;;0;4)" office:value-type="float" office:value="4">
            <text:p>4</text:p>
          </table:table-cell>
          <table:table-cell table:style-name="ce8" table:formula="of:=IF([.B44]=&quot;R&quot;;0;COUNTA([.F44:.I4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8" office:value-type="string">
            <text:p>Koffice icon </text:p>
          </table:table-cell>
          <table:table-cell table:style-name="ce8" table:number-columns-repeated="5"/>
          <table:table-cell table:style-name="ce8" table:formula="of:=IF([.B45]=&quot;R&quot;;0;4)" office:value-type="float" office:value="4">
            <text:p>4</text:p>
          </table:table-cell>
          <table:table-cell table:style-name="ce8" table:formula="of:=IF([.B45]=&quot;R&quot;;0;COUNTA([.F45:.I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8"/>
          <table:table-cell table:style-name="ce8" office:value-type="string">
            <text:p>configur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46]=&quot;R&quot;;0;4)" office:value-type="float" office:value="4">
            <text:p>4</text:p>
          </table:table-cell>
          <table:table-cell table:style-name="ce8" table:formula="of:=IF([.B46]=&quot;R&quot;;0;COUNTA([.F46:.I4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47]=&quot;R&quot;;0;4)" office:value-type="float" office:value="0">
            <text:p>0</text:p>
          </table:table-cell>
          <table:table-cell table:style-name="ce8" table:formula="of:=IF([.B47]=&quot;R&quot;;0;COUNTA([.F47:.I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">
            <text:p>32</text:p>
          </table:table-cell>
          <table:table-cell table:style-name="ce8" office:value-type="string">
            <text:p>“object-group” (16x16png on koffice/pics)</text:p>
          </table:table-cell>
          <table:table-cell table:style-name="ce8" table:number-columns-repeated="5"/>
          <table:table-cell table:style-name="ce8" table:formula="of:=IF([.B48]=&quot;R&quot;;0;4)" office:value-type="float" office:value="4">
            <text:p>4</text:p>
          </table:table-cell>
          <table:table-cell table:style-name="ce8" table:formula="of:=IF([.B48]=&quot;R&quot;;0;COUNTA([.F48:.I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8" office:value-type="string">
            <text:p>“guides”</text:p>
          </table:table-cell>
          <table:table-cell table:style-name="ce8" table:number-columns-repeated="5"/>
          <table:table-cell table:style-name="ce8" table:formula="of:=IF([.B49]=&quot;R&quot;;0;4)" office:value-type="float" office:value="4">
            <text:p>4</text:p>
          </table:table-cell>
          <table:table-cell table:style-name="ce8" table:formula="of:=IF([.B49]=&quot;R&quot;;0;COUNTA([.F49:.I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8" office:value-type="string">
            <text:p>“view_margins”</text:p>
          </table:table-cell>
          <table:table-cell table:style-name="ce8" table:number-columns-repeated="5"/>
          <table:table-cell table:style-name="ce8" table:formula="of:=IF([.B50]=&quot;R&quot;;0;4)" office:value-type="float" office:value="4">
            <text:p>4</text:p>
          </table:table-cell>
          <table:table-cell table:style-name="ce8" table:formula="of:=IF([.B50]=&quot;R&quot;;0;COUNTA([.F50:.I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5">
            <text:p>35</text:p>
          </table:table-cell>
          <table:table-cell table:style-name="ce8" office:value-type="string">
            <text:p>“object-ungroup” (16x16png on koffice/pics)</text:p>
          </table:table-cell>
          <table:table-cell table:style-name="ce8" table:number-columns-repeated="5"/>
          <table:table-cell table:style-name="ce8" table:formula="of:=IF([.B51]=&quot;R&quot;;0;4)" office:value-type="float" office:value="4">
            <text:p>4</text:p>
          </table:table-cell>
          <table:table-cell table:style-name="ce8" table:formula="of:=IF([.B51]=&quot;R&quot;;0;COUNTA([.F51:.I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8" office:value-type="string">
            <text:p>“zoom-drawing”</text:p>
          </table:table-cell>
          <table:table-cell table:style-name="ce8" table:number-columns-repeated="5"/>
          <table:table-cell table:style-name="ce8" table:formula="of:=IF([.B52]=&quot;R&quot;;0;4)" office:value-type="float" office:value="4">
            <text:p>4</text:p>
          </table:table-cell>
          <table:table-cell table:style-name="ce8" table:formula="of:=IF([.B52]=&quot;R&quot;;0;COUNTA([.F52:.I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8" office:value-type="string">
            <text:p>“zoom-selection”</text:p>
          </table:table-cell>
          <table:table-cell table:style-name="ce8" table:number-columns-repeated="5"/>
          <table:table-cell table:style-name="ce8" table:formula="of:=IF([.B53]=&quot;R&quot;;0;4)" office:value-type="float" office:value="4">
            <text:p>4</text:p>
          </table:table-cell>
          <table:table-cell table:style-name="ce8" table:formula="of:=IF([.B53]=&quot;R&quot;;0;COUNTA([.F53:.I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8" office:value-type="string">
            <text:p>“duplicate”</text:p>
          </table:table-cell>
          <table:table-cell table:style-name="ce8" table:number-columns-repeated="5"/>
          <table:table-cell table:style-name="ce8" table:formula="of:=IF([.B54]=&quot;R&quot;;0;4)" office:value-type="float" office:value="4">
            <text:p>4</text:p>
          </table:table-cell>
          <table:table-cell table:style-name="ce8" table:formula="of:=IF([.B54]=&quot;R&quot;;0;COUNTA([.F54:.I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6"/>
          <table:table-cell table:style-name="ce8" table:formula="of:=IF([.B55]=&quot;R&quot;;0;4)" office:value-type="float" office:value="0">
            <text:p>0</text:p>
          </table:table-cell>
          <table:table-cell table:style-name="ce8" table:formula="of:=IF([.B55]=&quot;R&quot;;0;COUNTA([.F55:.I5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/N</text:p>
          </table:table-cell>
          <table:table-cell table:style-name="ce3" office:value-type="float" office:value="39">
            <text:p>39</text:p>
          </table:table-cell>
          <table:table-cell table:style-name="ce10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12" office:value-type="string">
            <text:p>office-chart-area</text:p>
            <text:p>office-chart-area-normal?</text:p>
          </table:table-cell>
          <table:table-cell table:style-name="ce8" table:number-columns-repeated="4"/>
          <table:table-cell table:style-name="ce8" table:formula="of:=IF([.B56]=&quot;R&quot;;0;4)" office:value-type="float" office:value="4">
            <text:p>4</text:p>
          </table:table-cell>
          <table:table-cell table:style-name="ce8" table:formula="of:=IF([.B56]=&quot;R&quot;;0;COUNTA([.F56:.I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8" office:value-type="string">
            <text:p>(missing 16px)</text:p>
          </table:table-cell>
          <table:table-cell table:style-name="ce13" office:value-type="string">
            <text:p>office-chart-area-percentage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57]=&quot;R&quot;;0;4)" office:value-type="float" office:value="4">
            <text:p>4</text:p>
          </table:table-cell>
          <table:table-cell table:style-name="ce8" table:formula="of:=IF([.B57]=&quot;R&quot;;0;COUNTA([.F57:.I57]))" office:value-type="float" office:value="3">
            <text:p>3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8"/>
          <table:table-cell table:style-name="ce12" office:value-type="string">
            <text:p>office-chart-area-stacke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58]=&quot;R&quot;;0;4)" office:value-type="float" office:value="4">
            <text:p>4</text:p>
          </table:table-cell>
          <table:table-cell table:style-name="ce8" table:formula="of:=IF([.B58]=&quot;R&quot;;0;COUNTA([.F58:.I5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8" office:value-type="string">
            <text:p>“chart_bar_beside” exists on </text:p>
            <text:p>koffice/kchart/pics (non-oxygen)</text:p>
          </table:table-cell>
          <table:table-cell table:style-name="ce8" office:value-type="string">
            <text:p>office-chart-bar-beside?</text:p>
          </table:table-cell>
          <table:table-cell table:style-name="ce8" table:number-columns-repeated="4"/>
          <table:table-cell table:style-name="ce8" table:formula="of:=IF([.B59]=&quot;R&quot;;0;4)" office:value-type="float" office:value="4">
            <text:p>4</text:p>
          </table:table-cell>
          <table:table-cell table:style-name="ce8" table:formula="of:=IF([.B59]=&quot;R&quot;;0;COUNTA([.F59:.I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9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8" office:value-type="string">
            <text:p>office-chart-bar-layer?</text:p>
          </table:table-cell>
          <table:table-cell table:style-name="ce8" table:number-columns-repeated="4"/>
          <table:table-cell table:style-name="ce8" table:formula="of:=IF([.B60]=&quot;R&quot;;0;4)" office:value-type="float" office:value="4">
            <text:p>4</text:p>
          </table:table-cell>
          <table:table-cell table:style-name="ce8" table:formula="of:=IF([.B60]=&quot;R&quot;;0;COUNTA([.F60:.I60]))" office:value-type="float" office:value="0">
            <text:p>0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8"/>
          <table:table-cell table:style-name="ce12" office:value-type="string">
            <text:p>office-chart-bar-percentag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61]=&quot;R&quot;;0;4)" office:value-type="float" office:value="4">
            <text:p>4</text:p>
          </table:table-cell>
          <table:table-cell table:style-name="ce8" table:formula="of:=IF([.B61]=&quot;R&quot;;0;COUNTA([.F61:.I61]))" office:value-type="float" office:value="4">
            <text:p>4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9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12" office:value-type="string">
            <text:p>office-chart-line</text:p>
            <text:p>office-chart-line-normal?</text:p>
          </table:table-cell>
          <table:table-cell table:style-name="ce8" table:number-columns-repeated="4"/>
          <table:table-cell table:style-name="ce8" table:formula="of:=IF([.B62]=&quot;R&quot;;0;4)" office:value-type="float" office:value="4">
            <text:p>4</text:p>
          </table:table-cell>
          <table:table-cell table:style-name="ce8" table:formula="of:=IF([.B62]=&quot;R&quot;;0;COUNTA([.F62:.I62]))" office:value-type="float" office:value="0">
            <text:p>0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8"/>
          <table:table-cell table:style-name="ce12" office:value-type="string">
            <text:p>office-chart-line-percentag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63]=&quot;R&quot;;0;4)" office:value-type="float" office:value="4">
            <text:p>4</text:p>
          </table:table-cell>
          <table:table-cell table:style-name="ce8" table:formula="of:=IF([.B63]=&quot;R&quot;;0;COUNTA([.F63:.I63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8"/>
          <table:table-cell table:style-name="ce12" office:value-type="string">
            <text:p>office-chart-line-stacke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64]=&quot;R&quot;;0;4)" office:value-type="float" office:value="4">
            <text:p>4</text:p>
          </table:table-cell>
          <table:table-cell table:style-name="ce8" table:formula="of:=IF([.B64]=&quot;R&quot;;0;COUNTA([.F64:.I64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6"/>
          <table:table-cell table:style-name="ce8" table:formula="of:=IF([.B65]=&quot;R&quot;;0;4)" office:value-type="float" office:value="0">
            <text:p>0</text:p>
          </table:table-cell>
          <table:table-cell table:style-name="ce8" table:formula="of:=IF([.B65]=&quot;R&quot;;0;COUNTA([.F65:.I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8" table:number-columns-repeated="6"/>
          <table:table-cell table:style-name="ce8" table:formula="of:=IF([.B66]=&quot;R&quot;;0;4)" office:value-type="float" office:value="0">
            <text:p>0</text:p>
          </table:table-cell>
          <table:table-cell table:style-name="ce8" table:formula="of:=IF([.B66]=&quot;R&quot;;0;COUNTA([.F66:.I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8" table:number-columns-repeated="6"/>
          <table:table-cell table:style-name="ce8" table:formula="of:=IF([.B67]=&quot;R&quot;;0;4)" office:value-type="float" office:value="0">
            <text:p>0</text:p>
          </table:table-cell>
          <table:table-cell table:style-name="ce8" table:formula="of:=IF([.B67]=&quot;R&quot;;0;COUNTA([.F67:.I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6"/>
          <table:table-cell table:style-name="ce8" table:formula="of:=IF([.B68]=&quot;R&quot;;0;4)" office:value-type="float" office:value="0">
            <text:p>0</text:p>
          </table:table-cell>
          <table:table-cell table:style-name="ce8" table:formula="of:=IF([.B68]=&quot;R&quot;;0;COUNTA([.F68:.I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8" table:number-columns-repeated="6"/>
          <table:table-cell table:style-name="ce8" table:formula="of:=IF([.B69]=&quot;R&quot;;0;4)" office:value-type="float" office:value="0">
            <text:p>0</text:p>
          </table:table-cell>
          <table:table-cell table:style-name="ce8" table:formula="of:=IF([.B69]=&quot;R&quot;;0;COUNTA([.F69:.I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8"/>
          <table:table-cell table:style-name="ce12" office:value-type="string">
            <text:p>office-chart-bar-stacke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70]=&quot;R&quot;;0;4)" office:value-type="float" office:value="4">
            <text:p>4</text:p>
          </table:table-cell>
          <table:table-cell table:style-name="ce8" table:formula="of:=IF([.B70]=&quot;R&quot;;0;COUNTA([.F70:.I7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6"/>
          <table:table-cell table:style-name="ce8" table:formula="of:=IF([.B71]=&quot;R&quot;;0;4)" office:value-type="float" office:value="0">
            <text:p>0</text:p>
          </table:table-cell>
          <table:table-cell table:style-name="ce8" table:formula="of:=IF([.B71]=&quot;R&quot;;0;COUNTA([.F71:.I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8" table:number-columns-repeated="6"/>
          <table:table-cell table:style-name="ce8" table:formula="of:=IF([.B72]=&quot;R&quot;;0;4)" office:value-type="float" office:value="0">
            <text:p>0</text:p>
          </table:table-cell>
          <table:table-cell table:style-name="ce8" table:formula="of:=IF([.B72]=&quot;R&quot;;0;COUNTA([.F72:.I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8" table:number-columns-repeated="6"/>
          <table:table-cell table:style-name="ce8" table:formula="of:=IF([.B73]=&quot;R&quot;;0;4)" office:value-type="float" office:value="0">
            <text:p>0</text:p>
          </table:table-cell>
          <table:table-cell table:style-name="ce8" table:formula="of:=IF([.B73]=&quot;R&quot;;0;COUNTA([.F73:.I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8" office:value-type="string">
            <text:p>“chart_bubble_normal”</text:p>
          </table:table-cell>
          <table:table-cell table:style-name="ce8" table:number-columns-repeated="5"/>
          <table:table-cell table:style-name="ce8" table:formula="of:=IF([.B74]=&quot;R&quot;;0;4)" office:value-type="float" office:value="4">
            <text:p>4</text:p>
          </table:table-cell>
          <table:table-cell table:style-name="ce8" table:formula="of:=IF([.B74]=&quot;R&quot;;0;COUNTA([.F74:.I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8" office:value-type="string">
            <text:p>“chart_circle_normal”</text:p>
          </table:table-cell>
          <table:table-cell table:style-name="ce8" table:number-columns-repeated="5"/>
          <table:table-cell table:style-name="ce8" table:formula="of:=IF([.B75]=&quot;R&quot;;0;4)" office:value-type="float" office:value="4">
            <text:p>4</text:p>
          </table:table-cell>
          <table:table-cell table:style-name="ce8" table:formula="of:=IF([.B75]=&quot;R&quot;;0;COUNTA([.F75:.I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8" office:value-type="string">
            <text:p>“hi22-action-gantt_chart.png” </text:p>
            <text:p>in koffice/kplato/toolbar (non-oxygen)</text:p>
          </table:table-cell>
          <table:table-cell table:style-name="ce8" table:number-columns-repeated="5"/>
          <table:table-cell table:style-name="ce8" table:formula="of:=IF([.B76]=&quot;R&quot;;0;4)" office:value-type="float" office:value="4">
            <text:p>4</text:p>
          </table:table-cell>
          <table:table-cell table:style-name="ce8" table:formula="of:=IF([.B76]=&quot;R&quot;;0;COUNTA([.F76:.I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8" office:value-type="string">
            <text:p>“chart_radar_normal”</text:p>
          </table:table-cell>
          <table:table-cell table:style-name="ce8" table:number-columns-repeated="5"/>
          <table:table-cell table:style-name="ce8" table:formula="of:=IF([.B77]=&quot;R&quot;;0;4)" office:value-type="float" office:value="4">
            <text:p>4</text:p>
          </table:table-cell>
          <table:table-cell table:style-name="ce8" table:formula="of:=IF([.B77]=&quot;R&quot;;0;COUNTA([.F77:.I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8"/>
          <table:table-cell table:style-name="ce12" office:value-type="string">
            <text:p>office-chart-ring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78]=&quot;R&quot;;0;4)" office:value-type="float" office:value="4">
            <text:p>4</text:p>
          </table:table-cell>
          <table:table-cell table:style-name="ce8" table:formula="of:=IF([.B78]=&quot;R&quot;;0;COUNTA([.F78:.I7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8"/>
          <table:table-cell table:style-name="ce12" office:value-type="string">
            <text:p>office-chart-scatter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79]=&quot;R&quot;;0;4)" office:value-type="float" office:value="4">
            <text:p>4</text:p>
          </table:table-cell>
          <table:table-cell table:style-name="ce8" table:formula="of:=IF([.B79]=&quot;R&quot;;0;COUNTA([.F79:.I79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8" table:number-columns-repeated="6"/>
          <table:table-cell table:style-name="ce8" table:formula="of:=IF([.B80]=&quot;R&quot;;0;4)" office:value-type="float" office:value="4">
            <text:p>4</text:p>
          </table:table-cell>
          <table:table-cell table:style-name="ce8" table:formula="of:=IF([.B80]=&quot;R&quot;;0;COUNTA([.F80:.I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]=&quot;R&quot;;0;4)" office:value-type="float" office:value="4">
            <text:p>4</text:p>
          </table:table-cell>
          <table:table-cell table:style-name="ce8" table:formula="of:=IF([.B81]=&quot;R&quot;;0;COUNTA([.F81:.I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6"/>
          <table:table-cell table:style-name="ce8" table:formula="of:=IF([.B82]=&quot;R&quot;;0;4)" office:value-type="float" office:value="0">
            <text:p>0</text:p>
          </table:table-cell>
          <table:table-cell table:style-name="ce8" table:formula="of:=IF([.B82]=&quot;R&quot;;0;COUNTA([.F82:.I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]=&quot;R&quot;;0;4)" office:value-type="float" office:value="4">
            <text:p>4</text:p>
          </table:table-cell>
          <table:table-cell table:style-name="ce8" table:formula="of:=IF([.B83]=&quot;R&quot;;0;COUNTA([.F83:.I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]=&quot;R&quot;;0;4)" office:value-type="float" office:value="4">
            <text:p>4</text:p>
          </table:table-cell>
          <table:table-cell table:style-name="ce8" table:formula="of:=IF([.B84]=&quot;R&quot;;0;COUNTA([.F84:.I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]=&quot;R&quot;;0;4)" office:value-type="float" office:value="4">
            <text:p>4</text:p>
          </table:table-cell>
          <table:table-cell table:style-name="ce8" table:formula="of:=IF([.B85]=&quot;R&quot;;0;COUNTA([.F85:.I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]=&quot;R&quot;;0;4)" office:value-type="float" office:value="4">
            <text:p>4</text:p>
          </table:table-cell>
          <table:table-cell table:style-name="ce8" table:formula="of:=IF([.B86]=&quot;R&quot;;0;COUNTA([.F86:.I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]=&quot;R&quot;;0;4)" office:value-type="float" office:value="4">
            <text:p>4</text:p>
          </table:table-cell>
          <table:table-cell table:style-name="ce8" table:formula="of:=IF([.B87]=&quot;R&quot;;0;COUNTA([.F87:.I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]=&quot;R&quot;;0;4)" office:value-type="float" office:value="4">
            <text:p>4</text:p>
          </table:table-cell>
          <table:table-cell table:style-name="ce8" table:formula="of:=IF([.B88]=&quot;R&quot;;0;COUNTA([.F88:.I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]=&quot;R&quot;;0;4)" office:value-type="float" office:value="4">
            <text:p>4</text:p>
          </table:table-cell>
          <table:table-cell table:style-name="ce8" table:formula="of:=IF([.B89]=&quot;R&quot;;0;COUNTA([.F89:.I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]=&quot;R&quot;;0;4)" office:value-type="float" office:value="4">
            <text:p>4</text:p>
          </table:table-cell>
          <table:table-cell table:style-name="ce8" table:formula="of:=IF([.B90]=&quot;R&quot;;0;COUNTA([.F90:.I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]=&quot;R&quot;;0;4)" office:value-type="float" office:value="4">
            <text:p>4</text:p>
          </table:table-cell>
          <table:table-cell table:style-name="ce8" table:formula="of:=IF([.B91]=&quot;R&quot;;0;COUNTA([.F91:.I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]=&quot;R&quot;;0;4)" office:value-type="float" office:value="4">
            <text:p>4</text:p>
          </table:table-cell>
          <table:table-cell table:style-name="ce8" table:formula="of:=IF([.B92]=&quot;R&quot;;0;COUNTA([.F92:.I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]=&quot;R&quot;;0;4)" office:value-type="float" office:value="4">
            <text:p>4</text:p>
          </table:table-cell>
          <table:table-cell table:style-name="ce8" table:formula="of:=IF([.B93]=&quot;R&quot;;0;COUNTA([.F93:.I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]=&quot;R&quot;;0;4)" office:value-type="float" office:value="4">
            <text:p>4</text:p>
          </table:table-cell>
          <table:table-cell table:style-name="ce8" table:formula="of:=IF([.B94]=&quot;R&quot;;0;COUNTA([.F94:.I94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]=&quot;R&quot;;0;4)" office:value-type="float" office:value="4">
            <text:p>4</text:p>
          </table:table-cell>
          <table:table-cell table:style-name="ce8" table:formula="of:=IF([.B95]=&quot;R&quot;;0;COUNTA([.F95:.I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]=&quot;R&quot;;0;4)" office:value-type="float" office:value="4">
            <text:p>4</text:p>
          </table:table-cell>
          <table:table-cell table:style-name="ce8" table:formula="of:=IF([.B96]=&quot;R&quot;;0;COUNTA([.F96:.I9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]=&quot;R&quot;;0;4)" office:value-type="float" office:value="4">
            <text:p>4</text:p>
          </table:table-cell>
          <table:table-cell table:style-name="ce8" table:formula="of:=IF([.B97]=&quot;R&quot;;0;COUNTA([.F97:.I9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]=&quot;R&quot;;0;4)" office:value-type="float" office:value="4">
            <text:p>4</text:p>
          </table:table-cell>
          <table:table-cell table:style-name="ce8" table:formula="of:=IF([.B98]=&quot;R&quot;;0;COUNTA([.F98:.I9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]=&quot;R&quot;;0;4)" office:value-type="float" office:value="4">
            <text:p>4</text:p>
          </table:table-cell>
          <table:table-cell table:style-name="ce8" table:formula="of:=IF([.B99]=&quot;R&quot;;0;COUNTA([.F99:.I9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]=&quot;R&quot;;0;4)" office:value-type="float" office:value="4">
            <text:p>4</text:p>
          </table:table-cell>
          <table:table-cell table:style-name="ce8" table:formula="of:=IF([.B100]=&quot;R&quot;;0;COUNTA([.F100:.I10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1]=&quot;R&quot;;0;4)" office:value-type="float" office:value="4">
            <text:p>4</text:p>
          </table:table-cell>
          <table:table-cell table:style-name="ce8" table:formula="of:=IF([.B101]=&quot;R&quot;;0;COUNTA([.F101:.I10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2]=&quot;R&quot;;0;4)" office:value-type="float" office:value="4">
            <text:p>4</text:p>
          </table:table-cell>
          <table:table-cell table:style-name="ce8" table:formula="of:=IF([.B102]=&quot;R&quot;;0;COUNTA([.F102:.I102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3]=&quot;R&quot;;0;4)" office:value-type="float" office:value="4">
            <text:p>4</text:p>
          </table:table-cell>
          <table:table-cell table:style-name="ce8" table:formula="of:=IF([.B103]=&quot;R&quot;;0;COUNTA([.F103:.I103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4]=&quot;R&quot;;0;4)" office:value-type="float" office:value="4">
            <text:p>4</text:p>
          </table:table-cell>
          <table:table-cell table:style-name="ce8" table:formula="of:=IF([.B104]=&quot;R&quot;;0;COUNTA([.F104:.I104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5]=&quot;R&quot;;0;4)" office:value-type="float" office:value="4">
            <text:p>4</text:p>
          </table:table-cell>
          <table:table-cell table:style-name="ce8" table:formula="of:=IF([.B105]=&quot;R&quot;;0;COUNTA([.F105:.I10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6]=&quot;R&quot;;0;4)" office:value-type="float" office:value="4">
            <text:p>4</text:p>
          </table:table-cell>
          <table:table-cell table:style-name="ce8" table:formula="of:=IF([.B106]=&quot;R&quot;;0;COUNTA([.F106:.I10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7]=&quot;R&quot;;0;4)" office:value-type="float" office:value="4">
            <text:p>4</text:p>
          </table:table-cell>
          <table:table-cell table:style-name="ce8" table:formula="of:=IF([.B107]=&quot;R&quot;;0;COUNTA([.F107:.I1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8]=&quot;R&quot;;0;4)" office:value-type="float" office:value="4">
            <text:p>4</text:p>
          </table:table-cell>
          <table:table-cell table:style-name="ce8" table:formula="of:=IF([.B108]=&quot;R&quot;;0;COUNTA([.F108:.I1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9]=&quot;R&quot;;0;4)" office:value-type="float" office:value="4">
            <text:p>4</text:p>
          </table:table-cell>
          <table:table-cell table:style-name="ce8" table:formula="of:=IF([.B109]=&quot;R&quot;;0;COUNTA([.F109:.I1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0]=&quot;R&quot;;0;4)" office:value-type="float" office:value="4">
            <text:p>4</text:p>
          </table:table-cell>
          <table:table-cell table:style-name="ce8" table:formula="of:=IF([.B110]=&quot;R&quot;;0;COUNTA([.F110:.I1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1]=&quot;R&quot;;0;4)" office:value-type="float" office:value="4">
            <text:p>4</text:p>
          </table:table-cell>
          <table:table-cell table:style-name="ce8" table:formula="of:=IF([.B111]=&quot;R&quot;;0;COUNTA([.F111:.I1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2]=&quot;R&quot;;0;4)" office:value-type="float" office:value="4">
            <text:p>4</text:p>
          </table:table-cell>
          <table:table-cell table:style-name="ce8" table:formula="of:=IF([.B112]=&quot;R&quot;;0;COUNTA([.F112:.I1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3]=&quot;R&quot;;0;4)" office:value-type="float" office:value="4">
            <text:p>4</text:p>
          </table:table-cell>
          <table:table-cell table:style-name="ce8" table:formula="of:=IF([.B113]=&quot;R&quot;;0;COUNTA([.F113:.I1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4]=&quot;R&quot;;0;4)" office:value-type="float" office:value="4">
            <text:p>4</text:p>
          </table:table-cell>
          <table:table-cell table:style-name="ce8" table:formula="of:=IF([.B114]=&quot;R&quot;;0;COUNTA([.F114:.I114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5]=&quot;R&quot;;0;4)" office:value-type="float" office:value="4">
            <text:p>4</text:p>
          </table:table-cell>
          <table:table-cell table:style-name="ce8" table:formula="of:=IF([.B115]=&quot;R&quot;;0;COUNTA([.F115:.I1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6]=&quot;R&quot;;0;4)" office:value-type="float" office:value="4">
            <text:p>4</text:p>
          </table:table-cell>
          <table:table-cell table:style-name="ce8" table:formula="of:=IF([.B116]=&quot;R&quot;;0;COUNTA([.F116:.I1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7]=&quot;R&quot;;0;4)" office:value-type="float" office:value="4">
            <text:p>4</text:p>
          </table:table-cell>
          <table:table-cell table:style-name="ce8" table:formula="of:=IF([.B117]=&quot;R&quot;;0;COUNTA([.F117:.I1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8]=&quot;R&quot;;0;4)" office:value-type="float" office:value="4">
            <text:p>4</text:p>
          </table:table-cell>
          <table:table-cell table:style-name="ce8" table:formula="of:=IF([.B118]=&quot;R&quot;;0;COUNTA([.F118:.I1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119]=&quot;R&quot;;0;4)" office:value-type="float" office:value="0">
            <text:p>0</text:p>
          </table:table-cell>
          <table:table-cell table:style-name="ce8" table:formula="of:=IF([.B119]=&quot;R&quot;;0;COUNTA([.F119:.I1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120]=&quot;R&quot;;0;4)" office:value-type="float" office:value="0">
            <text:p>0</text:p>
          </table:table-cell>
          <table:table-cell table:style-name="ce8" table:formula="of:=IF([.B120]=&quot;R&quot;;0;COUNTA([.F120:.I1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1]=&quot;R&quot;;0;4)" office:value-type="float" office:value="4">
            <text:p>4</text:p>
          </table:table-cell>
          <table:table-cell table:style-name="ce8" table:formula="of:=IF([.B121]=&quot;R&quot;;0;COUNTA([.F121:.I1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2]=&quot;R&quot;;0;4)" office:value-type="float" office:value="4">
            <text:p>4</text:p>
          </table:table-cell>
          <table:table-cell table:style-name="ce8" table:formula="of:=IF([.B122]=&quot;R&quot;;0;COUNTA([.F122:.I1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3]=&quot;R&quot;;0;4)" office:value-type="float" office:value="4">
            <text:p>4</text:p>
          </table:table-cell>
          <table:table-cell table:style-name="ce8" table:formula="of:=IF([.B123]=&quot;R&quot;;0;COUNTA([.F123:.I1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4]=&quot;R&quot;;0;4)" office:value-type="float" office:value="4">
            <text:p>4</text:p>
          </table:table-cell>
          <table:table-cell table:style-name="ce8" table:formula="of:=IF([.B124]=&quot;R&quot;;0;COUNTA([.F124:.I1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5]=&quot;R&quot;;0;4)" office:value-type="float" office:value="4">
            <text:p>4</text:p>
          </table:table-cell>
          <table:table-cell table:style-name="ce8" table:formula="of:=IF([.B125]=&quot;R&quot;;0;COUNTA([.F125:.I12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6]=&quot;R&quot;;0;4)" office:value-type="float" office:value="4">
            <text:p>4</text:p>
          </table:table-cell>
          <table:table-cell table:style-name="ce8" table:formula="of:=IF([.B126]=&quot;R&quot;;0;COUNTA([.F126:.I1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7]=&quot;R&quot;;0;4)" office:value-type="float" office:value="4">
            <text:p>4</text:p>
          </table:table-cell>
          <table:table-cell table:style-name="ce8" table:formula="of:=IF([.B127]=&quot;R&quot;;0;COUNTA([.F127:.I1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8]=&quot;R&quot;;0;4)" office:value-type="float" office:value="4">
            <text:p>4</text:p>
          </table:table-cell>
          <table:table-cell table:style-name="ce8" table:formula="of:=IF([.B128]=&quot;R&quot;;0;COUNTA([.F128:.I12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9]=&quot;R&quot;;0;4)" office:value-type="float" office:value="4">
            <text:p>4</text:p>
          </table:table-cell>
          <table:table-cell table:style-name="ce8" table:formula="of:=IF([.B129]=&quot;R&quot;;0;COUNTA([.F129:.I1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0]=&quot;R&quot;;0;4)" office:value-type="float" office:value="4">
            <text:p>4</text:p>
          </table:table-cell>
          <table:table-cell table:style-name="ce8" table:formula="of:=IF([.B130]=&quot;R&quot;;0;COUNTA([.F130:.I1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1]=&quot;R&quot;;0;4)" office:value-type="float" office:value="4">
            <text:p>4</text:p>
          </table:table-cell>
          <table:table-cell table:style-name="ce8" table:formula="of:=IF([.B131]=&quot;R&quot;;0;COUNTA([.F131:.I1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2]=&quot;R&quot;;0;4)" office:value-type="float" office:value="4">
            <text:p>4</text:p>
          </table:table-cell>
          <table:table-cell table:style-name="ce8" table:formula="of:=IF([.B132]=&quot;R&quot;;0;COUNTA([.F132:.I1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3]=&quot;R&quot;;0;4)" office:value-type="float" office:value="4">
            <text:p>4</text:p>
          </table:table-cell>
          <table:table-cell table:style-name="ce8" table:formula="of:=IF([.B133]=&quot;R&quot;;0;COUNTA([.F133:.I1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4]=&quot;R&quot;;0;4)" office:value-type="float" office:value="4">
            <text:p>4</text:p>
          </table:table-cell>
          <table:table-cell table:style-name="ce8" table:formula="of:=IF([.B134]=&quot;R&quot;;0;COUNTA([.F134:.I1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5]=&quot;R&quot;;0;4)" office:value-type="float" office:value="4">
            <text:p>4</text:p>
          </table:table-cell>
          <table:table-cell table:style-name="ce8" table:formula="of:=IF([.B135]=&quot;R&quot;;0;COUNTA([.F135:.I1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6]=&quot;R&quot;;0;4)" office:value-type="float" office:value="4">
            <text:p>4</text:p>
          </table:table-cell>
          <table:table-cell table:style-name="ce8" table:formula="of:=IF([.B136]=&quot;R&quot;;0;COUNTA([.F136:.I1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7]=&quot;R&quot;;0;4)" office:value-type="float" office:value="4">
            <text:p>4</text:p>
          </table:table-cell>
          <table:table-cell table:style-name="ce8" table:formula="of:=IF([.B137]=&quot;R&quot;;0;COUNTA([.F137:.I1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aboutdata.cpp: <text:s text:c="7"/>ki18n("Kristof Borrey"), ki18n("Icons and user interface research"), "kristof.borrey@skynet.b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8]=&quot;R&quot;;0;4)" office:value-type="float" office:value="4">
            <text:p>4</text:p>
          </table:table-cell>
          <table:table-cell table:style-name="ce8" table:formula="of:=IF([.B138]=&quot;R&quot;;0;COUNTA([.F138:.I13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core/kexicontexthelp.cpp: <text:s text:c="3"/>setIcon(SmallIcon("help-content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9]=&quot;R&quot;;0;4)" office:value-type="float" office:value="4">
            <text:p>4</text:p>
          </table:table-cell>
          <table:table-cell table:style-name="ce8" table:formula="of:=IF([.B139]=&quot;R&quot;;0;COUNTA([.F139:.I1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part.cpp:// new KAction(i18nInstanceName+"...", part-&gt;info()-&gt;itemIcon(), 0, this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0]=&quot;R&quot;;0;4)" office:value-type="float" office:value="4">
            <text:p>4</text:p>
          </table:table-cell>
          <table:table-cell table:style-name="ce8" table:formula="of:=IF([.B140]=&quot;R&quot;;0;COUNTA([.F140:.I1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part.cpp:// new KAction(part-&gt;d-&gt;names["new"], part-&gt;info()-&gt;itemIcon(), 0, this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1]=&quot;R&quot;;0;4)" office:value-type="float" office:value="4">
            <text:p>4</text:p>
          </table:table-cell>
          <table:table-cell table:style-name="ce8" table:formula="of:=IF([.B141]=&quot;R&quot;;0;COUNTA([.F141:.I1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partinfo.cpp: <text:s text:c="7"/>, itemIcon(aPtr-&gt;property("X-Kexi-ItemIcon", QVariant::String).toString(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2]=&quot;R&quot;;0;4)" office:value-type="float" office:value="4">
            <text:p>4</text:p>
          </table:table-cell>
          <table:table-cell table:style-name="ce8" table:formula="of:=IF([.B142]=&quot;R&quot;;0;COUNTA([.F142:.I14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core/kexipartinfo.cpp: <text:s text:c="3"/>return d-&gt;itemIcon + "_newobj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3]=&quot;R&quot;;0;4)" office:value-type="float" office:value="4">
            <text:p>4</text:p>
          </table:table-cell>
          <table:table-cell table:style-name="ce8" table:formula="of:=IF([.B143]=&quot;R&quot;;0;COUNTA([.F143:.I1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templateloader.cpp: <text:s text:c="3"/>const QString iconFileName(cg.readEntry("Ic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4]=&quot;R&quot;;0;4)" office:value-type="float" office:value="4">
            <text:p>4</text:p>
          </table:table-cell>
          <table:table-cell table:style-name="ce8" table:formula="of:=IF([.B144]=&quot;R&quot;;0;COUNTA([.F144:.I1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Window.cpp: <text:s text:c="5"/>a = new KAction(KIcon("media-playback-start"), i18n("&amp;Execut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5]=&quot;R&quot;;0;4)" office:value-type="float" office:value="4">
            <text:p>4</text:p>
          </table:table-cell>
          <table:table-cell table:style-name="ce8" table:formula="of:=IF([.B145]=&quot;R&quot;;0;COUNTA([.F145:.I1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oContextHelp.cpp: <text:s text:c="3"/>: KToggleAction( KIcon(BarIcon("help-contents")), i18n("Context Help"), parent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6]=&quot;R&quot;;0;4)" office:value-type="float" office:value="4">
            <text:p>4</text:p>
          </table:table-cell>
          <table:table-cell table:style-name="ce8" table:formula="of:=IF([.B146]=&quot;R&quot;;0;COUNTA([.F146:.I1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oContextHelp.cpp: m_helpIcon-&gt;setPixmap( icon ? *icon : BarIcon( "help-contents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7]=&quot;R&quot;;0;4)" office:value-type="float" office:value="4">
            <text:p>4</text:p>
          </table:table-cell>
          <table:table-cell table:style-name="ce8" table:formula="of:=IF([.B147]=&quot;R&quot;;0;COUNTA([.F147:.I14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connectiondialog.cpp: <text:s text:c="3"/>col0-&gt;field()-&gt;setSubType("K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8]=&quot;R&quot;;0;4)" office:value-type="float" office:value="4">
            <text:p>4</text:p>
          </table:table-cell>
          <table:table-cell table:style-name="ce8" table:formula="of:=IF([.B148]=&quot;R&quot;;0;COUNTA([.F148:.I1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addButton = new KPushButton(KIcon("document-new"), i18n("&amp;New Connection"), fram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9]=&quot;R&quot;;0;4)" office:value-type="float" office:value="4">
            <text:p>4</text:p>
          </table:table-cell>
          <table:table-cell table:style-name="ce8" table:formula="of:=IF([.B149]=&quot;R&quot;;0;COUNTA([.F149:.I1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cance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0]=&quot;R&quot;;0;4)" office:value-type="float" office:value="4">
            <text:p>4</text:p>
          </table:table-cell>
          <table:table-cell table:style-name="ce8" table:formula="of:=IF([.B150]=&quot;R&quot;;0;COUNTA([.F150:.I1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1]=&quot;R&quot;;0;4)" office:value-type="float" office:value="4">
            <text:p>4</text:p>
          </table:table-cell>
          <table:table-cell table:style-name="ce8" table:formula="of:=IF([.B151]=&quot;R&quot;;0;COUNTA([.F151:.I1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removeButton = new KPushButton(KIcon("edit-delete"), i18n("&amp;Remove Connectio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6"/>
          <table:table-cell table:style-name="ce8" table:formula="of:=IF([.B152]=&quot;R&quot;;0;4)" office:value-type="float" office:value="0">
            <text:p>0</text:p>
          </table:table-cell>
          <table:table-cell table:style-name="ce8" table:formula="of:=IF([.B152]=&quot;R&quot;;0;COUNTA([.F152:.I1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add-&gt;setIconSet(KIcon("edit_ad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3]=&quot;R&quot;;0;4)" office:value-type="float" office:value="4">
            <text:p>4</text:p>
          </table:table-cell>
          <table:table-cell table:style-name="ce8" table:formula="of:=IF([.B153]=&quot;R&quot;;0;COUNTA([.F153:.I1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editlistviewdialog.cpp: <text:s text:c="3"/>delRow-&gt;setIconSet(KIcon("edit_remo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4]=&quot;R&quot;;0;4)" office:value-type="float" office:value="4">
            <text:p>4</text:p>
          </table:table-cell>
          <table:table-cell table:style-name="ce8" table:formula="of:=IF([.B154]=&quot;R&quot;;0;COUNTA([.F154:.I15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down-&gt;setIconSet(KIcon("arrow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5]=&quot;R&quot;;0;4)" office:value-type="float" office:value="4">
            <text:p>4</text:p>
          </table:table-cell>
          <table:table-cell table:style-name="ce8" table:formula="of:=IF([.B155]=&quot;R&quot;;0;COUNTA([.F155:.I1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editlistviewdialog.cpp: <text:s text:c="3"/>newChild-&gt;setIconSet(KIcon("arrow-righ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6]=&quot;R&quot;;0;4)" office:value-type="float" office:value="4">
            <text:p>4</text:p>
          </table:table-cell>
          <table:table-cell table:style-name="ce8" table:formula="of:=IF([.B156]=&quot;R&quot;;0;COUNTA([.F156:.I15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newRow-&gt;setIconSet(KIcon("edit_ad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7]=&quot;R&quot;;0;4)" office:value-type="float" office:value="4">
            <text:p>4</text:p>
          </table:table-cell>
          <table:table-cell table:style-name="ce8" table:formula="of:=IF([.B157]=&quot;R&quot;;0;COUNTA([.F157:.I1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editlistviewdialog.cpp: <text:s text:c="3"/>remove-&gt;setIconSet(KIcon("edit_remo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8]=&quot;R&quot;;0;4)" office:value-type="float" office:value="4">
            <text:p>4</text:p>
          </table:table-cell>
          <table:table-cell table:style-name="ce8" table:formula="of:=IF([.B158]=&quot;R&quot;;0;COUNTA([.F158:.I1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editlistviewdialog.cpp: <text:s text:c="3"/>rowDown-&gt;setIconSet(KIcon("arrow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9]=&quot;R&quot;;0;4)" office:value-type="float" office:value="4">
            <text:p>4</text:p>
          </table:table-cell>
          <table:table-cell table:style-name="ce8" table:formula="of:=IF([.B159]=&quot;R&quot;;0;COUNTA([.F159:.I15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rowUp-&gt;setIconSet(KIcon("arrow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0]=&quot;R&quot;;0;4)" office:value-type="float" office:value="4">
            <text:p>4</text:p>
          </table:table-cell>
          <table:table-cell table:style-name="ce8" table:formula="of:=IF([.B160]=&quot;R&quot;;0;COUNTA([.F160:.I16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up-&gt;setIconSet(KIcon("arrow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1]=&quot;R&quot;;0;4)" office:value-type="float" office:value="4">
            <text:p>4</text:p>
          </table:table-cell>
          <table:table-cell table:style-name="ce8" table:formula="of:=IF([.B161]=&quot;R&quot;;0;COUNTA([.F161:.I1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edit-rename"), i18nc("Rename tab widget's page", "Rename Page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2]=&quot;R&quot;;0;4)" office:value-type="float" office:value="4">
            <text:p>4</text:p>
          </table:table-cell>
          <table:table-cell table:style-name="ce8" table:formula="of:=IF([.B162]=&quot;R&quot;;0;COUNTA([.F162:.I1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page from a stacked widget", "Remove Pag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3]=&quot;R&quot;;0;4)" office:value-type="float" office:value="4">
            <text:p>4</text:p>
          </table:table-cell>
          <table:table-cell table:style-name="ce8" table:formula="of:=IF([.B163]=&quot;R&quot;;0;COUNTA([.F163:.I1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tab widget's page", "Remove Pag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4]=&quot;R&quot;;0;4)" office:value-type="float" office:value="4">
            <text:p>4</text:p>
          </table:table-cell>
          <table:table-cell table:style-name="ce8" table:formula="of:=IF([.B164]=&quot;R&quot;;0;COUNTA([.F164:.I1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a stacked widget", "Add Page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5]=&quot;R&quot;;0;4)" office:value-type="float" office:value="4">
            <text:p>4</text:p>
          </table:table-cell>
          <table:table-cell table:style-name="ce8" table:formula="of:=IF([.B165]=&quot;R&quot;;0;COUNTA([.F165:.I1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tab widget", "Add Pag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6]=&quot;R&quot;;0;4)" office:value-type="float" office:value="4">
            <text:p>4</text:p>
          </table:table-cell>
          <table:table-cell table:style-name="ce8" table:formula="of:=IF([.B166]=&quot;R&quot;;0;COUNTA([.F166:.I1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7]=&quot;R&quot;;0;4)" office:value-type="float" office:value="4">
            <text:p>4</text:p>
          </table:table-cell>
          <table:table-cell table:style-name="ce8" table:formula="of:=IF([.B167]=&quot;R&quot;;0;COUNTA([.F167:.I1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if (property == "windowIconText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8]=&quot;R&quot;;0;4)" office:value-type="float" office:value="4">
            <text:p>4</text:p>
          </table:table-cell>
          <table:table-cell table:style-name="ce8" table:formula="of:=IF([.B168]=&quot;R&quot;;0;COUNTA([.F168:.I1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menu-&gt;addAction(KIcon("document-properties"), i18n("Edit Contents of List Widget"), 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9]=&quot;R&quot;;0;4)" office:value-type="float" office:value="4">
            <text:p>4</text:p>
          </table:table-cell>
          <table:table-cell table:style-name="ce8" table:formula="of:=IF([.B169]=&quot;R&quot;;0;COUNTA([.F169:.I1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w = new KexiPictureLabel(DesktopIcon("image-x-generic"), p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0]=&quot;R&quot;;0;4)" office:value-type="float" office:value="4">
            <text:p>4</text:p>
          </table:table-cell>
          <table:table-cell table:style-name="ce8" table:formula="of:=IF([.B170]=&quot;R&quot;;0;COUNTA([.F170:.I1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: KAction(KIcon("document-edi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1]=&quot;R&quot;;0;4)" office:value-type="float" office:value="4">
            <text:p>4</text:p>
          </table:table-cell>
          <table:table-cell table:style-name="ce8" table:formula="of:=IF([.B171]=&quot;R&quot;;0;COUNTA([.F171:.I1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horizontalIcon", "line_horizont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2]=&quot;R&quot;;0;4)" office:value-type="float" office:value="4">
            <text:p>4</text:p>
          </table:table-cell>
          <table:table-cell table:style-name="ce8" table:formula="of:=IF([.B172]=&quot;R&quot;;0;COUNTA([.F172:.I1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verticalIcon", "line_vertic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3]=&quot;R&quot;;0;4)" office:value-type="float" office:value="4">
            <text:p>4</text:p>
          </table:table-cell>
          <table:table-cell table:style-name="ce8" table:formula="of:=IF([.B173]=&quot;R&quot;;0;COUNTA([.F173:.I1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horizontalIcon", "spring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4]=&quot;R&quot;;0;4)" office:value-type="float" office:value="4">
            <text:p>4</text:p>
          </table:table-cell>
          <table:table-cell table:style-name="ce8" table:formula="of:=IF([.B174]=&quot;R&quot;;0;COUNTA([.F174:.I1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verticalIcon", "spring_vertic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5]=&quot;R&quot;;0;4)" office:value-type="float" office:value="4">
            <text:p>4</text:p>
          </table:table-cell>
          <table:table-cell table:style-name="ce8" table:formula="of:=IF([.B175]=&quot;R&quot;;0;COUNTA([.F175:.I17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orm.cpp: <text:s text:c="11"/>icon = SmallIcon("form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6]=&quot;R&quot;;0;4)" office:value-type="float" office:value="4">
            <text:p>4</text:p>
          </table:table-cell>
          <table:table-cell table:style-name="ce8" table:formula="of:=IF([.B176]=&quot;R&quot;;0;COUNTA([.F176:.I17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orm.cpp: <text:s text:c="7"/>icon = SmallIcon("multiple_obj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7]=&quot;R&quot;;0;4)" office:value-type="float" office:value="4">
            <text:p>4</text:p>
          </table:table-cell>
          <table:table-cell table:style-name="ce8" table:formula="of:=IF([.B177]=&quot;R&quot;;0;COUNTA([.F177:.I17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orm.cpp: <text:s text:c="3"/>propCaption["iconSize"] = i18n("Icon Siz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8]=&quot;R&quot;;0;4)" office:value-type="float" office:value="4">
            <text:p>4</text:p>
          </table:table-cell>
          <table:table-cell table:style-name="ce8" table:formula="of:=IF([.B178]=&quot;R&quot;;0;COUNTA([.F178:.I1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develop_plugin/kfd_kdev_part.cpp: <text:s text:c="3"/>w-&gt;setIcon(SmallIcon("for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9]=&quot;R&quot;;0;4)" office:value-type="float" office:value="4">
            <text:p>4</text:p>
          </table:table-cell>
          <table:table-cell table:style-name="ce8" table:formula="of:=IF([.B179]=&quot;R&quot;;0;COUNTA([.F179:.I1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0]=&quot;R&quot;;0;4)" office:value-type="float" office:value="4">
            <text:p>4</text:p>
          </table:table-cell>
          <table:table-cell table:style-name="ce8" table:formula="of:=IF([.B180]=&quot;R&quot;;0;COUNTA([.F180:.I1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1]=&quot;R&quot;;0;4)" office:value-type="float" office:value="4">
            <text:p>4</text:p>
          </table:table-cell>
          <table:table-cell table:style-name="ce8" table:formula="of:=IF([.B181]=&quot;R&quot;;0;COUNTA([.F181:.I1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2]=&quot;R&quot;;0;4)" office:value-type="float" office:value="4">
            <text:p>4</text:p>
          </table:table-cell>
          <table:table-cell table:style-name="ce8" table:formula="of:=IF([.B182]=&quot;R&quot;;0;COUNTA([.F182:.I1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media-playback-sta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3]=&quot;R&quot;;0;4)" office:value-type="float" office:value="4">
            <text:p>4</text:p>
          </table:table-cell>
          <table:table-cell table:style-name="ce8" table:formula="of:=IF([.B183]=&quot;R&quot;;0;COUNTA([.F183:.I1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tab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4]=&quot;R&quot;;0;4)" office:value-type="float" office:value="4">
            <text:p>4</text:p>
          </table:table-cell>
          <table:table-cell table:style-name="ce8" table:formula="of:=IF([.B184]=&quot;R&quot;;0;COUNTA([.F184:.I1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printItem-&gt;setPixmap(0, SmallIcon("document-pri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5]=&quot;R&quot;;0;4)" office:value-type="float" office:value="4">
            <text:p>4</text:p>
          </table:table-cell>
          <table:table-cell table:style-name="ce8" table:formula="of:=IF([.B185]=&quot;R&quot;;0;COUNTA([.F185:.I1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document-n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6]=&quot;R&quot;;0;4)" office:value-type="float" office:value="4">
            <text:p>4</text:p>
          </table:table-cell>
          <table:table-cell table:style-name="ce8" table:formula="of:=IF([.B186]=&quot;R&quot;;0;COUNTA([.F186:.I1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7]=&quot;R&quot;;0;4)" office:value-type="float" office:value="4">
            <text:p>4</text:p>
          </table:table-cell>
          <table:table-cell table:style-name="ce8" table:formula="of:=IF([.B187]=&quot;R&quot;;0;COUNTA([.F187:.I1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window-cl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8]=&quot;R&quot;;0;4)" office:value-type="float" office:value="4">
            <text:p>4</text:p>
          </table:table-cell>
          <table:table-cell table:style-name="ce8" table:formula="of:=IF([.B188]=&quot;R&quot;;0;COUNTA([.F188:.I1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CenterAction = m_toolbar-&gt;addAction(KIcon("text_center"), i18n("Center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9]=&quot;R&quot;;0;4)" office:value-type="float" office:value="4">
            <text:p>4</text:p>
          </table:table-cell>
          <table:table-cell table:style-name="ce8" table:formula="of:=IF([.B189]=&quot;R&quot;;0;COUNTA([.F189:.I1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JustifyAction = m_toolbar-&gt;addAction(KIcon("format-justify-fill"), i18n("Justifi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0]=&quot;R&quot;;0;4)" office:value-type="float" office:value="4">
            <text:p>4</text:p>
          </table:table-cell>
          <table:table-cell table:style-name="ce8" table:formula="of:=IF([.B190]=&quot;R&quot;;0;COUNTA([.F190:.I1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LeftAction = m_toolbar-&gt;addAction(KIcon("text_left"), i18n("Left Alig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1]=&quot;R&quot;;0;4)" office:value-type="float" office:value="4">
            <text:p>4</text:p>
          </table:table-cell>
          <table:table-cell table:style-name="ce8" table:formula="of:=IF([.B191]=&quot;R&quot;;0;COUNTA([.F191:.I1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RightAction = m_toolbar-&gt;addAction(KIcon("text_right"), i18n("Right Alig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2]=&quot;R&quot;;0;4)" office:value-type="float" office:value="4">
            <text:p>4</text:p>
          </table:table-cell>
          <table:table-cell table:style-name="ce8" table:formula="of:=IF([.B192]=&quot;R&quot;;0;COUNTA([.F192:.I1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boldTextAction = m_toolbar-&gt;addAction(KIcon("format-text-bold"), i18n("Bol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3]=&quot;R&quot;;0;4)" office:value-type="float" office:value="4">
            <text:p>4</text:p>
          </table:table-cell>
          <table:table-cell table:style-name="ce8" table:formula="of:=IF([.B193]=&quot;R&quot;;0;COUNTA([.F193:.I1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italicTextAction = m_toolbar-&gt;addAction(KIcon("format-text-italic"), i18n("Italic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4]=&quot;R&quot;;0;4)" office:value-type="float" office:value="4">
            <text:p>4</text:p>
          </table:table-cell>
          <table:table-cell table:style-name="ce8" table:formula="of:=IF([.B194]=&quot;R&quot;;0;COUNTA([.F194:.I1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subscriptTextAction = m_toolbar-&gt;addAction(KIcon("format-text-suscript"), i18n("Subscrip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5]=&quot;R&quot;;0;4)" office:value-type="float" office:value="4">
            <text:p>4</text:p>
          </table:table-cell>
          <table:table-cell table:style-name="ce8" table:formula="of:=IF([.B195]=&quot;R&quot;;0;COUNTA([.F195:.I1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superscriptTextAction = m_toolbar-&gt;addAction(KIcon("format-text-superscript"), i18n("Superscrip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6]=&quot;R&quot;;0;4)" office:value-type="float" office:value="4">
            <text:p>4</text:p>
          </table:table-cell>
          <table:table-cell table:style-name="ce8" table:formula="of:=IF([.B196]=&quot;R&quot;;0;COUNTA([.F196:.I1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underlineTextAction = m_toolbar-&gt;addAction(KIcon("format-text-underline"), i18n("Underli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7]=&quot;R&quot;;0;4)" office:value-type="float" office:value="4">
            <text:p>4</text:p>
          </table:table-cell>
          <table:table-cell table:style-name="ce8" table:formula="of:=IF([.B197]=&quot;R&quot;;0;COUNTA([.F197:.I1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tabstopdialog.cpp: <text:s text:c="3"/>m_btnDown = new KPushButton(KIcon("arrow-down"), i18n("Move Down"), fram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8]=&quot;R&quot;;0;4)" office:value-type="float" office:value="4">
            <text:p>4</text:p>
          </table:table-cell>
          <table:table-cell table:style-name="ce8" table:formula="of:=IF([.B198]=&quot;R&quot;;0;COUNTA([.F198:.I1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tabstopdialog.cpp: <text:s text:c="3"/>m_btnUp = new KPushButton(KIcon("arrow-up"), i18n("Move Up"), fram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9]=&quot;R&quot;;0;4)" office:value-type="float" office:value="4">
            <text:p>4</text:p>
          </table:table-cell>
          <table:table-cell table:style-name="ce8" table:formula="of:=IF([.B199]=&quot;R&quot;;0;COUNTA([.F199:.I19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test/kfd_part.cpp: <text:s text:c="3"/>w-&gt;setIcon(SmallIcon("for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0]=&quot;R&quot;;0;4)" office:value-type="float" office:value="4">
            <text:p>4</text:p>
          </table:table-cell>
          <table:table-cell table:style-name="ce8" table:formula="of:=IF([.B200]=&quot;R&quot;;0;COUNTA([.F200:.I2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test/main.cpp: <text:s text:c="3"/>about.addCredit(ki18n("Kristof Borrey "), ki18n("Icons"), 0, "kristof.borrey@skynet.b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1]=&quot;R&quot;;0;4)" office:value-type="float" office:value="4">
            <text:p>4</text:p>
          </table:table-cell>
          <table:table-cell table:style-name="ce8" table:formula="of:=IF([.B201]=&quot;R&quot;;0;COUNTA([.F201:.I20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2]=&quot;R&quot;;0;4)" office:value-type="float" office:value="4">
            <text:p>4</text:p>
          </table:table-cell>
          <table:table-cell table:style-name="ce8" table:formula="of:=IF([.B202]=&quot;R&quot;;0;COUNTA([.F202:.I2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7"/>advancedProperties.insert("windowIcon"); // renamed from "icon" in Qt 4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3]=&quot;R&quot;;0;4)" office:value-type="float" office:value="4">
            <text:p>4</text:p>
          </table:table-cell>
          <table:table-cell table:style-name="ce8" table:formula="of:=IF([.B203]=&quot;R&quot;;0;COUNTA([.F203:.I203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4]=&quot;R&quot;;0;4)" office:value-type="float" office:value="4">
            <text:p>4</text:p>
          </table:table-cell>
          <table:table-cell table:style-name="ce8" table:formula="of:=IF([.B204]=&quot;R&quot;;0;COUNTA([.F204:.I204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5]=&quot;R&quot;;0;4)" office:value-type="float" office:value="4">
            <text:p>4</text:p>
          </table:table-cell>
          <table:table-cell table:style-name="ce8" table:formula="of:=IF([.B205]=&quot;R&quot;;0;COUNTA([.F205:.I2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iconName = wclass-&gt;factory()-&gt;internalProperty(classname, "orientationSelectionPopup:vertical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6]=&quot;R&quot;;0;4)" office:value-type="float" office:value="4">
            <text:p>4</text:p>
          </table:table-cell>
          <table:table-cell table:style-name="ce8" table:formula="of:=IF([.B206]=&quot;R&quot;;0;COUNTA([.F206:.I2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popup.addAction(SmallIcon("dialog-cancel"), i18n("Cance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7]=&quot;R&quot;;0;4)" office:value-type="float" office:value="4">
            <text:p>4</text:p>
          </table:table-cell>
          <table:table-cell table:style-name="ce8" table:formula="of:=IF([.B207]=&quot;R&quot;;0;COUNTA([.F207:.I2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popup.addTitle(SmallIcon(wclass-&gt;pixmap()), i18n("Insert Widget: %1", wclass-&gt;name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8]=&quot;R&quot;;0;4)" office:value-type="float" office:value="4">
            <text:p>4</text:p>
          </table:table-cell>
          <table:table-cell table:style-name="ce8" table:formula="of:=IF([.B208]=&quot;R&quot;;0;COUNTA([.F208:.I2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9]=&quot;R&quot;;0;4)" office:value-type="float" office:value="4">
            <text:p>4</text:p>
          </table:table-cell>
          <table:table-cell table:style-name="ce8" table:formula="of:=IF([.B209]=&quot;R&quot;;0;COUNTA([.F209:.I20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exidb/utils.cpp: <text:s text:c="15"/>QPixmap pm(SmallIcon("document-n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0]=&quot;R&quot;;0;4)" office:value-type="float" office:value="4">
            <text:p>4</text:p>
          </table:table-cell>
          <table:table-cell table:style-name="ce8" table:formula="of:=IF([.B210]=&quot;R&quot;;0;COUNTA([.F210:.I2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exiutils/debuggui.cpp: <text:s text:c="3"/>debugWindow-&gt;setWindowIcon(K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1]=&quot;R&quot;;0;4)" office:value-type="float" office:value="4">
            <text:p>4</text:p>
          </table:table-cell>
          <table:table-cell table:style-name="ce8" table:formula="of:=IF([.B211]=&quot;R&quot;;0;COUNTA([.F211:.I2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2]=&quot;R&quot;;0;4)" office:value-type="float" office:value="4">
            <text:p>4</text:p>
          </table:table-cell>
          <table:table-cell table:style-name="ce8" table:formula="of:=IF([.B212]=&quot;R&quot;;0;COUNTA([.F212:.I2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.cpp: <text:s text:c="11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3]=&quot;R&quot;;0;4)" office:value-type="float" office:value="4">
            <text:p>4</text:p>
          </table:table-cell>
          <table:table-cell table:style-name="ce8" table:formula="of:=IF([.B213]=&quot;R&quot;;0;COUNTA([.F213:.I2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.cpp: <text:s text:c="3"/>d-&gt;undoButton-&gt;setIcon(SmallIcon("edit-und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4]=&quot;R&quot;;0;4)" office:value-type="float" office:value="4">
            <text:p>4</text:p>
          </table:table-cell>
          <table:table-cell table:style-name="ce8" table:formula="of:=IF([.B214]=&quot;R&quot;;0;COUNTA([.F214:.I2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5]=&quot;R&quot;;0;4)" office:value-type="float" office:value="4">
            <text:p>4</text:p>
          </table:table-cell>
          <table:table-cell table:style-name="ce8" table:formula="of:=IF([.B215]=&quot;R&quot;;0;COUNTA([.F215:.I2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6]=&quot;R&quot;;0;4)" office:value-type="float" office:value="4">
            <text:p>4</text:p>
          </table:table-cell>
          <table:table-cell table:style-name="ce8" table:formula="of:=IF([.B216]=&quot;R&quot;;0;COUNTA([.F216:.I2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7]=&quot;R&quot;;0;4)" office:value-type="float" office:value="4">
            <text:p>4</text:p>
          </table:table-cell>
          <table:table-cell table:style-name="ce8" table:formula="of:=IF([.B217]=&quot;R&quot;;0;COUNTA([.F217:.I2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8]=&quot;R&quot;;0;4)" office:value-type="float" office:value="4">
            <text:p>4</text:p>
          </table:table-cell>
          <table:table-cell table:style-name="ce8" table:formula="of:=IF([.B218]=&quot;R&quot;;0;COUNTA([.F218:.I2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button_no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9]=&quot;R&quot;;0;4)" office:value-type="float" office:value="4">
            <text:p>4</text:p>
          </table:table-cell>
          <table:table-cell table:style-name="ce8" table:formula="of:=IF([.B219]=&quot;R&quot;;0;COUNTA([.F219:.I2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dialog-ok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0]=&quot;R&quot;;0;4)" office:value-type="float" office:value="4">
            <text:p>4</text:p>
          </table:table-cell>
          <table:table-cell table:style-name="ce8" table:formula="of:=IF([.B220]=&quot;R&quot;;0;COUNTA([.F220:.I2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drawViewerInternal(p, r, value, m_yesIcon, m_noIcon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1]=&quot;R&quot;;0;4)" office:value-type="float" office:value="4">
            <text:p>4</text:p>
          </table:table-cell>
          <table:table-cell table:style-name="ce8" table:formula="of:=IF([.B221]=&quot;R&quot;;0;COUNTA([.F221:.I2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noIcon, i18n("N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2]=&quot;R&quot;;0;4)" office:value-type="float" office:value="4">
            <text:p>4</text:p>
          </table:table-cell>
          <table:table-cell table:style-name="ce8" table:formula="of:=IF([.B222]=&quot;R&quot;;0;COUNTA([.F222:.I2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yesIcon, i18n("Y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3]=&quot;R&quot;;0;4)" office:value-type="float" office:value="4">
            <text:p>4</text:p>
          </table:table-cell>
          <table:table-cell table:style-name="ce8" table:formula="of:=IF([.B223]=&quot;R&quot;;0;COUNTA([.F223:.I2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4]=&quot;R&quot;;0;4)" office:value-type="float" office:value="4">
            <text:p>4</text:p>
          </table:table-cell>
          <table:table-cell table:style-name="ce8" table:formula="of:=IF([.B224]=&quot;R&quot;;0;COUNTA([.F224:.I2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test/test.cpp: <text:s text:c="7"/>m_set-&gt;setGroupIcon(group, "appearan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5]=&quot;R&quot;;0;4)" office:value-type="float" office:value="4">
            <text:p>4</text:p>
          </table:table-cell>
          <table:table-cell table:style-name="ce8" table:formula="of:=IF([.B225]=&quot;R&quot;;0;COUNTA([.F225:.I22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da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6]=&quot;R&quot;;0;4)" office:value-type="float" office:value="4">
            <text:p>4</text:p>
          </table:table-cell>
          <table:table-cell table:style-name="ce8" table:formula="of:=IF([.B226]=&quot;R&quot;;0;COUNTA([.F226:.I22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font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7]=&quot;R&quot;;0;4)" office:value-type="float" office:value="4">
            <text:p>4</text:p>
          </table:table-cell>
          <table:table-cell table:style-name="ce8" table:formula="of:=IF([.B227]=&quot;R&quot;;0;COUNTA([.F227:.I2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kpain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8]=&quot;R&quot;;0;4)" office:value-type="float" office:value="4">
            <text:p>4</text:p>
          </table:table-cell>
          <table:table-cell table:style-name="ce8" table:formula="of:=IF([.B228]=&quot;R&quot;;0;COUNTA([.F228:.I2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test/test.cpp: <text:s text:c="3"/>QPixmap pm(DesktopIcon("network-wir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9]=&quot;R&quot;;0;4)" office:value-type="float" office:value="4">
            <text:p>4</text:p>
          </table:table-cell>
          <table:table-cell table:style-name="ce8" table:formula="of:=IF([.B229]=&quot;R&quot;;0;COUNTA([.F229:.I2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, noIcon(SmallIcon("button_no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0]=&quot;R&quot;;0;4)" office:value-type="float" office:value="4">
            <text:p>4</text:p>
          </table:table-cell>
          <table:table-cell table:style-name="ce8" table:formula="of:=IF([.B230]=&quot;R&quot;;0;COUNTA([.F230:.I2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: yesIcon(Small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1]=&quot;R&quot;;0;4)" office:value-type="float" office:value="4">
            <text:p>4</text:p>
          </table:table-cell>
          <table:table-cell table:style-name="ce8" table:formula="of:=IF([.B231]=&quot;R&quot;;0;COUNTA([.F231:.I2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button_no")); //QIcon(g_boolEdit-&gt;noIcon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2]=&quot;R&quot;;0;4)" office:value-type="float" office:value="4">
            <text:p>4</text:p>
          </table:table-cell>
          <table:table-cell table:style-name="ce8" table:formula="of:=IF([.B232]=&quot;R&quot;;0;COUNTA([.F232:.I2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dialog-ok")); //QIcon(g_boolEdit-&gt;yesIcon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3]=&quot;R&quot;;0;4)" office:value-type="float" office:value="4">
            <text:p>4</text:p>
          </table:table-cell>
          <table:table-cell table:style-name="ce8" table:formula="of:=IF([.B233]=&quot;R&quot;;0;COUNTA([.F233:.I2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3"/>drawViewerInternal(p, r, value, m_yesIcon, m_noIcon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4]=&quot;R&quot;;0;4)" office:value-type="float" office:value="4">
            <text:p>4</text:p>
          </table:table-cell>
          <table:table-cell table:style-name="ce8" table:formula="of:=IF([.B234]=&quot;R&quot;;0;COUNTA([.F234:.I2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5]=&quot;R&quot;;0;4)" office:value-type="float" office:value="4">
            <text:p>4</text:p>
          </table:table-cell>
          <table:table-cell table:style-name="ce8" table:formula="of:=IF([.B235]=&quot;R&quot;;0;COUNTA([.F235:.I2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View.cpp: <text:s text:c="11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6]=&quot;R&quot;;0;4)" office:value-type="float" office:value="4">
            <text:p>4</text:p>
          </table:table-cell>
          <table:table-cell table:style-name="ce8" table:formula="of:=IF([.B236]=&quot;R&quot;;0;COUNTA([.F236:.I2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View.cpp: <text:s text:c="7"/>QPixmap revertIcon( DesktopIcon("edit-undo", iconSiz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7]=&quot;R&quot;;0;4)" office:value-type="float" office:value="4">
            <text:p>4</text:p>
          </table:table-cell>
          <table:table-cell table:style-name="ce8" table:formula="of:=IF([.B237]=&quot;R&quot;;0;COUNTA([.F237:.I2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View.cpp: <text:s text:c="3"/>d-&gt;undoButton-&gt;setIcon(SmallIcon("edit-und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8]=&quot;R&quot;;0;4)" office:value-type="float" office:value="4">
            <text:p>4</text:p>
          </table:table-cell>
          <table:table-cell table:style-name="ce8" table:formula="of:=IF([.B238]=&quot;R&quot;;0;COUNTA([.F238:.I2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test/test.cpp: <text:s text:c="7"/>m_set.setGroupIcon(group, "appearan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9]=&quot;R&quot;;0;4)" office:value-type="float" office:value="4">
            <text:p>4</text:p>
          </table:table-cell>
          <table:table-cell table:style-name="ce8" table:formula="of:=IF([.B239]=&quot;R&quot;;0;COUNTA([.F239:.I23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da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0]=&quot;R&quot;;0;4)" office:value-type="float" office:value="4">
            <text:p>4</text:p>
          </table:table-cell>
          <table:table-cell table:style-name="ce8" table:formula="of:=IF([.B240]=&quot;R&quot;;0;COUNTA([.F240:.I24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font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1]=&quot;R&quot;;0;4)" office:value-type="float" office:value="4">
            <text:p>4</text:p>
          </table:table-cell>
          <table:table-cell table:style-name="ce8" table:formula="of:=IF([.B241]=&quot;R&quot;;0;COUNTA([.F241:.I24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kpain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2]=&quot;R&quot;;0;4)" office:value-type="float" office:value="4">
            <text:p>4</text:p>
          </table:table-cell>
          <table:table-cell table:style-name="ce8" table:formula="of:=IF([.B242]=&quot;R&quot;;0;COUNTA([.F242:.I2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test/test.cpp: <text:s text:c="7"/>QPixmap pm(DesktopIcon("network-wir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3]=&quot;R&quot;;0;4)" office:value-type="float" office:value="4">
            <text:p>4</text:p>
          </table:table-cell>
          <table:table-cell table:style-name="ce8" table:formula="of:=IF([.B243]=&quot;R&quot;;0;COUNTA([.F243:.I2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test/test.cpp: <text:s text:c="3"/>setWindowIcon(Desktop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4]=&quot;R&quot;;0;4)" office:value-type="float" office:value="4">
            <text:p>4</text:p>
          </table:table-cell>
          <table:table-cell table:style-name="ce8" table:formula="of:=IF([.B244]=&quot;R&quot;;0;COUNTA([.F244:.I2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document-new"), i18n("&amp;New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5]=&quot;R&quot;;0;4)" office:value-type="float" office:value="4">
            <text:p>4</text:p>
          </table:table-cell>
          <table:table-cell table:style-name="ce8" table:formula="of:=IF([.B245]=&quot;R&quot;;0;COUNTA([.F245:.I2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go-down"), i18n("&amp;Download Example Databases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6]=&quot;R&quot;;0;4)" office:value-type="float" office:value="4">
            <text:p>4</text:p>
          </table:table-cell>
          <table:table-cell table:style-name="ce8" table:formula="of:=IF([.B246]=&quot;R&quot;;0;COUNTA([.F246:.I2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7"/>d-&gt;action_close = new KAction(KIcon("window-close"), i18n("&amp;Close Project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7]=&quot;R&quot;;0;4)" office:value-type="float" office:value="4">
            <text:p>4</text:p>
          </table:table-cell>
          <table:table-cell table:style-name="ce8" table:formula="of:=IF([.B247]=&quot;R&quot;;0;COUNTA([.F247:.I2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dummyWidget-&gt;setWindowIcon( DesktopIcon( "kexi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8]=&quot;R&quot;;0;4)" office:value-type="float" office:value="4">
            <text:p>4</text:p>
          </table:table-cell>
          <table:table-cell table:style-name="ce8" table:formula="of:=IF([.B248]=&quot;R&quot;;0;COUNTA([.F248:.I2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9]=&quot;R&quot;;0;4)" office:value-type="float" office:value="4">
            <text:p>4</text:p>
          </table:table-cell>
          <table:table-cell table:style-name="ce8" table:formula="of:=IF([.B249]=&quot;R&quot;;0;COUNTA([.F249:.I2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0]=&quot;R&quot;;0;4)" office:value-type="float" office:value="4">
            <text:p>4</text:p>
          </table:table-cell>
          <table:table-cell table:style-name="ce8" table:formula="of:=IF([.B250]=&quot;R&quot;;0;COUNTA([.F250:.I2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1]=&quot;R&quot;;0;4)" office:value-type="float" office:value="4">
            <text:p>4</text:p>
          </table:table-cell>
          <table:table-cell table:style-name="ce8" table:formula="of:=IF([.B251]=&quot;R&quot;;0;COUNTA([.F251:.I25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11"/>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2]=&quot;R&quot;;0;4)" office:value-type="float" office:value="4">
            <text:p>4</text:p>
          </table:table-cell>
          <table:table-cell table:style-name="ce8" table:formula="of:=IF([.B252]=&quot;R&quot;;0;COUNTA([.F252:.I2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3]=&quot;R&quot;;0;4)" office:value-type="float" office:value="4">
            <text:p>4</text:p>
          </table:table-cell>
          <table:table-cell table:style-name="ce8" table:formula="of:=IF([.B253]=&quot;R&quot;;0;COUNTA([.F253:.I2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4]=&quot;R&quot;;0;4)" office:value-type="float" office:value="4">
            <text:p>4</text:p>
          </table:table-cell>
          <table:table-cell table:style-name="ce8" table:formula="of:=IF([.B254]=&quot;R&quot;;0;COUNTA([.F254:.I25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document-page-setup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5]=&quot;R&quot;;0;4)" office:value-type="float" office:value="4">
            <text:p>4</text:p>
          </table:table-cell>
          <table:table-cell table:style-name="ce8" table:formula="of:=IF([.B255]=&quot;R&quot;;0;COUNTA([.F255:.I2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properties"), i18n("Project Properties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6]=&quot;R&quot;;0;4)" office:value-type="float" office:value="4">
            <text:p>4</text:p>
          </table:table-cell>
          <table:table-cell table:style-name="ce8" table:formula="of:=IF([.B256]=&quot;R&quot;;0;COUNTA([.F256:.I2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save-as"), i18n("Save &amp;A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">
            <text:p>7</text:p>
          </table:table-cell>
          <table:table-cell table:style-name="ce8" table:number-columns-repeated="6"/>
          <table:table-cell table:style-name="ce8" table:formula="of:=IF([.B257]=&quot;R&quot;;0;4)" office:value-type="float" office:value="0">
            <text:p>0</text:p>
          </table:table-cell>
          <table:table-cell table:style-name="ce8" table:formula="of:=IF([.B257]=&quot;R&quot;;0;COUNTA([.F257:.I25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kexi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8]=&quot;R&quot;;0;4)" office:value-type="float" office:value="4">
            <text:p>4</text:p>
          </table:table-cell>
          <table:table-cell table:style-name="ce8" table:formula="of:=IF([.B258]=&quot;R&quot;;0;COUNTA([.F258:.I2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9]=&quot;R&quot;;0;4)" office:value-type="float" office:value="4">
            <text:p>4</text:p>
          </table:table-cell>
          <table:table-cell table:style-name="ce8" table:formula="of:=IF([.B259]=&quot;R&quot;;0;COUNTA([.F259:.I25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0]=&quot;R&quot;;0;4)" office:value-type="float" office:value="4">
            <text:p>4</text:p>
          </table:table-cell>
          <table:table-cell table:style-name="ce8" table:formula="of:=IF([.B260]=&quot;R&quot;;0;COUNTA([.F260:.I2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1]=&quot;R&quot;;0;4)" office:value-type="float" office:value="4">
            <text:p>4</text:p>
          </table:table-cell>
          <table:table-cell table:style-name="ce8" table:formula="of:=IF([.B261]=&quot;R&quot;;0;COUNTA([.F261:.I2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help_report_bug_action-&gt;setIcon(KIcon("tools-report-bug")); // good icon for toolbar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2]=&quot;R&quot;;0;4)" office:value-type="float" office:value="4">
            <text:p>4</text:p>
          </table:table-cell>
          <table:table-cell table:style-name="ce8" table:formula="of:=IF([.B262]=&quot;R&quot;;0;COUNTA([.F262:.I26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exi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3]=&quot;R&quot;;0;4)" office:value-type="float" office:value="4">
            <text:p>4</text:p>
          </table:table-cell>
          <table:table-cell table:style-name="ce8" table:formula="of:=IF([.B263]=&quot;R&quot;;0;COUNTA([.F263:.I26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4]=&quot;R&quot;;0;4)" office:value-type="float" office:value="4">
            <text:p>4</text:p>
          </table:table-cell>
          <table:table-cell table:style-name="ce8" table:formula="of:=IF([.B264]=&quot;R&quot;;0;COUNTA([.F264:.I2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1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5]=&quot;R&quot;;0;4)" office:value-type="float" office:value="4">
            <text:p>4</text:p>
          </table:table-cell>
          <table:table-cell table:style-name="ce8" table:formula="of:=IF([.B265]=&quot;R&quot;;0;COUNTA([.F265:.I2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2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6]=&quot;R&quot;;0;4)" office:value-type="float" office:value="4">
            <text:p>4</text:p>
          </table:table-cell>
          <table:table-cell table:style-name="ce8" table:formula="of:=IF([.B266]=&quot;R&quot;;0;COUNTA([.F266:.I2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3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7]=&quot;R&quot;;0;4)" office:value-type="float" office:value="4">
            <text:p>4</text:p>
          </table:table-cell>
          <table:table-cell table:style-name="ce8" table:formula="of:=IF([.B267]=&quot;R&quot;;0;COUNTA([.F267:.I2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1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8]=&quot;R&quot;;0;4)" office:value-type="float" office:value="4">
            <text:p>4</text:p>
          </table:table-cell>
          <table:table-cell table:style-name="ce8" table:formula="of:=IF([.B268]=&quot;R&quot;;0;COUNTA([.F268:.I2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2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9]=&quot;R&quot;;0;4)" office:value-type="float" office:value="4">
            <text:p>4</text:p>
          </table:table-cell>
          <table:table-cell table:style-name="ce8" table:formula="of:=IF([.B269]=&quot;R&quot;;0;COUNTA([.F269:.I2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3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0]=&quot;R&quot;;0;4)" office:value-type="float" office:value="4">
            <text:p>4</text:p>
          </table:table-cell>
          <table:table-cell table:style-name="ce8" table:formula="of:=IF([.B270]=&quot;R&quot;;0;COUNTA([.F270:.I2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4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1]=&quot;R&quot;;0;4)" office:value-type="float" office:value="4">
            <text:p>4</text:p>
          </table:table-cell>
          <table:table-cell table:style-name="ce8" table:formula="of:=IF([.B271]=&quot;R&quot;;0;COUNTA([.F271:.I27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rightWidget-&gt;setIcon(KIcon("tab-cl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2]=&quot;R&quot;;0;4)" office:value-type="float" office:value="4">
            <text:p>4</text:p>
          </table:table-cell>
          <table:table-cell table:style-name="ce8" table:formula="of:=IF([.B272]=&quot;R&quot;;0;COUNTA([.F272:.I27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// <text:s/>closeButton-&gt;setIconSet(KIcon("tab-cl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3]=&quot;R&quot;;0;4)" office:value-type="float" office:value="4">
            <text:p>4</text:p>
          </table:table-cell>
          <table:table-cell table:style-name="ce8" table:formula="of:=IF([.B273]=&quot;R&quot;;0;COUNTA([.F273:.I2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iconLabel-&gt;setPixmap(DesktopIcon("document", 3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4]=&quot;R&quot;;0;4)" office:value-type="float" office:value="4">
            <text:p>4</text:p>
          </table:table-cell>
          <table:table-cell table:style-name="ce8" table:formula="of:=IF([.B274]=&quot;R&quot;;0;COUNTA([.F274:.I2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5]=&quot;R&quot;;0;4)" office:value-type="float" office:value="4">
            <text:p>4</text:p>
          </table:table-cell>
          <table:table-cell table:style-name="ce8" table:formula="of:=IF([.B275]=&quot;R&quot;;0;COUNTA([.F275:.I27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6]=&quot;R&quot;;0;4)" office:value-type="float" office:value="4">
            <text:p>4</text:p>
          </table:table-cell>
          <table:table-cell table:style-name="ce8" table:formula="of:=IF([.B276]=&quot;R&quot;;0;COUNTA([.F276:.I27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7]=&quot;R&quot;;0;4)" office:value-type="float" office:value="4">
            <text:p>4</text:p>
          </table:table-cell>
          <table:table-cell table:style-name="ce8" table:formula="of:=IF([.B277]=&quot;R&quot;;0;COUNTA([.F277:.I27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8]=&quot;R&quot;;0;4)" office:value-type="float" office:value="4">
            <text:p>4</text:p>
          </table:table-cell>
          <table:table-cell table:style-name="ce8" table:formula="of:=IF([.B278]=&quot;R&quot;;0;COUNTA([.F278:.I27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9]=&quot;R&quot;;0;4)" office:value-type="float" office:value="4">
            <text:p>4</text:p>
          </table:table-cell>
          <table:table-cell table:style-name="ce8" table:formula="of:=IF([.B279]=&quot;R&quot;;0;COUNTA([.F279:.I27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0]=&quot;R&quot;;0;4)" office:value-type="float" office:value="4">
            <text:p>4</text:p>
          </table:table-cell>
          <table:table-cell table:style-name="ce8" table:formula="of:=IF([.B280]=&quot;R&quot;;0;COUNTA([.F280:.I28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1]=&quot;R&quot;;0;4)" office:value-type="float" office:value="4">
            <text:p>4</text:p>
          </table:table-cell>
          <table:table-cell table:style-name="ce8" table:formula="of:=IF([.B281]=&quot;R&quot;;0;COUNTA([.F281:.I2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setIcon(DesktopIcon("document-print-previ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2]=&quot;R&quot;;0;4)" office:value-type="float" office:value="4">
            <text:p>4</text:p>
          </table:table-cell>
          <table:table-cell table:style-name="ce8" table:formula="of:=IF([.B282]=&quot;R&quot;;0;COUNTA([.F282:.I2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ConnSelector.cpp:// m_file-&gt;btn_advanced-&gt;setIconSet( KIcon("arrow-down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3]=&quot;R&quot;;0;4)" office:value-type="float" office:value="4">
            <text:p>4</text:p>
          </table:table-cell>
          <table:table-cell table:style-name="ce8" table:formula="of:=IF([.B283]=&quot;R&quot;;0;COUNTA([.F283:.I2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ConnSelector.cpp:// m_remote-&gt;btn_back-&gt;setIconSet( KIcon("arrow-up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4]=&quot;R&quot;;0;4)" office:value-type="float" office:value="4">
            <text:p>4</text:p>
          </table:table-cell>
          <table:table-cell table:style-name="ce8" table:formula="of:=IF([.B284]=&quot;R&quot;;0;COUNTA([.F284:.I2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NewProjectWizard.cpp: <text:s text:c="3"/>setWindowIcon(KIcon("document-n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5]=&quot;R&quot;;0;4)" office:value-type="float" office:value="4">
            <text:p>4</text:p>
          </table:table-cell>
          <table:table-cell table:style-name="ce8" table:formula="of:=IF([.B285]=&quot;R&quot;;0;COUNTA([.F285:.I2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ProjectSelector.cpp: <text:s text:c="3"/>d-&gt;dbicon = SmallIcon("server-databas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6]=&quot;R&quot;;0;4)" office:value-type="float" office:value="4">
            <text:p>4</text:p>
          </table:table-cell>
          <table:table-cell table:style-name="ce8" table:formula="of:=IF([.B286]=&quot;R&quot;;0;COUNTA([.F286:.I2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.cpp: <text:s text:c="3"/>setButtonIcon(KDialog::Ok, K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7]=&quot;R&quot;;0;4)" office:value-type="float" office:value="4">
            <text:p>4</text:p>
          </table:table-cell>
          <table:table-cell table:style-name="ce8" table:formula="of:=IF([.B287]=&quot;R&quot;;0;COUNTA([.F287:.I2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cdrom_unmou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8]=&quot;R&quot;;0;4)" office:value-type="float" office:value="4">
            <text:p>4</text:p>
          </table:table-cell>
          <table:table-cell table:style-name="ce8" table:formula="of:=IF([.B288]=&quot;R&quot;;0;COUNTA([.F288:.I28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help-content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9]=&quot;R&quot;;0;4)" office:value-type="float" office:value="4">
            <text:p>4</text:p>
          </table:table-cell>
          <table:table-cell table:style-name="ce8" table:formula="of:=IF([.B289]=&quot;R&quot;;0;COUNTA([.F289:.I28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ico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0]=&quot;R&quot;;0;4)" office:value-type="float" office:value="4">
            <text:p>4</text:p>
          </table:table-cell>
          <table:table-cell table:style-name="ce8" table:formula="of:=IF([.B290]=&quot;R&quot;;0;COUNTA([.F290:.I29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kcalc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1]=&quot;R&quot;;0;4)" office:value-type="float" office:value="4">
            <text:p>4</text:p>
          </table:table-cell>
          <table:table-cell table:style-name="ce8" table:formula="of:=IF([.B291]=&quot;R&quot;;0;COUNTA([.F291:.I29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7"/>DesktopIcon( "business_user" 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2]=&quot;R&quot;;0;4)" office:value-type="float" office:value="4">
            <text:p>4</text:p>
          </table:table-cell>
          <table:table-cell table:style-name="ce8" table:formula="of:=IF([.B292]=&quot;R&quot;;0;COUNTA([.F292:.I2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3]=&quot;R&quot;;0;4)" office:value-type="float" office:value="4">
            <text:p>4</text:p>
          </table:table-cell>
          <table:table-cell table:style-name="ce8" table:formula="of:=IF([.B293]=&quot;R&quot;;0;COUNTA([.F293:.I2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7"/>setWindowIcon(Desktop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4]=&quot;R&quot;;0;4)" office:value-type="float" office:value="4">
            <text:p>4</text:p>
          </table:table-cell>
          <table:table-cell table:style-name="ce8" table:formula="of:=IF([.B294]=&quot;R&quot;;0;COUNTA([.F294:.I2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3"/>d-&gt;templPageWidgetItem_BlankDatabase-&gt;setIcon(KIcon("x-office-docume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5]=&quot;R&quot;;0;4)" office:value-type="float" office:value="4">
            <text:p>4</text:p>
          </table:table-cell>
          <table:table-cell table:style-name="ce8" table:formula="of:=IF([.B295]=&quot;R&quot;;0;COUNTA([.F295:.I29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6]=&quot;R&quot;;0;4)" office:value-type="float" office:value="4">
            <text:p>4</text:p>
          </table:table-cell>
          <table:table-cell table:style-name="ce8" table:formula="of:=IF([.B296]=&quot;R&quot;;0;COUNTA([.F296:.I2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// <text:s/>d-&gt;pageTemplates, "templatesWidget", KJanusWidget::IconList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7]=&quot;R&quot;;0;4)" office:value-type="float" office:value="4">
            <text:p>4</text:p>
          </table:table-cell>
          <table:table-cell table:style-name="ce8" table:formula="of:=IF([.B297]=&quot;R&quot;;0;COUNTA([.F297:.I2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// <text:s/>d-&gt;templatesWidget_IconListBox = d-&gt;templatesWidget-&gt;child(0,"KListBox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8]=&quot;R&quot;;0;4)" office:value-type="float" office:value="4">
            <text:p>4</text:p>
          </table:table-cell>
          <table:table-cell table:style-name="ce8" table:formula="of:=IF([.B298]=&quot;R&quot;;0;COUNTA([.F298:.I2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TemplatesPage.cpp:// templates = new KIconView(this, "template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9]=&quot;R&quot;;0;4)" office:value-type="float" office:value="4">
            <text:p>4</text:p>
          </table:table-cell>
          <table:table-cell table:style-name="ce8" table:formula="of:=IF([.B299]=&quot;R&quot;;0;COUNTA([.F299:.I29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0]=&quot;R&quot;;0;4)" office:value-type="float" office:value="4">
            <text:p>4</text:p>
          </table:table-cell>
          <table:table-cell table:style-name="ce8" table:formula="of:=IF([.B300]=&quot;R&quot;;0;COUNTA([.F300:.I30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1]=&quot;R&quot;;0;4)" office:value-type="float" office:value="4">
            <text:p>4</text:p>
          </table:table-cell>
          <table:table-cell table:style-name="ce8" table:formula="of:=IF([.B301]=&quot;R&quot;;0;COUNTA([.F301:.I30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igration/importoptionsdlg.cpp: <text:s text:c="3"/>setWindowIcon(KIcon("configur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2]=&quot;R&quot;;0;4)" office:value-type="float" office:value="4">
            <text:p>4</text:p>
          </table:table-cell>
          <table:table-cell table:style-name="ce8" table:formula="of:=IF([.B302]=&quot;R&quot;;0;COUNTA([.F302:.I3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igration/importwizard.cpp: <text:s text:c="3"/>m_importOptionsButton = new KPushButton(KIcon("configur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3]=&quot;R&quot;;0;4)" office:value-type="float" office:value="4">
            <text:p>4</text:p>
          </table:table-cell>
          <table:table-cell table:style-name="ce8" table:formula="of:=IF([.B303]=&quot;R&quot;;0;COUNTA([.F303:.I30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igration/importwizard.cpp: <text:s text:c="3"/>setWindowIcon(KIcon("database_im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4]=&quot;R&quot;;0;4)" office:value-type="float" office:value="4">
            <text:p>4</text:p>
          </table:table-cell>
          <table:table-cell table:style-name="ce8" table:formula="of:=IF([.B304]=&quot;R&quot;;0;COUNTA([.F304:.I3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5]=&quot;R&quot;;0;4)" office:value-type="float" office:value="4">
            <text:p>4</text:p>
          </table:table-cell>
          <table:table-cell table:style-name="ce8" table:formula="of:=IF([.B305]=&quot;R&quot;;0;COUNTA([.F305:.I3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6]=&quot;R&quot;;0;4)" office:value-type="float" office:value="4">
            <text:p>4</text:p>
          </table:table-cell>
          <table:table-cell table:style-name="ce8" table:formula="of:=IF([.B306]=&quot;R&quot;;0;COUNTA([.F306:.I3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7]=&quot;R&quot;;0;4)" office:value-type="float" office:value="4">
            <text:p>4</text:p>
          </table:table-cell>
          <table:table-cell table:style-name="ce8" table:formula="of:=IF([.B307]=&quot;R&quot;;0;COUNTA([.F307:.I3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go-jump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8]=&quot;R&quot;;0;4)" office:value-type="float" office:value="4">
            <text:p>4</text:p>
          </table:table-cell>
          <table:table-cell table:style-name="ce8" table:formula="of:=IF([.B308]=&quot;R&quot;;0;COUNTA([.F308:.I3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3"/>m_mousePointerLabel-&gt;setPixmap(SmallIcon("mouse_point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9]=&quot;R&quot;;0;4)" office:value-type="float" office:value="4">
            <text:p>4</text:p>
          </table:table-cell>
          <table:table-cell table:style-name="ce8" table:formula="of:=IF([.B309]=&quot;R&quot;;0;COUNTA([.F309:.I3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bfactory.cpp: <text:s text:c="18"/>m_assignAction = new KAction(KIcon("form_action"), i18n("&amp;Assign Action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0]=&quot;R&quot;;0;4)" office:value-type="float" office:value="4">
            <text:p>4</text:p>
          </table:table-cell>
          <table:table-cell table:style-name="ce8" table:formula="of:=IF([.B310]=&quot;R&quot;;0;COUNTA([.F310:.I3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11"/>KIcon("signalslot"), i18n("Connect Signals/Slots"), d-&gt;collec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1]=&quot;R&quot;;0;4)" office:value-type="float" office:value="4">
            <text:p>4</text:p>
          </table:table-cell>
          <table:table-cell table:style-name="ce8" table:formula="of:=IF([.B311]=&quot;R&quot;;0;COUNTA([.F311:.I3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7"/>KAction *a = new KAction(KIcon("run-build-file"), i18n("Show Form UI Cod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2]=&quot;R&quot;;0;4)" office:value-type="float" office:value="4">
            <text:p>4</text:p>
          </table:table-cell>
          <table:table-cell table:style-name="ce8" table:formula="of:=IF([.B312]=&quot;R&quot;;0;COUNTA([.F312:.I3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7"/>KIcon("mouse_pointer"), i18n("Pointer"), d-&gt;collec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3]=&quot;R&quot;;0;4)" office:value-type="float" office:value="4">
            <text:p>4</text:p>
          </table:table-cell>
          <table:table-cell table:style-name="ce8" table:formula="of:=IF([.B313]=&quot;R&quot;;0;COUNTA([.F313:.I3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dataSourcePage, KIcon("server-database")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4]=&quot;R&quot;;0;4)" office:value-type="float" office:value="4">
            <text:p>4</text:p>
          </table:table-cell>
          <table:table-cell table:style-name="ce8" table:formula="of:=IF([.B314]=&quot;R&quot;;0;COUNTA([.F314:.I3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5]=&quot;R&quot;;0;4)" office:value-type="float" office:value="4">
            <text:p>4</text:p>
          </table:table-cell>
          <table:table-cell table:style-name="ce8" table:formula="of:=IF([.B315]=&quot;R&quot;;0;COUNTA([.F315:.I3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exportwizard.cpp: <text:s text:c="7"/>m_infoLblTo-&gt;setIcon("edit-pas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6]=&quot;R&quot;;0;4)" office:value-type="float" office:value="4">
            <text:p>4</text:p>
          </table:table-cell>
          <table:table-cell table:style-name="ce8" table:formula="of:=IF([.B316]=&quot;R&quot;;0;COUNTA([.F316:.I3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7"/>m_infoLbl-&gt;setIcon("edit-pas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7]=&quot;R&quot;;0;4)" office:value-type="float" office:value="4">
            <text:p>4</text:p>
          </table:table-cell>
          <table:table-cell table:style-name="ce8" table:formula="of:=IF([.B317]=&quot;R&quot;;0;COUNTA([.F317:.I3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8]=&quot;R&quot;;0;4)" office:value-type="float" office:value="4">
            <text:p>4</text:p>
          </table:table-cell>
          <table:table-cell table:style-name="ce8" table:formula="of:=IF([.B318]=&quot;R&quot;;0;COUNTA([.F318:.I3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#define _IMPORT_ICON KIcon("table") /*todo: change to "file_import" or so*/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9]=&quot;R&quot;;0;4)" office:value-type="float" office:value="4">
            <text:p>4</text:p>
          </table:table-cell>
          <table:table-cell table:style-name="ce8" table:formula="of:=IF([.B319]=&quot;R&quot;;0;COUNTA([.F319:.I3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Err(DesktopIcon("dialog-error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0]=&quot;R&quot;;0;4)" office:value-type="float" office:value="4">
            <text:p>4</text:p>
          </table:table-cell>
          <table:table-cell table:style-name="ce8" table:formula="of:=IF([.B320]=&quot;R&quot;;0;COUNTA([.F320:.I3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Info(DesktopIcon("dialog-information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1]=&quot;R&quot;;0;4)" office:value-type="float" office:value="4">
            <text:p>4</text:p>
          </table:table-cell>
          <table:table-cell table:style-name="ce8" table:formula="of:=IF([.B321]=&quot;R&quot;;0;COUNTA([.F321:.I3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Ok(Desktop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2]=&quot;R&quot;;0;4)" office:value-type="float" office:value="4">
            <text:p>4</text:p>
          </table:table-cell>
          <table:table-cell table:style-name="ce8" table:formula="of:=IF([.B322]=&quot;R&quot;;0;COUNTA([.F322:.I3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7"/>KIcon("view-history"), i18n("Show SQL History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3]=&quot;R&quot;;0;4)" office:value-type="float" office:value="4">
            <text:p>4</text:p>
          </table:table-cell>
          <table:table-cell table:style-name="ce8" table:formula="of:=IF([.B323]=&quot;R&quot;;0;COUNTA([.F323:.I3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edit-clear-locationbar-rtl"), msg_clear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4]=&quot;R&quot;;0;4)" office:value-type="float" office:value="4">
            <text:p>4</text:p>
          </table:table-cell>
          <table:table-cell table:style-name="ce8" table:formula="of:=IF([.B324]=&quot;R&quot;;0;COUNTA([.F324:.I3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go-jump"), msg_back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5]=&quot;R&quot;;0;4)" office:value-type="float" office:value="4">
            <text:p>4</text:p>
          </table:table-cell>
          <table:table-cell table:style-name="ce8" table:formula="of:=IF([.B325]=&quot;R&quot;;0;COUNTA([.F325:.I32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6]=&quot;R&quot;;0;4)" office:value-type="float" office:value="4">
            <text:p>4</text:p>
          </table:table-cell>
          <table:table-cell table:style-name="ce8" table:formula="of:=IF([.B326]=&quot;R&quot;;0;COUNTA([.F326:.I3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go-jump"), msg_back, this, SLOT(slotSelectQuery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7]=&quot;R&quot;;0;4)" office:value-type="float" office:value="4">
            <text:p>4</text:p>
          </table:table-cell>
          <table:table-cell table:style-name="ce8" table:formula="of:=IF([.B327]=&quot;R&quot;;0;COUNTA([.F327:.I3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8]=&quot;R&quot;;0;4)" office:value-type="float" office:value="4">
            <text:p>4</text:p>
          </table:table-cell>
          <table:table-cell table:style-name="ce8" table:formula="of:=IF([.B328]=&quot;R&quot;;0;COUNTA([.F328:.I3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erro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9]=&quot;R&quot;;0;4)" office:value-type="float" office:value="4">
            <text:p>4</text:p>
          </table:table-cell>
          <table:table-cell table:style-name="ce8" table:formula="of:=IF([.B329]=&quot;R&quot;;0;COUNTA([.F329:.I3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0]=&quot;R&quot;;0;4)" office:value-type="float" office:value="4">
            <text:p>4</text:p>
          </table:table-cell>
          <table:table-cell table:style-name="ce8" table:formula="of:=IF([.B330]=&quot;R&quot;;0;COUNTA([.F330:.I3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3"/>m_popup-&gt;addAction(KIcon("edit-copy"), i18n("Copy to Clipboard"),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331]=&quot;R&quot;;0;4)" office:value-type="float" office:value="0">
            <text:p>0</text:p>
          </table:table-cell>
          <table:table-cell table:style-name="ce8" table:formula="of:=IF([.B331]=&quot;R&quot;;0;COUNTA([.F331:.I33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document-properties"), i18n("Edit"), this, SLOT(slotEdit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2]=&quot;R&quot;;0;4)" office:value-type="float" office:value="4">
            <text:p>4</text:p>
          </table:table-cell>
          <table:table-cell table:style-name="ce8" table:formula="of:=IF([.B332]=&quot;R&quot;;0;COUNTA([.F332:.I332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edit-copy"), i18n("Copy to Clipboard"), this, SLOT(slotToClipboard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333]=&quot;R&quot;;0;4)" office:value-type="float" office:value="0">
            <text:p>0</text:p>
          </table:table-cell>
          <table:table-cell table:style-name="ce8" table:formula="of:=IF([.B333]=&quot;R&quot;;0;COUNTA([.F333:.I3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view-refresh"), i18n("Requer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4]=&quot;R&quot;;0;4)" office:value-type="float" office:value="4">
            <text:p>4</text:p>
          </table:table-cell>
          <table:table-cell table:style-name="ce8" table:formula="of:=IF([.B334]=&quot;R&quot;;0;COUNTA([.F334:.I3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maindlg.cpp: <text:s text:c="3"/>m_defaultIconName = "relation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5]=&quot;R&quot;;0;4)" office:value-type="float" office:value="4">
            <text:p>4</text:p>
          </table:table-cell>
          <table:table-cell table:style-name="ce8" table:formula="of:=IF([.B335]=&quot;R&quot;;0;COUNTA([.F335:.I33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maindlg.cpp:// setIcon(SmallIcon("rela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6]=&quot;R&quot;;0;4)" office:value-type="float" office:value="4">
            <text:p>4</text:p>
          </table:table-cell>
          <table:table-cell table:style-name="ce8" table:formula="of:=IF([.B336]=&quot;R&quot;;0;COUNTA([.F336:.I3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lations/kexirelationpartimpl.cpp: <text:s/>dlg-&gt;setIcon(SmallIcon("rela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7]=&quot;R&quot;;0;4)" office:value-type="float" office:value="4">
            <text:p>4</text:p>
          </table:table-cell>
          <table:table-cell table:style-name="ce8" table:formula="of:=IF([.B337]=&quot;R&quot;;0;COUNTA([.F337:.I3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lations/kexirelationpartimpl.cpp:// dlg-&gt;setIcon(SmallIcon("rela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8]=&quot;R&quot;;0;4)" office:value-type="float" office:value="4">
            <text:p>4</text:p>
          </table:table-cell>
          <table:table-cell table:style-name="ce8" table:formula="of:=IF([.B338]=&quot;R&quot;;0;COUNTA([.F338:.I33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reports/kexireportfactory.cpp: <text:s text:c="7"/>menu-&gt;insertItem(KIcon("document-properties"), i18n("Edit Rich Text"), this, SLOT(editText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9]=&quot;R&quot;;0;4)" office:value-type="float" office:value="4">
            <text:p>4</text:p>
          </table:table-cell>
          <table:table-cell table:style-name="ce8" table:formula="of:=IF([.B339]=&quot;R&quot;;0;COUNTA([.F339:.I3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/kexireportfactory.cpp: <text:s text:c="7"/>return new PicLabel(DesktopIcon("image-x-generic"), p, 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0]=&quot;R&quot;;0;4)" office:value-type="float" office:value="4">
            <text:p>4</text:p>
          </table:table-cell>
          <table:table-cell table:style-name="ce8" table:formula="of:=IF([.B340]=&quot;R&quot;;0;COUNTA([.F340:.I3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opyAction = new KAction ( KIcon ( "edit-copy" ), i18n ( "Copy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341]=&quot;R&quot;;0;4)" office:value-type="float" office:value="0">
            <text:p>0</text:p>
          </table:table-cell>
          <table:table-cell table:style-name="ce8" table:formula="of:=IF([.B341]=&quot;R&quot;;0;COUNTA([.F341:.I3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utAction = new KAction ( KIcon ( "edit-cut" ), i18n ( "Cut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2]=&quot;R&quot;;0;4)" office:value-type="float" office:value="4">
            <text:p>4</text:p>
          </table:table-cell>
          <table:table-cell table:style-name="ce8" table:formula="of:=IF([.B342]=&quot;R&quot;;0;COUNTA([.F342:.I3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DeleteAction = new KAction ( KIcon ( "edit-delete" ), i18n ( "Dele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343]=&quot;R&quot;;0;4)" office:value-type="float" office:value="0">
            <text:p>0</text:p>
          </table:table-cell>
          <table:table-cell table:style-name="ce8" table:formula="of:=IF([.B343]=&quot;R&quot;;0;COUNTA([.F343:.I3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PasteAction = new KAction ( KIcon ( "edit-paste" ), i18n ( "Past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4]=&quot;R&quot;;0;4)" office:value-type="float" office:value="4">
            <text:p>4</text:p>
          </table:table-cell>
          <table:table-cell table:style-name="ce8" table:formula="of:=IF([.B344]=&quot;R&quot;;0;COUNTA([.F344:.I3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LowerAction = new KAction ( KIcon ( "arrow-down" ), i18n ( "Lower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5]=&quot;R&quot;;0;4)" office:value-type="float" office:value="4">
            <text:p>4</text:p>
          </table:table-cell>
          <table:table-cell table:style-name="ce8" table:formula="of:=IF([.B345]=&quot;R&quot;;0;COUNTA([.F345:.I3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RaiseAction = new KAction ( KIcon ( "arrow-up" ), i18n ( "Rais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6]=&quot;R&quot;;0;4)" office:value-type="float" office:value="4">
            <text:p>4</text:p>
          </table:table-cell>
          <table:table-cell table:style-name="ce8" table:formula="of:=IF([.B346]=&quot;R&quot;;0;COUNTA([.F346:.I3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spread"), i18n("Open in KSpread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7]=&quot;R&quot;;0;4)" office:value-type="float" office:value="4">
            <text:p>4</text:p>
          </table:table-cell>
          <table:table-cell table:style-name="ce8" table:formula="of:=IF([.B347]=&quot;R&quot;;0;COUNTA([.F347:.I3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word"), i18n("Open in KWord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8]=&quot;R&quot;;0;4)" office:value-type="float" office:value="4">
            <text:p>4</text:p>
          </table:table-cell>
          <table:table-cell table:style-name="ce8" table:formula="of:=IF([.B348]=&quot;R&quot;;0;COUNTA([.F348:.I3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printer"), i18n("Print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9]=&quot;R&quot;;0;4)" office:value-type="float" office:value="4">
            <text:p>4</text:p>
          </table:table-cell>
          <table:table-cell table:style-name="ce8" table:formula="of:=IF([.B349]=&quot;R&quot;;0;COUNTA([.F349:.I3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text-html"), i18n("Export to HTML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0]=&quot;R&quot;;0;4)" office:value-type="float" office:value="4">
            <text:p>4</text:p>
          </table:table-cell>
          <table:table-cell table:style-name="ce8" table:formula="of:=IF([.B350]=&quot;R&quot;;0;COUNTA([.F350:.I3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1]=&quot;R&quot;;0;4)" office:value-type="float" office:value="4">
            <text:p>4</text:p>
          </table:table-cell>
          <table:table-cell table:style-name="ce8" table:formula="of:=IF([.B351]=&quot;R&quot;;0;COUNTA([.F351:.I3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freehand"), i18n("Lin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2]=&quot;R&quot;;0;4)" office:value-type="float" office:value="4">
            <text:p>4</text:p>
          </table:table-cell>
          <table:table-cell table:style-name="ce8" table:formula="of:=IF([.B352]=&quot;R&quot;;0;COUNTA([.F352:.I3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edit-rename"), i18n("Field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3]=&quot;R&quot;;0;4)" office:value-type="float" office:value="4">
            <text:p>4</text:p>
          </table:table-cell>
          <table:table-cell table:style-name="ce8" table:formula="of:=IF([.B353]=&quot;R&quot;;0;COUNTA([.F353:.I3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feed-subscribe"), i18n("Label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4]=&quot;R&quot;;0;4)" office:value-type="float" office:value="4">
            <text:p>4</text:p>
          </table:table-cell>
          <table:table-cell table:style-name="ce8" table:formula="of:=IF([.B354]=&quot;R&quot;;0;COUNTA([.F354:.I3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5]=&quot;R&quot;;0;4)" office:value-type="float" office:value="4">
            <text:p>4</text:p>
          </table:table-cell>
          <table:table-cell table:style-name="ce8" table:formula="of:=IF([.B355]=&quot;R&quot;;0;COUNTA([.F355:.I3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image"), i18n("Imag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6]=&quot;R&quot;;0;4)" office:value-type="float" office:value="4">
            <text:p>4</text:p>
          </table:table-cell>
          <table:table-cell table:style-name="ce8" table:formula="of:=IF([.B356]=&quot;R&quot;;0;COUNTA([.F356:.I3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text"), i18n("Text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7]=&quot;R&quot;;0;4)" office:value-type="float" office:value="4">
            <text:p>4</text:p>
          </table:table-cell>
          <table:table-cell table:style-name="ce8" table:formula="of:=IF([.B357]=&quot;R&quot;;0;COUNTA([.F357:.I3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office-chart-area"), i18n("Chart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8]=&quot;R&quot;;0;4)" office:value-type="float" office:value="4">
            <text:p>4</text:p>
          </table:table-cell>
          <table:table-cell table:style-name="ce8" table:formula="of:=IF([.B358]=&quot;R&quot;;0;COUNTA([.F358:.I3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view-statistics"), i18n("Shap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9]=&quot;R&quot;;0;4)" office:value-type="float" office:value="4">
            <text:p>4</text:p>
          </table:table-cell>
          <table:table-cell table:style-name="ce8" table:formula="of:=IF([.B359]=&quot;R&quot;;0;COUNTA([.F359:.I3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configure"), i18n("Configure Editor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0]=&quot;R&quot;;0;4)" office:value-type="float" office:value="4">
            <text:p>4</text:p>
          </table:table-cell>
          <table:table-cell table:style-name="ce8" table:formula="of:=IF([.B360]=&quot;R&quot;;0;COUNTA([.F360:.I3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media-playback-start"), i18n("Execut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1]=&quot;R&quot;;0;4)" office:value-type="float" office:value="4">
            <text:p>4</text:p>
          </table:table-cell>
          <table:table-cell table:style-name="ce8" table:formula="of:=IF([.B361]=&quot;R&quot;;0;COUNTA([.F361:.I3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open"), i18n("Ope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2]=&quot;R&quot;;0;4)" office:value-type="float" office:value="4">
            <text:p>4</text:p>
          </table:table-cell>
          <table:table-cell table:style-name="ce8" table:formula="of:=IF([.B362]=&quot;R&quot;;0;COUNTA([.F362:.I3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save"), i18n("Save A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3]=&quot;R&quot;;0;4)" office:value-type="float" office:value="4">
            <text:p>4</text:p>
          </table:table-cell>
          <table:table-cell table:style-name="ce8" table:formula="of:=IF([.B363]=&quot;R&quot;;0;COUNTA([.F363:.I3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4]=&quot;R&quot;;0;4)" office:value-type="float" office:value="4">
            <text:p>4</text:p>
          </table:table-cell>
          <table:table-cell table:style-name="ce8" table:formula="of:=IF([.B364]=&quot;R&quot;;0;COUNTA([.F364:.I3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5]=&quot;R&quot;;0;4)" office:value-type="float" office:value="4">
            <text:p>4</text:p>
          </table:table-cell>
          <table:table-cell table:style-name="ce8" table:formula="of:=IF([.B365]=&quot;R&quot;;0;COUNTA([.F365:.I3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QAction *a = new QAction(KIcon("document-new"), i18n("N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6]=&quot;R&quot;;0;4)" office:value-type="float" office:value="4">
            <text:p>4</text:p>
          </table:table-cell>
          <table:table-cell table:style-name="ce8" table:formula="of:=IF([.B366]=&quot;R&quot;;0;COUNTA([.F366:.I3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7]=&quot;R&quot;;0;4)" office:value-type="float" office:value="4">
            <text:p>4</text:p>
          </table:table-cell>
          <table:table-cell table:style-name="ce8" table:formula="of:=IF([.B367]=&quot;R&quot;;0;COUNTA([.F367:.I3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8]=&quot;R&quot;;0;4)" office:value-type="float" office:value="4">
            <text:p>4</text:p>
          </table:table-cell>
          <table:table-cell table:style-name="ce8" table:formula="of:=IF([.B368]=&quot;R&quot;;0;COUNTA([.F368:.I3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9]=&quot;R&quot;;0;4)" office:value-type="float" office:value="4">
            <text:p>4</text:p>
          </table:table-cell>
          <table:table-cell table:style-name="ce8" table:formula="of:=IF([.B369]=&quot;R&quot;;0;COUNTA([.F369:.I3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go-jump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0]=&quot;R&quot;;0;4)" office:value-type="float" office:value="4">
            <text:p>4</text:p>
          </table:table-cell>
          <table:table-cell table:style-name="ce8" table:formula="of:=IF([.B370]=&quot;R&quot;;0;COUNTA([.F370:.I3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col-&gt;field()-&gt;setSubType("K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1]=&quot;R&quot;;0;4)" office:value-type="float" office:value="4">
            <text:p>4</text:p>
          </table:table-cell>
          <table:table-cell table:style-name="ce8" table:formula="of:=IF([.B371]=&quot;R&quot;;0;COUNTA([.F371:.I37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2]=&quot;R&quot;;0;4)" office:value-type="float" office:value="4">
            <text:p>4</text:p>
          </table:table-cell>
          <table:table-cell table:style-name="ce8" table:formula="of:=IF([.B372]=&quot;R&quot;;0;COUNTA([.F372:.I3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3]=&quot;R&quot;;0;4)" office:value-type="float" office:value="4">
            <text:p>4</text:p>
          </table:table-cell>
          <table:table-cell table:style-name="ce8" table:formula="of:=IF([.B373]=&quot;R&quot;;0;COUNTA([.F373:.I37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4]=&quot;R&quot;;0;4)" office:value-type="float" office:value="4">
            <text:p>4</text:p>
          </table:table-cell>
          <table:table-cell table:style-name="ce8" table:formula="of:=IF([.B374]=&quot;R&quot;;0;COUNTA([.F374:.I37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5]=&quot;R&quot;;0;4)" office:value-type="float" office:value="4">
            <text:p>4</text:p>
          </table:table-cell>
          <table:table-cell table:style-name="ce8" table:formula="of:=IF([.B375]=&quot;R&quot;;0;COUNTA([.F375:.I37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6]=&quot;R&quot;;0;4)" office:value-type="float" office:value="4">
            <text:p>4</text:p>
          </table:table-cell>
          <table:table-cell table:style-name="ce8" table:formula="of:=IF([.B376]=&quot;R&quot;;0;COUNTA([.F376:.I3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7]=&quot;R&quot;;0;4)" office:value-type="float" office:value="4">
            <text:p>4</text:p>
          </table:table-cell>
          <table:table-cell table:style-name="ce8" table:formula="of:=IF([.B377]=&quot;R&quot;;0;COUNTA([.F377:.I37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8]=&quot;R&quot;;0;4)" office:value-type="float" office:value="4">
            <text:p>4</text:p>
          </table:table-cell>
          <table:table-cell table:style-name="ce8" table:formula="of:=IF([.B378]=&quot;R&quot;;0;COUNTA([.F378:.I3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379]=&quot;R&quot;;0;4)" office:value-type="float" office:value="0">
            <text:p>0</text:p>
          </table:table-cell>
          <table:table-cell table:style-name="ce8" table:formula="of:=IF([.B379]=&quot;R&quot;;0;COUNTA([.F379:.I3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0]=&quot;R&quot;;0;4)" office:value-type="float" office:value="4">
            <text:p>4</text:p>
          </table:table-cell>
          <table:table-cell table:style-name="ce8" table:formula="of:=IF([.B380]=&quot;R&quot;;0;COUNTA([.F380:.I3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1]=&quot;R&quot;;0;4)" office:value-type="float" office:value="4">
            <text:p>4</text:p>
          </table:table-cell>
          <table:table-cell table:style-name="ce8" table:formula="of:=IF([.B381]=&quot;R&quot;;0;COUNTA([.F381:.I3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2]=&quot;R&quot;;0;4)" office:value-type="float" office:value="4">
            <text:p>4</text:p>
          </table:table-cell>
          <table:table-cell table:style-name="ce8" table:formula="of:=IF([.B382]=&quot;R&quot;;0;COUNTA([.F382:.I3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3]=&quot;R&quot;;0;4)" office:value-type="float" office:value="4">
            <text:p>4</text:p>
          </table:table-cell>
          <table:table-cell table:style-name="ce8" table:formula="of:=IF([.B383]=&quot;R&quot;;0;COUNTA([.F383:.I3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4]=&quot;R&quot;;0;4)" office:value-type="float" office:value="4">
            <text:p>4</text:p>
          </table:table-cell>
          <table:table-cell table:style-name="ce8" table:formula="of:=IF([.B384]=&quot;R&quot;;0;COUNTA([.F384:.I3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5]=&quot;R&quot;;0;4)" office:value-type="float" office:value="4">
            <text:p>4</text:p>
          </table:table-cell>
          <table:table-cell table:style-name="ce8" table:formula="of:=IF([.B385]=&quot;R&quot;;0;COUNTA([.F385:.I3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6]=&quot;R&quot;;0;4)" office:value-type="float" office:value="4">
            <text:p>4</text:p>
          </table:table-cell>
          <table:table-cell table:style-name="ce8" table:formula="of:=IF([.B386]=&quot;R&quot;;0;COUNTA([.F386:.I3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7]=&quot;R&quot;;0;4)" office:value-type="float" office:value="4">
            <text:p>4</text:p>
          </table:table-cell>
          <table:table-cell table:style-name="ce8" table:formula="of:=IF([.B387]=&quot;R&quot;;0;COUNTA([.F387:.I38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8]=&quot;R&quot;;0;4)" office:value-type="float" office:value="4">
            <text:p>4</text:p>
          </table:table-cell>
          <table:table-cell table:style-name="ce8" table:formula="of:=IF([.B388]=&quot;R&quot;;0;COUNTA([.F388:.I3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9]=&quot;R&quot;;0;4)" office:value-type="float" office:value="4">
            <text:p>4</text:p>
          </table:table-cell>
          <table:table-cell table:style-name="ce8" table:formula="of:=IF([.B389]=&quot;R&quot;;0;COUNTA([.F389:.I3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0]=&quot;R&quot;;0;4)" office:value-type="float" office:value="4">
            <text:p>4</text:p>
          </table:table-cell>
          <table:table-cell table:style-name="ce8" table:formula="of:=IF([.B390]=&quot;R&quot;;0;COUNTA([.F390:.I39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1]=&quot;R&quot;;0;4)" office:value-type="float" office:value="4">
            <text:p>4</text:p>
          </table:table-cell>
          <table:table-cell table:style-name="ce8" table:formula="of:=IF([.B391]=&quot;R&quot;;0;COUNTA([.F391:.I39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2]=&quot;R&quot;;0;4)" office:value-type="float" office:value="4">
            <text:p>4</text:p>
          </table:table-cell>
          <table:table-cell table:style-name="ce8" table:formula="of:=IF([.B392]=&quot;R&quot;;0;COUNTA([.F392:.I3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3]=&quot;R&quot;;0;4)" office:value-type="float" office:value="4">
            <text:p>4</text:p>
          </table:table-cell>
          <table:table-cell table:style-name="ce8" table:formula="of:=IF([.B393]=&quot;R&quot;;0;COUNTA([.F393:.I3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4]=&quot;R&quot;;0;4)" office:value-type="float" office:value="4">
            <text:p>4</text:p>
          </table:table-cell>
          <table:table-cell table:style-name="ce8" table:formula="of:=IF([.B394]=&quot;R&quot;;0;COUNTA([.F394:.I3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5]=&quot;R&quot;;0;4)" office:value-type="float" office:value="4">
            <text:p>4</text:p>
          </table:table-cell>
          <table:table-cell table:style-name="ce8" table:formula="of:=IF([.B395]=&quot;R&quot;;0;COUNTA([.F395:.I3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6]=&quot;R&quot;;0;4)" office:value-type="float" office:value="4">
            <text:p>4</text:p>
          </table:table-cell>
          <table:table-cell table:style-name="ce8" table:formula="of:=IF([.B396]=&quot;R&quot;;0;COUNTA([.F396:.I39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7]=&quot;R&quot;;0;4)" office:value-type="float" office:value="4">
            <text:p>4</text:p>
          </table:table-cell>
          <table:table-cell table:style-name="ce8" table:formula="of:=IF([.B397]=&quot;R&quot;;0;COUNTA([.F397:.I39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8]=&quot;R&quot;;0;4)" office:value-type="float" office:value="4">
            <text:p>4</text:p>
          </table:table-cell>
          <table:table-cell table:style-name="ce8" table:formula="of:=IF([.B398]=&quot;R&quot;;0;COUNTA([.F398:.I3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9]=&quot;R&quot;;0;4)" office:value-type="float" office:value="4">
            <text:p>4</text:p>
          </table:table-cell>
          <table:table-cell table:style-name="ce8" table:formula="of:=IF([.B399]=&quot;R&quot;;0;COUNTA([.F399:.I39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00]=&quot;R&quot;;0;4)" office:value-type="float" office:value="0">
            <text:p>0</text:p>
          </table:table-cell>
          <table:table-cell table:style-name="ce8" table:formula="of:=IF([.B400]=&quot;R&quot;;0;COUNTA([.F400:.I40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1]=&quot;R&quot;;0;4)" office:value-type="float" office:value="4">
            <text:p>4</text:p>
          </table:table-cell>
          <table:table-cell table:style-name="ce8" table:formula="of:=IF([.B401]=&quot;R&quot;;0;COUNTA([.F401:.I4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2]=&quot;R&quot;;0;4)" office:value-type="float" office:value="4">
            <text:p>4</text:p>
          </table:table-cell>
          <table:table-cell table:style-name="ce8" table:formula="of:=IF([.B402]=&quot;R&quot;;0;COUNTA([.F402:.I4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3]=&quot;R&quot;;0;4)" office:value-type="float" office:value="4">
            <text:p>4</text:p>
          </table:table-cell>
          <table:table-cell table:style-name="ce8" table:formula="of:=IF([.B403]=&quot;R&quot;;0;COUNTA([.F403:.I4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4]=&quot;R&quot;;0;4)" office:value-type="float" office:value="4">
            <text:p>4</text:p>
          </table:table-cell>
          <table:table-cell table:style-name="ce8" table:formula="of:=IF([.B404]=&quot;R&quot;;0;COUNTA([.F404:.I4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05]=&quot;R&quot;;0;4)" office:value-type="float" office:value="0">
            <text:p>0</text:p>
          </table:table-cell>
          <table:table-cell table:style-name="ce8" table:formula="of:=IF([.B405]=&quot;R&quot;;0;COUNTA([.F405:.I40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6]=&quot;R&quot;;0;4)" office:value-type="float" office:value="4">
            <text:p>4</text:p>
          </table:table-cell>
          <table:table-cell table:style-name="ce8" table:formula="of:=IF([.B406]=&quot;R&quot;;0;COUNTA([.F406:.I4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7]=&quot;R&quot;;0;4)" office:value-type="float" office:value="4">
            <text:p>4</text:p>
          </table:table-cell>
          <table:table-cell table:style-name="ce8" table:formula="of:=IF([.B407]=&quot;R&quot;;0;COUNTA([.F407:.I4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8]=&quot;R&quot;;0;4)" office:value-type="float" office:value="4">
            <text:p>4</text:p>
          </table:table-cell>
          <table:table-cell table:style-name="ce8" table:formula="of:=IF([.B408]=&quot;R&quot;;0;COUNTA([.F408:.I4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9]=&quot;R&quot;;0;4)" office:value-type="float" office:value="4">
            <text:p>4</text:p>
          </table:table-cell>
          <table:table-cell table:style-name="ce8" table:formula="of:=IF([.B409]=&quot;R&quot;;0;COUNTA([.F409:.I4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0]=&quot;R&quot;;0;4)" office:value-type="float" office:value="4">
            <text:p>4</text:p>
          </table:table-cell>
          <table:table-cell table:style-name="ce8" table:formula="of:=IF([.B410]=&quot;R&quot;;0;COUNTA([.F410:.I4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1]=&quot;R&quot;;0;4)" office:value-type="float" office:value="4">
            <text:p>4</text:p>
          </table:table-cell>
          <table:table-cell table:style-name="ce8" table:formula="of:=IF([.B411]=&quot;R&quot;;0;COUNTA([.F411:.I4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2]=&quot;R&quot;;0;4)" office:value-type="float" office:value="4">
            <text:p>4</text:p>
          </table:table-cell>
          <table:table-cell table:style-name="ce8" table:formula="of:=IF([.B412]=&quot;R&quot;;0;COUNTA([.F412:.I4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3]=&quot;R&quot;;0;4)" office:value-type="float" office:value="4">
            <text:p>4</text:p>
          </table:table-cell>
          <table:table-cell table:style-name="ce8" table:formula="of:=IF([.B413]=&quot;R&quot;;0;COUNTA([.F413:.I4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4]=&quot;R&quot;;0;4)" office:value-type="float" office:value="4">
            <text:p>4</text:p>
          </table:table-cell>
          <table:table-cell table:style-name="ce8" table:formula="of:=IF([.B414]=&quot;R&quot;;0;COUNTA([.F414:.I4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5]=&quot;R&quot;;0;4)" office:value-type="float" office:value="4">
            <text:p>4</text:p>
          </table:table-cell>
          <table:table-cell table:style-name="ce8" table:formula="of:=IF([.B415]=&quot;R&quot;;0;COUNTA([.F415:.I4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6]=&quot;R&quot;;0;4)" office:value-type="float" office:value="4">
            <text:p>4</text:p>
          </table:table-cell>
          <table:table-cell table:style-name="ce8" table:formula="of:=IF([.B416]=&quot;R&quot;;0;COUNTA([.F416:.I4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7]=&quot;R&quot;;0;4)" office:value-type="float" office:value="4">
            <text:p>4</text:p>
          </table:table-cell>
          <table:table-cell table:style-name="ce8" table:formula="of:=IF([.B417]=&quot;R&quot;;0;COUNTA([.F417:.I4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8]=&quot;R&quot;;0;4)" office:value-type="float" office:value="4">
            <text:p>4</text:p>
          </table:table-cell>
          <table:table-cell table:style-name="ce8" table:formula="of:=IF([.B418]=&quot;R&quot;;0;COUNTA([.F418:.I4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9]=&quot;R&quot;;0;4)" office:value-type="float" office:value="4">
            <text:p>4</text:p>
          </table:table-cell>
          <table:table-cell table:style-name="ce8" table:formula="of:=IF([.B419]=&quot;R&quot;;0;COUNTA([.F419:.I4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0]=&quot;R&quot;;0;4)" office:value-type="float" office:value="4">
            <text:p>4</text:p>
          </table:table-cell>
          <table:table-cell table:style-name="ce8" table:formula="of:=IF([.B420]=&quot;R&quot;;0;COUNTA([.F420:.I42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1]=&quot;R&quot;;0;4)" office:value-type="float" office:value="4">
            <text:p>4</text:p>
          </table:table-cell>
          <table:table-cell table:style-name="ce8" table:formula="of:=IF([.B421]=&quot;R&quot;;0;COUNTA([.F421:.I42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2]=&quot;R&quot;;0;4)" office:value-type="float" office:value="4">
            <text:p>4</text:p>
          </table:table-cell>
          <table:table-cell table:style-name="ce8" table:formula="of:=IF([.B422]=&quot;R&quot;;0;COUNTA([.F422:.I42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3]=&quot;R&quot;;0;4)" office:value-type="float" office:value="4">
            <text:p>4</text:p>
          </table:table-cell>
          <table:table-cell table:style-name="ce8" table:formula="of:=IF([.B423]=&quot;R&quot;;0;COUNTA([.F423:.I4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4]=&quot;R&quot;;0;4)" office:value-type="float" office:value="4">
            <text:p>4</text:p>
          </table:table-cell>
          <table:table-cell table:style-name="ce8" table:formula="of:=IF([.B424]=&quot;R&quot;;0;COUNTA([.F424:.I4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5]=&quot;R&quot;;0;4)" office:value-type="float" office:value="4">
            <text:p>4</text:p>
          </table:table-cell>
          <table:table-cell table:style-name="ce8" table:formula="of:=IF([.B425]=&quot;R&quot;;0;COUNTA([.F425:.I4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6]=&quot;R&quot;;0;4)" office:value-type="float" office:value="4">
            <text:p>4</text:p>
          </table:table-cell>
          <table:table-cell table:style-name="ce8" table:formula="of:=IF([.B426]=&quot;R&quot;;0;COUNTA([.F426:.I4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7]=&quot;R&quot;;0;4)" office:value-type="float" office:value="4">
            <text:p>4</text:p>
          </table:table-cell>
          <table:table-cell table:style-name="ce8" table:formula="of:=IF([.B427]=&quot;R&quot;;0;COUNTA([.F427:.I4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8]=&quot;R&quot;;0;4)" office:value-type="float" office:value="4">
            <text:p>4</text:p>
          </table:table-cell>
          <table:table-cell table:style-name="ce8" table:formula="of:=IF([.B428]=&quot;R&quot;;0;COUNTA([.F428:.I4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9]=&quot;R&quot;;0;4)" office:value-type="float" office:value="4">
            <text:p>4</text:p>
          </table:table-cell>
          <table:table-cell table:style-name="ce8" table:formula="of:=IF([.B429]=&quot;R&quot;;0;COUNTA([.F429:.I4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0]=&quot;R&quot;;0;4)" office:value-type="float" office:value="4">
            <text:p>4</text:p>
          </table:table-cell>
          <table:table-cell table:style-name="ce8" table:formula="of:=IF([.B430]=&quot;R&quot;;0;COUNTA([.F430:.I4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1]=&quot;R&quot;;0;4)" office:value-type="float" office:value="4">
            <text:p>4</text:p>
          </table:table-cell>
          <table:table-cell table:style-name="ce8" table:formula="of:=IF([.B431]=&quot;R&quot;;0;COUNTA([.F431:.I43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2]=&quot;R&quot;;0;4)" office:value-type="float" office:value="4">
            <text:p>4</text:p>
          </table:table-cell>
          <table:table-cell table:style-name="ce8" table:formula="of:=IF([.B432]=&quot;R&quot;;0;COUNTA([.F432:.I43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kpt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3]=&quot;R&quot;;0;4)" office:value-type="float" office:value="4">
            <text:p>4</text:p>
          </table:table-cell>
          <table:table-cell table:style-name="ce8" table:formula="of:=IF([.B433]=&quot;R&quot;;0;COUNTA([.F433:.I4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4]=&quot;R&quot;;0;4)" office:value-type="float" office:value="4">
            <text:p>4</text:p>
          </table:table-cell>
          <table:table-cell table:style-name="ce8" table:formula="of:=IF([.B434]=&quot;R&quot;;0;COUNTA([.F434:.I4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5]=&quot;R&quot;;0;4)" office:value-type="float" office:value="4">
            <text:p>4</text:p>
          </table:table-cell>
          <table:table-cell table:style-name="ce8" table:formula="of:=IF([.B435]=&quot;R&quot;;0;COUNTA([.F435:.I4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436]=&quot;R&quot;;0;4)" office:value-type="float" office:value="0">
            <text:p>0</text:p>
          </table:table-cell>
          <table:table-cell table:style-name="ce8" table:formula="of:=IF([.B436]=&quot;R&quot;;0;COUNTA([.F436:.I4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table:formula="of:=IF([.B437]=&quot;R&quot;;0;4)" office:value-type="float" office:value="0">
            <text:p>0</text:p>
          </table:table-cell>
          <table:table-cell table:style-name="ce8" table:formula="of:=IF([.B437]=&quot;R&quot;;0;COUNTA([.F437:.I4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properties" ), i18n("Edit Main Projec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8]=&quot;R&quot;;0;4)" office:value-type="float" office:value="4">
            <text:p>4</text:p>
          </table:table-cell>
          <table:table-cell table:style-name="ce8" table:formula="of:=IF([.B438]=&quot;R&quot;;0;COUNTA([.F438:.I4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Relation <text:s/>= new KAction(KIcon( "document-properties" ), i18n("Edit Dependency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9]=&quot;R&quot;;0;4)" office:value-type="float" office:value="4">
            <text:p>4</text:p>
          </table:table-cell>
          <table:table-cell table:style-name="ce8" table:formula="of:=IF([.B439]=&quot;R&quot;;0;COUNTA([.F439:.I4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Resource <text:s/>= new KAction(KIcon( "document-properties" ), i18n("Edit Resourc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0]=&quot;R&quot;;0;4)" office:value-type="float" office:value="4">
            <text:p>4</text:p>
          </table:table-cell>
          <table:table-cell table:style-name="ce8" table:formula="of:=IF([.B440]=&quot;R&quot;;0;COUNTA([.F440:.I4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StandardWorktime <text:s/>= new KAction(KIcon( "document-properties" ), i18n("Edit Standard Worktim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1]=&quot;R&quot;;0;4)" office:value-type="float" office:value="4">
            <text:p>4</text:p>
          </table:table-cell>
          <table:table-cell table:style-name="ce8" table:formula="of:=IF([.B441]=&quot;R&quot;;0;COUNTA([.F441:.I4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edit-indent" ), i18n("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2]=&quot;R&quot;;0;4)" office:value-type="float" office:value="4">
            <text:p>4</text:p>
          </table:table-cell>
          <table:table-cell table:style-name="ce8" table:formula="of:=IF([.B442]=&quot;R&quot;;0;COUNTA([.F442:.I4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3]=&quot;R&quot;;0;4)" office:value-type="float" office:value="4">
            <text:p>4</text:p>
          </table:table-cell>
          <table:table-cell table:style-name="ce8" table:formula="of:=IF([.B443]=&quot;R&quot;;0;COUNTA([.F443:.I4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edit-down" ), i18n("Move Task Dow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4]=&quot;R&quot;;0;4)" office:value-type="float" office:value="4">
            <text:p>4</text:p>
          </table:table-cell>
          <table:table-cell table:style-name="ce8" table:formula="of:=IF([.B444]=&quot;R&quot;;0;COUNTA([.F444:.I4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edit-up" ), i18n("Move Task U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5]=&quot;R&quot;;0;4)" office:value-type="float" office:value="4">
            <text:p>4</text:p>
          </table:table-cell>
          <table:table-cell table:style-name="ce8" table:formula="of:=IF([.B445]=&quot;R&quot;;0;COUNTA([.F445:.I4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OpenNode <text:s/>= new KAction(KIcon( "document-properties" ), i18n("Edi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6]=&quot;R&quot;;0;4)" office:value-type="float" office:value="4">
            <text:p>4</text:p>
          </table:table-cell>
          <table:table-cell table:style-name="ce8" table:formula="of:=IF([.B446]=&quot;R&quot;;0;COUNTA([.F446:.I4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properties" ), i18n("Descriptio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7]=&quot;R&quot;;0;4)" office:value-type="float" office:value="4">
            <text:p>4</text:p>
          </table:table-cell>
          <table:table-cell table:style-name="ce8" table:formula="of:=IF([.B447]=&quot;R&quot;;0;COUNTA([.F447:.I4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8]=&quot;R&quot;;0;4)" office:value-type="float" office:value="4">
            <text:p>4</text:p>
          </table:table-cell>
          <table:table-cell table:style-name="ce8" table:formula="of:=IF([.B448]=&quot;R&quot;;0;COUNTA([.F448:.I4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TaskWorkpackage <text:s/>= new KAction(KIcon( "document-properties" ), i18n("Work Package Control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9]=&quot;R&quot;;0;4)" office:value-type="float" office:value="4">
            <text:p>4</text:p>
          </table:table-cell>
          <table:table-cell table:style-name="ce8" table:formula="of:=IF([.B449]=&quot;R&quot;;0;COUNTA([.F449:.I4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edit-unindent" ), i18n("Un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0]=&quot;R&quot;;0;4)" office:value-type="float" office:value="4">
            <text:p>4</text:p>
          </table:table-cell>
          <table:table-cell table:style-name="ce8" table:formula="of:=IF([.B450]=&quot;R&quot;;0;COUNTA([.F450:.I4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1]=&quot;R&quot;;0;4)" office:value-type="float" office:value="4">
            <text:p>4</text:p>
          </table:table-cell>
          <table:table-cell table:style-name="ce8" table:formula="of:=IF([.B451]=&quot;R&quot;;0;COUNTA([.F451:.I4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2]=&quot;R&quot;;0;4)" office:value-type="float" office:value="4">
            <text:p>4</text:p>
          </table:table-cell>
          <table:table-cell table:style-name="ce8" table:formula="of:=IF([.B452]=&quot;R&quot;;0;COUNTA([.F452:.I4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3]=&quot;R&quot;;0;4)" office:value-type="float" office:value="4">
            <text:p>4</text:p>
          </table:table-cell>
          <table:table-cell table:style-name="ce8" table:formula="of:=IF([.B453]=&quot;R&quot;;0;COUNTA([.F453:.I4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4]=&quot;R&quot;;0;4)" office:value-type="float" office:value="4">
            <text:p>4</text:p>
          </table:table-cell>
          <table:table-cell table:style-name="ce8" table:formula="of:=IF([.B454]=&quot;R&quot;;0;COUNTA([.F454:.I4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455]=&quot;R&quot;;0;4)" office:value-type="float" office:value="0">
            <text:p>0</text:p>
          </table:table-cell>
          <table:table-cell table:style-name="ce8" table:formula="of:=IF([.B455]=&quot;R&quot;;0;COUNTA([.F455:.I4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56]=&quot;R&quot;;0;4)" office:value-type="float" office:value="0">
            <text:p>0</text:p>
          </table:table-cell>
          <table:table-cell table:style-name="ce8" table:formula="of:=IF([.B456]=&quot;R&quot;;0;COUNTA([.F456:.I4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57]=&quot;R&quot;;0;4)" office:value-type="float" office:value="0">
            <text:p>0</text:p>
          </table:table-cell>
          <table:table-cell table:style-name="ce8" table:formula="of:=IF([.B457]=&quot;R&quot;;0;COUNTA([.F457:.I4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58]=&quot;R&quot;;0;4)" office:value-type="float" office:value="0">
            <text:p>0</text:p>
          </table:table-cell>
          <table:table-cell table:style-name="ce8" table:formula="of:=IF([.B458]=&quot;R&quot;;0;COUNTA([.F458:.I4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9]=&quot;R&quot;;0;4)" office:value-type="float" office:value="4">
            <text:p>4</text:p>
          </table:table-cell>
          <table:table-cell table:style-name="ce8" table:formula="of:=IF([.B459]=&quot;R&quot;;0;COUNTA([.F459:.I4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0]=&quot;R&quot;;0;4)" office:value-type="float" office:value="4">
            <text:p>4</text:p>
          </table:table-cell>
          <table:table-cell table:style-name="ce8" table:formula="of:=IF([.B460]=&quot;R&quot;;0;COUNTA([.F460:.I4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1]=&quot;R&quot;;0;4)" office:value-type="float" office:value="4">
            <text:p>4</text:p>
          </table:table-cell>
          <table:table-cell table:style-name="ce8" table:formula="of:=IF([.B461]=&quot;R&quot;;0;COUNTA([.F461:.I4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2]=&quot;R&quot;;0;4)" office:value-type="float" office:value="4">
            <text:p>4</text:p>
          </table:table-cell>
          <table:table-cell table:style-name="ce8" table:formula="of:=IF([.B462]=&quot;R&quot;;0;COUNTA([.F462:.I4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3]=&quot;R&quot;;0;4)" office:value-type="float" office:value="4">
            <text:p>4</text:p>
          </table:table-cell>
          <table:table-cell table:style-name="ce8" table:formula="of:=IF([.B463]=&quot;R&quot;;0;COUNTA([.F463:.I4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4]=&quot;R&quot;;0;4)" office:value-type="float" office:value="4">
            <text:p>4</text:p>
          </table:table-cell>
          <table:table-cell table:style-name="ce8" table:formula="of:=IF([.B464]=&quot;R&quot;;0;COUNTA([.F464:.I4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5]=&quot;R&quot;;0;4)" office:value-type="float" office:value="4">
            <text:p>4</text:p>
          </table:table-cell>
          <table:table-cell table:style-name="ce8" table:formula="of:=IF([.B465]=&quot;R&quot;;0;COUNTA([.F465:.I4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6]=&quot;R&quot;;0;4)" office:value-type="float" office:value="4">
            <text:p>4</text:p>
          </table:table-cell>
          <table:table-cell table:style-name="ce8" table:formula="of:=IF([.B466]=&quot;R&quot;;0;COUNTA([.F466:.I4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7]=&quot;R&quot;;0;4)" office:value-type="float" office:value="4">
            <text:p>4</text:p>
          </table:table-cell>
          <table:table-cell table:style-name="ce8" table:formula="of:=IF([.B467]=&quot;R&quot;;0;COUNTA([.F467:.I4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8]=&quot;R&quot;;0;4)" office:value-type="float" office:value="4">
            <text:p>4</text:p>
          </table:table-cell>
          <table:table-cell table:style-name="ce8" table:formula="of:=IF([.B468]=&quot;R&quot;;0;COUNTA([.F468:.I4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9]=&quot;R&quot;;0;4)" office:value-type="float" office:value="4">
            <text:p>4</text:p>
          </table:table-cell>
          <table:table-cell table:style-name="ce8" table:formula="of:=IF([.B469]=&quot;R&quot;;0;COUNTA([.F469:.I4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table:formula="of:=IF([.B470]=&quot;R&quot;;0;4)" office:value-type="float" office:value="0">
            <text:p>0</text:p>
          </table:table-cell>
          <table:table-cell table:style-name="ce8" table:formula="of:=IF([.B470]=&quot;R&quot;;0;COUNTA([.F470:.I4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Calendar <text:s text:c="2"/>= new KAction(KIcon( "document-new" ), i18n("Add Calenda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1]=&quot;R&quot;;0;4)" office:value-type="float" office:value="4">
            <text:p>4</text:p>
          </table:table-cell>
          <table:table-cell table:style-name="ce8" table:formula="of:=IF([.B471]=&quot;R&quot;;0;COUNTA([.F471:.I4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2]=&quot;R&quot;;0;4)" office:value-type="float" office:value="4">
            <text:p>4</text:p>
          </table:table-cell>
          <table:table-cell table:style-name="ce8" table:formula="of:=IF([.B472]=&quot;R&quot;;0;COUNTA([.F472:.I4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473]=&quot;R&quot;;0;4)" office:value-type="float" office:value="0">
            <text:p>0</text:p>
          </table:table-cell>
          <table:table-cell table:style-name="ce8" table:formula="of:=IF([.B473]=&quot;R&quot;;0;COUNTA([.F473:.I4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4]=&quot;R&quot;;0;4)" office:value-type="float" office:value="4">
            <text:p>4</text:p>
          </table:table-cell>
          <table:table-cell table:style-name="ce8" table:formula="of:=IF([.B474]=&quot;R&quot;;0;COUNTA([.F474:.I4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5]=&quot;R&quot;;0;4)" office:value-type="float" office:value="4">
            <text:p>4</text:p>
          </table:table-cell>
          <table:table-cell table:style-name="ce8" table:formula="of:=IF([.B475]=&quot;R&quot;;0;COUNTA([.F475:.I4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6]=&quot;R&quot;;0;4)" office:value-type="float" office:value="4">
            <text:p>4</text:p>
          </table:table-cell>
          <table:table-cell table:style-name="ce8" table:formula="of:=IF([.B476]=&quot;R&quot;;0;COUNTA([.F476:.I4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7]=&quot;R&quot;;0;4)" office:value-type="float" office:value="4">
            <text:p>4</text:p>
          </table:table-cell>
          <table:table-cell table:style-name="ce8" table:formula="of:=IF([.B477]=&quot;R&quot;;0;COUNTA([.F477:.I4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8]=&quot;R&quot;;0;4)" office:value-type="float" office:value="4">
            <text:p>4</text:p>
          </table:table-cell>
          <table:table-cell table:style-name="ce8" table:formula="of:=IF([.B478]=&quot;R&quot;;0;COUNTA([.F478:.I4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479]=&quot;R&quot;;0;4)" office:value-type="float" office:value="0">
            <text:p>0</text:p>
          </table:table-cell>
          <table:table-cell table:style-name="ce8" table:formula="of:=IF([.B479]=&quot;R&quot;;0;COUNTA([.F479:.I4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0]=&quot;R&quot;;0;4)" office:value-type="float" office:value="4">
            <text:p>4</text:p>
          </table:table-cell>
          <table:table-cell table:style-name="ce8" table:formula="of:=IF([.B480]=&quot;R&quot;;0;COUNTA([.F480:.I48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1]=&quot;R&quot;;0;4)" office:value-type="float" office:value="4">
            <text:p>4</text:p>
          </table:table-cell>
          <table:table-cell table:style-name="ce8" table:formula="of:=IF([.B481]=&quot;R&quot;;0;COUNTA([.F481:.I4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482]=&quot;R&quot;;0;4)" office:value-type="float" office:value="0">
            <text:p>0</text:p>
          </table:table-cell>
          <table:table-cell table:style-name="ce8" table:formula="of:=IF([.B482]=&quot;R&quot;;0;COUNTA([.F482:.I48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483]=&quot;R&quot;;0;4)" office:value-type="float" office:value="0">
            <text:p>0</text:p>
          </table:table-cell>
          <table:table-cell table:style-name="ce8" table:formula="of:=IF([.B483]=&quot;R&quot;;0;COUNTA([.F483:.I48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4]=&quot;R&quot;;0;4)" office:value-type="float" office:value="4">
            <text:p>4</text:p>
          </table:table-cell>
          <table:table-cell table:style-name="ce8" table:formula="of:=IF([.B484]=&quot;R&quot;;0;COUNTA([.F484:.I4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85]=&quot;R&quot;;0;4)" office:value-type="float" office:value="0">
            <text:p>0</text:p>
          </table:table-cell>
          <table:table-cell table:style-name="ce8" table:formula="of:=IF([.B485]=&quot;R&quot;;0;COUNTA([.F485:.I4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6]=&quot;R&quot;;0;4)" office:value-type="float" office:value="4">
            <text:p>4</text:p>
          </table:table-cell>
          <table:table-cell table:style-name="ce8" table:formula="of:=IF([.B486]=&quot;R&quot;;0;COUNTA([.F486:.I4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7]=&quot;R&quot;;0;4)" office:value-type="float" office:value="4">
            <text:p>4</text:p>
          </table:table-cell>
          <table:table-cell table:style-name="ce8" table:formula="of:=IF([.B487]=&quot;R&quot;;0;COUNTA([.F487:.I4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8]=&quot;R&quot;;0;4)" office:value-type="float" office:value="4">
            <text:p>4</text:p>
          </table:table-cell>
          <table:table-cell table:style-name="ce8" table:formula="of:=IF([.B488]=&quot;R&quot;;0;COUNTA([.F488:.I4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489]=&quot;R&quot;;0;4)" office:value-type="float" office:value="0">
            <text:p>0</text:p>
          </table:table-cell>
          <table:table-cell table:style-name="ce8" table:formula="of:=IF([.B489]=&quot;R&quot;;0;COUNTA([.F489:.I4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490]=&quot;R&quot;;0;4)" office:value-type="float" office:value="0">
            <text:p>0</text:p>
          </table:table-cell>
          <table:table-cell table:style-name="ce8" table:formula="of:=IF([.B490]=&quot;R&quot;;0;COUNTA([.F490:.I4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1]=&quot;R&quot;;0;4)" office:value-type="float" office:value="4">
            <text:p>4</text:p>
          </table:table-cell>
          <table:table-cell table:style-name="ce8" table:formula="of:=IF([.B491]=&quot;R&quot;;0;COUNTA([.F491:.I4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2]=&quot;R&quot;;0;4)" office:value-type="float" office:value="4">
            <text:p>4</text:p>
          </table:table-cell>
          <table:table-cell table:style-name="ce8" table:formula="of:=IF([.B492]=&quot;R&quot;;0;COUNTA([.F492:.I4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BaselineSchedule <text:s/>= new KAction(KIcon( "" ), i18n("Base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3]=&quot;R&quot;;0;4)" office:value-type="float" office:value="4">
            <text:p>4</text:p>
          </table:table-cell>
          <table:table-cell table:style-name="ce8" table:formula="of:=IF([.B493]=&quot;R&quot;;0;COUNTA([.F493:.I4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4]=&quot;R&quot;;0;4)" office:value-type="float" office:value="4">
            <text:p>4</text:p>
          </table:table-cell>
          <table:table-cell table:style-name="ce8" table:formula="of:=IF([.B494]=&quot;R&quot;;0;COUNTA([.F494:.I4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495]=&quot;R&quot;;0;4)" office:value-type="float" office:value="0">
            <text:p>0</text:p>
          </table:table-cell>
          <table:table-cell table:style-name="ce8" table:formula="of:=IF([.B495]=&quot;R&quot;;0;COUNTA([.F495:.I4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Milestone <text:s/>= new KAction(KIcon( "add_milestone" ), i18n("Add Mileston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6]=&quot;R&quot;;0;4)" office:value-type="float" office:value="4">
            <text:p>4</text:p>
          </table:table-cell>
          <table:table-cell table:style-name="ce8" table:formula="of:=IF([.B496]=&quot;R&quot;;0;COUNTA([.F496:.I4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Subtask <text:s/>= new KAction(KIcon( "add_sub_task" ), i18n("Add Sub-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7]=&quot;R&quot;;0;4)" office:value-type="float" office:value="4">
            <text:p>4</text:p>
          </table:table-cell>
          <table:table-cell table:style-name="ce8" table:formula="of:=IF([.B497]=&quot;R&quot;;0;COUNTA([.F497:.I4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Task <text:s/>= new KAction(KIcon( "add_task" ), i18n("Add 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8]=&quot;R&quot;;0;4)" office:value-type="float" office:value="4">
            <text:p>4</text:p>
          </table:table-cell>
          <table:table-cell table:style-name="ce8" table:formula="of:=IF([.B498]=&quot;R&quot;;0;COUNTA([.F498:.I4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499]=&quot;R&quot;;0;4)" office:value-type="float" office:value="0">
            <text:p>0</text:p>
          </table:table-cell>
          <table:table-cell table:style-name="ce8" table:formula="of:=IF([.B499]=&quot;R&quot;;0;COUNTA([.F499:.I4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IndentTask <text:s/>= new KAction(KIcon("indent_task"), i18n("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0]=&quot;R&quot;;0;4)" office:value-type="float" office:value="4">
            <text:p>4</text:p>
          </table:table-cell>
          <table:table-cell table:style-name="ce8" table:formula="of:=IF([.B500]=&quot;R&quot;;0;COUNTA([.F500:.I5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move_task_down"), i18n("Move Dow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1]=&quot;R&quot;;0;4)" office:value-type="float" office:value="4">
            <text:p>4</text:p>
          </table:table-cell>
          <table:table-cell table:style-name="ce8" table:formula="of:=IF([.B501]=&quot;R&quot;;0;COUNTA([.F501:.I5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move_task_up"), i18n("Move U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2]=&quot;R&quot;;0;4)" office:value-type="float" office:value="4">
            <text:p>4</text:p>
          </table:table-cell>
          <table:table-cell table:style-name="ce8" table:formula="of:=IF([.B502]=&quot;R&quot;;0;COUNTA([.F502:.I5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UnindentTask <text:s/>= new KAction(KIcon("unindent_task"), i18n("Un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3]=&quot;R&quot;;0;4)" office:value-type="float" office:value="4">
            <text:p>4</text:p>
          </table:table-cell>
          <table:table-cell table:style-name="ce8" table:formula="of:=IF([.B503]=&quot;R&quot;;0;COUNTA([.F503:.I5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4]=&quot;R&quot;;0;4)" office:value-type="float" office:value="4">
            <text:p>4</text:p>
          </table:table-cell>
          <table:table-cell table:style-name="ce8" table:formula="of:=IF([.B504]=&quot;R&quot;;0;COUNTA([.F504:.I5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5]=&quot;R&quot;;0;4)" office:value-type="float" office:value="4">
            <text:p>4</text:p>
          </table:table-cell>
          <table:table-cell table:style-name="ce8" table:formula="of:=IF([.B505]=&quot;R&quot;;0;COUNTA([.F505:.I5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6]=&quot;R&quot;;0;4)" office:value-type="float" office:value="4">
            <text:p>4</text:p>
          </table:table-cell>
          <table:table-cell table:style-name="ce8" table:formula="of:=IF([.B506]=&quot;R&quot;;0;COUNTA([.F506:.I5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7]=&quot;R&quot;;0;4)" office:value-type="float" office:value="4">
            <text:p>4</text:p>
          </table:table-cell>
          <table:table-cell table:style-name="ce8" table:formula="of:=IF([.B507]=&quot;R&quot;;0;COUNTA([.F507:.I5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application.cpp:/*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8]=&quot;R&quot;;0;4)" office:value-type="float" office:value="4">
            <text:p>4</text:p>
          </table:table-cell>
          <table:table-cell table:style-name="ce8" table:formula="of:=IF([.B508]=&quot;R&quot;;0;COUNTA([.F508:.I5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9]=&quot;R&quot;;0;4)" office:value-type="float" office:value="4">
            <text:p>4</text:p>
          </table:table-cell>
          <table:table-cell table:style-name="ce8" table:formula="of:=IF([.B509]=&quot;R&quot;;0;COUNTA([.F509:.I5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0]=&quot;R&quot;;0;4)" office:value-type="float" office:value="4">
            <text:p>4</text:p>
          </table:table-cell>
          <table:table-cell table:style-name="ce8" table:formula="of:=IF([.B510]=&quot;R&quot;;0;COUNTA([.F510:.I5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1]=&quot;R&quot;;0;4)" office:value-type="float" office:value="4">
            <text:p>4</text:p>
          </table:table-cell>
          <table:table-cell table:style-name="ce8" table:formula="of:=IF([.B511]=&quot;R&quot;;0;COUNTA([.F511:.I5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properties" ), i18n("Edi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2]=&quot;R&quot;;0;4)" office:value-type="float" office:value="4">
            <text:p>4</text:p>
          </table:table-cell>
          <table:table-cell table:style-name="ce8" table:formula="of:=IF([.B512]=&quot;R&quot;;0;COUNTA([.F512:.I5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file_send_file" ), i18n("Send Packag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3]=&quot;R&quot;;0;4)" office:value-type="float" office:value="4">
            <text:p>4</text:p>
          </table:table-cell>
          <table:table-cell table:style-name="ce8" table:formula="of:=IF([.B513]=&quot;R&quot;;0;COUNTA([.F513:.I5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4]=&quot;R&quot;;0;4)" office:value-type="float" office:value="4">
            <text:p>4</text:p>
          </table:table-cell>
          <table:table-cell table:style-name="ce8" table:formula="of:=IF([.B514]=&quot;R&quot;;0;COUNTA([.F514:.I5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5]=&quot;R&quot;;0;4)" office:value-type="float" office:value="4">
            <text:p>4</text:p>
          </table:table-cell>
          <table:table-cell table:style-name="ce8" table:formula="of:=IF([.B515]=&quot;R&quot;;0;COUNTA([.F515:.I5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operties" ), i18nc( "@verb", "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6]=&quot;R&quot;;0;4)" office:value-type="float" office:value="4">
            <text:p>4</text:p>
          </table:table-cell>
          <table:table-cell table:style-name="ce8" table:formula="of:=IF([.B516]=&quot;R&quot;;0;COUNTA([.F516:.I5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7]=&quot;R&quot;;0;4)" office:value-type="float" office:value="4">
            <text:p>4</text:p>
          </table:table-cell>
          <table:table-cell table:style-name="ce8" table:formula="of:=IF([.B517]=&quot;R&quot;;0;COUNTA([.F517:.I5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ationDrawWidget.cpp: <text:s text:c="3"/>QAction *action = new QAction( buildIconSize( size ), QString::number(size)+"px"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8]=&quot;R&quot;;0;4)" office:value-type="float" office:value="4">
            <text:p>4</text:p>
          </table:table-cell>
          <table:table-cell table:style-name="ce8" table:formula="of:=IF([.B518]=&quot;R&quot;;0;COUNTA([.F518:.I5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9]=&quot;R&quot;;0;4)" office:value-type="float" office:value="4">
            <text:p>4</text:p>
          </table:table-cell>
          <table:table-cell table:style-name="ce8" table:formula="of:=IF([.B519]=&quot;R&quot;;0;COUNTA([.F519:.I5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0]=&quot;R&quot;;0;4)" office:value-type="float" office:value="4">
            <text:p>4</text:p>
          </table:table-cell>
          <table:table-cell table:style-name="ce8" table:formula="of:=IF([.B520]=&quot;R&quot;;0;COUNTA([.F520:.I5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1]=&quot;R&quot;;0;4)" office:value-type="float" office:value="4">
            <text:p>4</text:p>
          </table:table-cell>
          <table:table-cell table:style-name="ce8" table:formula="of:=IF([.B521]=&quot;R&quot;;0;COUNTA([.F521:.I5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2]=&quot;R&quot;;0;4)" office:value-type="float" office:value="4">
            <text:p>4</text:p>
          </table:table-cell>
          <table:table-cell table:style-name="ce8" table:formula="of:=IF([.B522]=&quot;R&quot;;0;COUNTA([.F522:.I5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3]=&quot;R&quot;;0;4)" office:value-type="float" office:value="4">
            <text:p>4</text:p>
          </table:table-cell>
          <table:table-cell table:style-name="ce8" table:formula="of:=IF([.B523]=&quot;R&quot;;0;COUNTA([.F523:.I5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4]=&quot;R&quot;;0;4)" office:value-type="float" office:value="4">
            <text:p>4</text:p>
          </table:table-cell>
          <table:table-cell table:style-name="ce8" table:formula="of:=IF([.B524]=&quot;R&quot;;0;COUNTA([.F524:.I5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5]=&quot;R&quot;;0;4)" office:value-type="float" office:value="4">
            <text:p>4</text:p>
          </table:table-cell>
          <table:table-cell table:style-name="ce8" table:formula="of:=IF([.B525]=&quot;R&quot;;0;COUNTA([.F525:.I5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6]=&quot;R&quot;;0;4)" office:value-type="float" office:value="4">
            <text:p>4</text:p>
          </table:table-cell>
          <table:table-cell table:style-name="ce8" table:formula="of:=IF([.B526]=&quot;R&quot;;0;COUNTA([.F526:.I5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7]=&quot;R&quot;;0;4)" office:value-type="float" office:value="4">
            <text:p>4</text:p>
          </table:table-cell>
          <table:table-cell table:style-name="ce8" table:formula="of:=IF([.B527]=&quot;R&quot;;0;COUNTA([.F527:.I52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8]=&quot;R&quot;;0;4)" office:value-type="float" office:value="4">
            <text:p>4</text:p>
          </table:table-cell>
          <table:table-cell table:style-name="ce8" table:formula="of:=IF([.B528]=&quot;R&quot;;0;COUNTA([.F528:.I52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9]=&quot;R&quot;;0;4)" office:value-type="float" office:value="4">
            <text:p>4</text:p>
          </table:table-cell>
          <table:table-cell table:style-name="ce8" table:formula="of:=IF([.B529]=&quot;R&quot;;0;COUNTA([.F529:.I52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0]=&quot;R&quot;;0;4)" office:value-type="float" office:value="4">
            <text:p>4</text:p>
          </table:table-cell>
          <table:table-cell table:style-name="ce8" table:formula="of:=IF([.B530]=&quot;R&quot;;0;COUNTA([.F530:.I5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1]=&quot;R&quot;;0;4)" office:value-type="float" office:value="4">
            <text:p>4</text:p>
          </table:table-cell>
          <table:table-cell table:style-name="ce8" table:formula="of:=IF([.B531]=&quot;R&quot;;0;COUNTA([.F531:.I5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2]=&quot;R&quot;;0;4)" office:value-type="float" office:value="4">
            <text:p>4</text:p>
          </table:table-cell>
          <table:table-cell table:style-name="ce8" table:formula="of:=IF([.B532]=&quot;R&quot;;0;COUNTA([.F532:.I5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3]=&quot;R&quot;;0;4)" office:value-type="float" office:value="4">
            <text:p>4</text:p>
          </table:table-cell>
          <table:table-cell table:style-name="ce8" table:formula="of:=IF([.B533]=&quot;R&quot;;0;COUNTA([.F533:.I5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4]=&quot;R&quot;;0;4)" office:value-type="float" office:value="4">
            <text:p>4</text:p>
          </table:table-cell>
          <table:table-cell table:style-name="ce8" table:formula="of:=IF([.B534]=&quot;R&quot;;0;COUNTA([.F534:.I534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5]=&quot;R&quot;;0;4)" office:value-type="float" office:value="4">
            <text:p>4</text:p>
          </table:table-cell>
          <table:table-cell table:style-name="ce8" table:formula="of:=IF([.B535]=&quot;R&quot;;0;COUNTA([.F535:.I53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6]=&quot;R&quot;;0;4)" office:value-type="float" office:value="4">
            <text:p>4</text:p>
          </table:table-cell>
          <table:table-cell table:style-name="ce8" table:formula="of:=IF([.B536]=&quot;R&quot;;0;COUNTA([.F536:.I5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537]=&quot;R&quot;;0;4)" office:value-type="float" office:value="0">
            <text:p>0</text:p>
          </table:table-cell>
          <table:table-cell table:style-name="ce8" table:formula="of:=IF([.B537]=&quot;R&quot;;0;COUNTA([.F537:.I53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8]=&quot;R&quot;;0;4)" office:value-type="float" office:value="4">
            <text:p>4</text:p>
          </table:table-cell>
          <table:table-cell table:style-name="ce8" table:formula="of:=IF([.B538]=&quot;R&quot;;0;COUNTA([.F538:.I5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539]=&quot;R&quot;;0;4)" office:value-type="float" office:value="0">
            <text:p>0</text:p>
          </table:table-cell>
          <table:table-cell table:style-name="ce8" table:formula="of:=IF([.B539]=&quot;R&quot;;0;COUNTA([.F539:.I5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540]=&quot;R&quot;;0;4)" office:value-type="float" office:value="0">
            <text:p>0</text:p>
          </table:table-cell>
          <table:table-cell table:style-name="ce8" table:formula="of:=IF([.B540]=&quot;R&quot;;0;COUNTA([.F540:.I5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41]=&quot;R&quot;;0;4)" office:value-type="float" office:value="4">
            <text:p>4</text:p>
          </table:table-cell>
          <table:table-cell table:style-name="ce8" table:formula="of:=IF([.B541]=&quot;R&quot;;0;COUNTA([.F541:.I5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542]=&quot;R&quot;;0;4)" office:value-type="float" office:value="0">
            <text:p>0</text:p>
          </table:table-cell>
          <table:table-cell table:style-name="ce8" table:formula="of:=IF([.B542]=&quot;R&quot;;0;COUNTA([.F542:.I5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543]=&quot;R&quot;;0;4)" office:value-type="float" office:value="0">
            <text:p>0</text:p>
          </table:table-cell>
          <table:table-cell table:style-name="ce8" table:formula="of:=IF([.B543]=&quot;R&quot;;0;COUNTA([.F543:.I5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544]=&quot;R&quot;;0;4)" office:value-type="float" office:value="0">
            <text:p>0</text:p>
          </table:table-cell>
          <table:table-cell table:style-name="ce8" table:formula="of:=IF([.B544]=&quot;R&quot;;0;COUNTA([.F544:.I5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45]=&quot;R&quot;;0;4)" office:value-type="float" office:value="4">
            <text:p>4</text:p>
          </table:table-cell>
          <table:table-cell table:style-name="ce8" table:formula="of:=IF([.B545]=&quot;R&quot;;0;COUNTA([.F545:.I5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46]=&quot;R&quot;;0;4)" office:value-type="float" office:value="4">
            <text:p>4</text:p>
          </table:table-cell>
          <table:table-cell table:style-name="ce8" table:formula="of:=IF([.B546]=&quot;R&quot;;0;COUNTA([.F546:.I5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547]=&quot;R&quot;;0;4)" office:value-type="float" office:value="0">
            <text:p>0</text:p>
          </table:table-cell>
          <table:table-cell table:style-name="ce8" table:formula="of:=IF([.B547]=&quot;R&quot;;0;COUNTA([.F547:.I54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shape/KritaShapeFactory.cpp: <text:s text:c="3"/>setIcon("krita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48]=&quot;R&quot;;0;4)" office:value-type="float" office:value="4">
            <text:p>4</text:p>
          </table:table-cell>
          <table:table-cell table:style-name="ce8" table:formula="of:=IF([.B548]=&quot;R&quot;;0;COUNTA([.F548:.I54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49]=&quot;R&quot;;0;4)" office:value-type="float" office:value="4">
            <text:p>4</text:p>
          </table:table-cell>
          <table:table-cell table:style-name="ce8" table:formula="of:=IF([.B549]=&quot;R&quot;;0;COUNTA([.F549:.I54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0]=&quot;R&quot;;0;4)" office:value-type="float" office:value="4">
            <text:p>4</text:p>
          </table:table-cell>
          <table:table-cell table:style-name="ce8" table:formula="of:=IF([.B550]=&quot;R&quot;;0;COUNTA([.F550:.I5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1]=&quot;R&quot;;0;4)" office:value-type="float" office:value="4">
            <text:p>4</text:p>
          </table:table-cell>
          <table:table-cell table:style-name="ce8" table:formula="of:=IF([.B551]=&quot;R&quot;;0;COUNTA([.F551:.I5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2]=&quot;R&quot;;0;4)" office:value-type="float" office:value="4">
            <text:p>4</text:p>
          </table:table-cell>
          <table:table-cell table:style-name="ce8" table:formula="of:=IF([.B552]=&quot;R&quot;;0;COUNTA([.F552:.I5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3]=&quot;R&quot;;0;4)" office:value-type="float" office:value="4">
            <text:p>4</text:p>
          </table:table-cell>
          <table:table-cell table:style-name="ce8" table:formula="of:=IF([.B553]=&quot;R&quot;;0;COUNTA([.F553:.I5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554]=&quot;R&quot;;0;4)" office:value-type="float" office:value="0">
            <text:p>0</text:p>
          </table:table-cell>
          <table:table-cell table:style-name="ce8" table:formula="of:=IF([.B554]=&quot;R&quot;;0;COUNTA([.F554:.I5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5]=&quot;R&quot;;0;4)" office:value-type="float" office:value="4">
            <text:p>4</text:p>
          </table:table-cell>
          <table:table-cell table:style-name="ce8" table:formula="of:=IF([.B555]=&quot;R&quot;;0;COUNTA([.F555:.I5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6]=&quot;R&quot;;0;4)" office:value-type="float" office:value="4">
            <text:p>4</text:p>
          </table:table-cell>
          <table:table-cell table:style-name="ce8" table:formula="of:=IF([.B556]=&quot;R&quot;;0;COUNTA([.F556:.I5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7]=&quot;R&quot;;0;4)" office:value-type="float" office:value="4">
            <text:p>4</text:p>
          </table:table-cell>
          <table:table-cell table:style-name="ce8" table:formula="of:=IF([.B557]=&quot;R&quot;;0;COUNTA([.F557:.I5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8]=&quot;R&quot;;0;4)" office:value-type="float" office:value="4">
            <text:p>4</text:p>
          </table:table-cell>
          <table:table-cell table:style-name="ce8" table:formula="of:=IF([.B558]=&quot;R&quot;;0;COUNTA([.F558:.I5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9]=&quot;R&quot;;0;4)" office:value-type="float" office:value="4">
            <text:p>4</text:p>
          </table:table-cell>
          <table:table-cell table:style-name="ce8" table:formula="of:=IF([.B559]=&quot;R&quot;;0;COUNTA([.F559:.I55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0]=&quot;R&quot;;0;4)" office:value-type="float" office:value="4">
            <text:p>4</text:p>
          </table:table-cell>
          <table:table-cell table:style-name="ce8" table:formula="of:=IF([.B560]=&quot;R&quot;;0;COUNTA([.F560:.I5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1]=&quot;R&quot;;0;4)" office:value-type="float" office:value="4">
            <text:p>4</text:p>
          </table:table-cell>
          <table:table-cell table:style-name="ce8" table:formula="of:=IF([.B561]=&quot;R&quot;;0;COUNTA([.F561:.I5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clone”</text:p>
          </table:table-cell>
          <table:table-cell table:style-name="ce8" table:number-columns-repeated="5"/>
          <table:table-cell table:style-name="ce8" table:formula="of:=IF([.B562]=&quot;R&quot;;0;4)" office:value-type="float" office:value="0">
            <text:p>0</text:p>
          </table:table-cell>
          <table:table-cell table:style-name="ce8" table:formula="of:=IF([.B562]=&quot;R&quot;;0;COUNTA([.F562:.I5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transparency mask” ?</text:p>
          </table:table-cell>
          <table:table-cell table:style-name="ce8" table:number-columns-repeated="5"/>
          <table:table-cell table:style-name="ce8" table:formula="of:=IF([.B563]=&quot;R&quot;;0;4)" office:value-type="float" office:value="0">
            <text:p>0</text:p>
          </table:table-cell>
          <table:table-cell table:style-name="ce8" table:formula="of:=IF([.B563]=&quot;R&quot;;0;COUNTA([.F563:.I5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4]=&quot;R&quot;;0;4)" office:value-type="float" office:value="4">
            <text:p>4</text:p>
          </table:table-cell>
          <table:table-cell table:style-name="ce8" table:formula="of:=IF([.B564]=&quot;R&quot;;0;COUNTA([.F564:.I5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5]=&quot;R&quot;;0;4)" office:value-type="float" office:value="4">
            <text:p>4</text:p>
          </table:table-cell>
          <table:table-cell table:style-name="ce8" table:formula="of:=IF([.B565]=&quot;R&quot;;0;COUNTA([.F565:.I5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6]=&quot;R&quot;;0;4)" office:value-type="float" office:value="4">
            <text:p>4</text:p>
          </table:table-cell>
          <table:table-cell table:style-name="ce8" table:formula="of:=IF([.B566]=&quot;R&quot;;0;COUNTA([.F566:.I5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7]=&quot;R&quot;;0;4)" office:value-type="float" office:value="4">
            <text:p>4</text:p>
          </table:table-cell>
          <table:table-cell table:style-name="ce8" table:formula="of:=IF([.B567]=&quot;R&quot;;0;COUNTA([.F567:.I5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8]=&quot;R&quot;;0;4)" office:value-type="float" office:value="4">
            <text:p>4</text:p>
          </table:table-cell>
          <table:table-cell table:style-name="ce8" table:formula="of:=IF([.B568]=&quot;R&quot;;0;COUNTA([.F568:.I5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569]=&quot;R&quot;;0;4)" office:value-type="float" office:value="0">
            <text:p>0</text:p>
          </table:table-cell>
          <table:table-cell table:style-name="ce8" table:formula="of:=IF([.B569]=&quot;R&quot;;0;COUNTA([.F569:.I5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570]=&quot;R&quot;;0;4)" office:value-type="float" office:value="0">
            <text:p>0</text:p>
          </table:table-cell>
          <table:table-cell table:style-name="ce8" table:formula="of:=IF([.B570]=&quot;R&quot;;0;COUNTA([.F570:.I5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571]=&quot;R&quot;;0;4)" office:value-type="float" office:value="0">
            <text:p>0</text:p>
          </table:table-cell>
          <table:table-cell table:style-name="ce8" table:formula="of:=IF([.B571]=&quot;R&quot;;0;COUNTA([.F571:.I5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2]=&quot;R&quot;;0;4)" office:value-type="float" office:value="4">
            <text:p>4</text:p>
          </table:table-cell>
          <table:table-cell table:style-name="ce8" table:formula="of:=IF([.B572]=&quot;R&quot;;0;COUNTA([.F572:.I5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3]=&quot;R&quot;;0;4)" office:value-type="float" office:value="4">
            <text:p>4</text:p>
          </table:table-cell>
          <table:table-cell table:style-name="ce8" table:formula="of:=IF([.B573]=&quot;R&quot;;0;COUNTA([.F573:.I5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4]=&quot;R&quot;;0;4)" office:value-type="float" office:value="4">
            <text:p>4</text:p>
          </table:table-cell>
          <table:table-cell table:style-name="ce8" table:formula="of:=IF([.B574]=&quot;R&quot;;0;COUNTA([.F574:.I5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5]=&quot;R&quot;;0;4)" office:value-type="float" office:value="4">
            <text:p>4</text:p>
          </table:table-cell>
          <table:table-cell table:style-name="ce8" table:formula="of:=IF([.B575]=&quot;R&quot;;0;COUNTA([.F575:.I5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6]=&quot;R&quot;;0;4)" office:value-type="float" office:value="4">
            <text:p>4</text:p>
          </table:table-cell>
          <table:table-cell table:style-name="ce8" table:formula="of:=IF([.B576]=&quot;R&quot;;0;COUNTA([.F576:.I5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7]=&quot;R&quot;;0;4)" office:value-type="float" office:value="4">
            <text:p>4</text:p>
          </table:table-cell>
          <table:table-cell table:style-name="ce8" table:formula="of:=IF([.B577]=&quot;R&quot;;0;COUNTA([.F577:.I5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clone?</text:p>
          </table:table-cell>
          <table:table-cell table:style-name="ce8" table:number-columns-repeated="5"/>
          <table:table-cell table:style-name="ce8" table:formula="of:=IF([.B578]=&quot;R&quot;;0;4)" office:value-type="float" office:value="0">
            <text:p>0</text:p>
          </table:table-cell>
          <table:table-cell table:style-name="ce8" table:formula="of:=IF([.B578]=&quot;R&quot;;0;COUNTA([.F578:.I5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transparency mask” ?</text:p>
          </table:table-cell>
          <table:table-cell table:style-name="ce8" table:number-columns-repeated="5"/>
          <table:table-cell table:style-name="ce8" table:formula="of:=IF([.B579]=&quot;R&quot;;0;4)" office:value-type="float" office:value="0">
            <text:p>0</text:p>
          </table:table-cell>
          <table:table-cell table:style-name="ce8" table:formula="of:=IF([.B579]=&quot;R&quot;;0;COUNTA([.F579:.I5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0]=&quot;R&quot;;0;4)" office:value-type="float" office:value="4">
            <text:p>4</text:p>
          </table:table-cell>
          <table:table-cell table:style-name="ce8" table:formula="of:=IF([.B580]=&quot;R&quot;;0;COUNTA([.F580:.I5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1]=&quot;R&quot;;0;4)" office:value-type="float" office:value="4">
            <text:p>4</text:p>
          </table:table-cell>
          <table:table-cell table:style-name="ce8" table:formula="of:=IF([.B581]=&quot;R&quot;;0;COUNTA([.F581:.I5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2]=&quot;R&quot;;0;4)" office:value-type="float" office:value="4">
            <text:p>4</text:p>
          </table:table-cell>
          <table:table-cell table:style-name="ce8" table:formula="of:=IF([.B582]=&quot;R&quot;;0;COUNTA([.F582:.I5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3]=&quot;R&quot;;0;4)" office:value-type="float" office:value="4">
            <text:p>4</text:p>
          </table:table-cell>
          <table:table-cell table:style-name="ce8" table:formula="of:=IF([.B583]=&quot;R&quot;;0;COUNTA([.F583:.I5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4]=&quot;R&quot;;0;4)" office:value-type="float" office:value="4">
            <text:p>4</text:p>
          </table:table-cell>
          <table:table-cell table:style-name="ce8" table:formula="of:=IF([.B584]=&quot;R&quot;;0;COUNTA([.F584:.I5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5]=&quot;R&quot;;0;4)" office:value-type="float" office:value="4">
            <text:p>4</text:p>
          </table:table-cell>
          <table:table-cell table:style-name="ce8" table:formula="of:=IF([.B585]=&quot;R&quot;;0;COUNTA([.F585:.I5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6]=&quot;R&quot;;0;4)" office:value-type="float" office:value="4">
            <text:p>4</text:p>
          </table:table-cell>
          <table:table-cell table:style-name="ce8" table:formula="of:=IF([.B586]=&quot;R&quot;;0;COUNTA([.F586:.I5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7]=&quot;R&quot;;0;4)" office:value-type="float" office:value="4">
            <text:p>4</text:p>
          </table:table-cell>
          <table:table-cell table:style-name="ce8" table:formula="of:=IF([.B587]=&quot;R&quot;;0;COUNTA([.F587:.I5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8]=&quot;R&quot;;0;4)" office:value-type="float" office:value="4">
            <text:p>4</text:p>
          </table:table-cell>
          <table:table-cell table:style-name="ce8" table:formula="of:=IF([.B588]=&quot;R&quot;;0;COUNTA([.F588:.I5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9]=&quot;R&quot;;0;4)" office:value-type="float" office:value="4">
            <text:p>4</text:p>
          </table:table-cell>
          <table:table-cell table:style-name="ce8" table:formula="of:=IF([.B589]=&quot;R&quot;;0;COUNTA([.F589:.I5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0]=&quot;R&quot;;0;4)" office:value-type="float" office:value="4">
            <text:p>4</text:p>
          </table:table-cell>
          <table:table-cell table:style-name="ce8" table:formula="of:=IF([.B590]=&quot;R&quot;;0;COUNTA([.F590:.I59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1]=&quot;R&quot;;0;4)" office:value-type="float" office:value="4">
            <text:p>4</text:p>
          </table:table-cell>
          <table:table-cell table:style-name="ce8" table:formula="of:=IF([.B591]=&quot;R&quot;;0;COUNTA([.F591:.I5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2]=&quot;R&quot;;0;4)" office:value-type="float" office:value="4">
            <text:p>4</text:p>
          </table:table-cell>
          <table:table-cell table:style-name="ce8" table:formula="of:=IF([.B592]=&quot;R&quot;;0;COUNTA([.F592:.I59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3]=&quot;R&quot;;0;4)" office:value-type="float" office:value="4">
            <text:p>4</text:p>
          </table:table-cell>
          <table:table-cell table:style-name="ce8" table:formula="of:=IF([.B593]=&quot;R&quot;;0;COUNTA([.F593:.I59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4]=&quot;R&quot;;0;4)" office:value-type="float" office:value="4">
            <text:p>4</text:p>
          </table:table-cell>
          <table:table-cell table:style-name="ce8" table:formula="of:=IF([.B594]=&quot;R&quot;;0;COUNTA([.F594:.I5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5]=&quot;R&quot;;0;4)" office:value-type="float" office:value="4">
            <text:p>4</text:p>
          </table:table-cell>
          <table:table-cell table:style-name="ce8" table:formula="of:=IF([.B595]=&quot;R&quot;;0;COUNTA([.F595:.I5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6]=&quot;R&quot;;0;4)" office:value-type="float" office:value="4">
            <text:p>4</text:p>
          </table:table-cell>
          <table:table-cell table:style-name="ce8" table:formula="of:=IF([.B596]=&quot;R&quot;;0;COUNTA([.F596:.I5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7]=&quot;R&quot;;0;4)" office:value-type="float" office:value="4">
            <text:p>4</text:p>
          </table:table-cell>
          <table:table-cell table:style-name="ce8" table:formula="of:=IF([.B597]=&quot;R&quot;;0;COUNTA([.F597:.I5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8]=&quot;R&quot;;0;4)" office:value-type="float" office:value="4">
            <text:p>4</text:p>
          </table:table-cell>
          <table:table-cell table:style-name="ce8" table:formula="of:=IF([.B598]=&quot;R&quot;;0;COUNTA([.F598:.I5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9]=&quot;R&quot;;0;4)" office:value-type="float" office:value="4">
            <text:p>4</text:p>
          </table:table-cell>
          <table:table-cell table:style-name="ce8" table:formula="of:=IF([.B599]=&quot;R&quot;;0;COUNTA([.F599:.I5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0]=&quot;R&quot;;0;4)" office:value-type="float" office:value="4">
            <text:p>4</text:p>
          </table:table-cell>
          <table:table-cell table:style-name="ce8" table:formula="of:=IF([.B600]=&quot;R&quot;;0;COUNTA([.F600:.I6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1]=&quot;R&quot;;0;4)" office:value-type="float" office:value="4">
            <text:p>4</text:p>
          </table:table-cell>
          <table:table-cell table:style-name="ce8" table:formula="of:=IF([.B601]=&quot;R&quot;;0;COUNTA([.F601:.I6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2]=&quot;R&quot;;0;4)" office:value-type="float" office:value="4">
            <text:p>4</text:p>
          </table:table-cell>
          <table:table-cell table:style-name="ce8" table:formula="of:=IF([.B602]=&quot;R&quot;;0;COUNTA([.F602:.I6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3]=&quot;R&quot;;0;4)" office:value-type="float" office:value="4">
            <text:p>4</text:p>
          </table:table-cell>
          <table:table-cell table:style-name="ce8" table:formula="of:=IF([.B603]=&quot;R&quot;;0;COUNTA([.F603:.I6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4]=&quot;R&quot;;0;4)" office:value-type="float" office:value="4">
            <text:p>4</text:p>
          </table:table-cell>
          <table:table-cell table:style-name="ce8" table:formula="of:=IF([.B604]=&quot;R&quot;;0;COUNTA([.F604:.I6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5]=&quot;R&quot;;0;4)" office:value-type="float" office:value="4">
            <text:p>4</text:p>
          </table:table-cell>
          <table:table-cell table:style-name="ce8" table:formula="of:=IF([.B605]=&quot;R&quot;;0;COUNTA([.F605:.I6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6]=&quot;R&quot;;0;4)" office:value-type="float" office:value="4">
            <text:p>4</text:p>
          </table:table-cell>
          <table:table-cell table:style-name="ce8" table:formula="of:=IF([.B606]=&quot;R&quot;;0;COUNTA([.F606:.I6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7]=&quot;R&quot;;0;4)" office:value-type="float" office:value="4">
            <text:p>4</text:p>
          </table:table-cell>
          <table:table-cell table:style-name="ce8" table:formula="of:=IF([.B607]=&quot;R&quot;;0;COUNTA([.F607:.I6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8]=&quot;R&quot;;0;4)" office:value-type="float" office:value="4">
            <text:p>4</text:p>
          </table:table-cell>
          <table:table-cell table:style-name="ce8" table:formula="of:=IF([.B608]=&quot;R&quot;;0;COUNTA([.F608:.I6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609]=&quot;R&quot;;0;4)" office:value-type="float" office:value="0">
            <text:p>0</text:p>
          </table:table-cell>
          <table:table-cell table:style-name="ce8" table:formula="of:=IF([.B609]=&quot;R&quot;;0;COUNTA([.F609:.I6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0]=&quot;R&quot;;0;4)" office:value-type="float" office:value="4">
            <text:p>4</text:p>
          </table:table-cell>
          <table:table-cell table:style-name="ce8" table:formula="of:=IF([.B610]=&quot;R&quot;;0;COUNTA([.F610:.I6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1]=&quot;R&quot;;0;4)" office:value-type="float" office:value="4">
            <text:p>4</text:p>
          </table:table-cell>
          <table:table-cell table:style-name="ce8" table:formula="of:=IF([.B611]=&quot;R&quot;;0;COUNTA([.F611:.I6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2]=&quot;R&quot;;0;4)" office:value-type="float" office:value="4">
            <text:p>4</text:p>
          </table:table-cell>
          <table:table-cell table:style-name="ce8" table:formula="of:=IF([.B612]=&quot;R&quot;;0;COUNTA([.F612:.I6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3]=&quot;R&quot;;0;4)" office:value-type="float" office:value="4">
            <text:p>4</text:p>
          </table:table-cell>
          <table:table-cell table:style-name="ce8" table:formula="of:=IF([.B613]=&quot;R&quot;;0;COUNTA([.F613:.I6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4]=&quot;R&quot;;0;4)" office:value-type="float" office:value="4">
            <text:p>4</text:p>
          </table:table-cell>
          <table:table-cell table:style-name="ce8" table:formula="of:=IF([.B614]=&quot;R&quot;;0;COUNTA([.F614:.I61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5]=&quot;R&quot;;0;4)" office:value-type="float" office:value="4">
            <text:p>4</text:p>
          </table:table-cell>
          <table:table-cell table:style-name="ce8" table:formula="of:=IF([.B615]=&quot;R&quot;;0;COUNTA([.F615:.I6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6]=&quot;R&quot;;0;4)" office:value-type="float" office:value="4">
            <text:p>4</text:p>
          </table:table-cell>
          <table:table-cell table:style-name="ce8" table:formula="of:=IF([.B616]=&quot;R&quot;;0;COUNTA([.F616:.I61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7]=&quot;R&quot;;0;4)" office:value-type="float" office:value="4">
            <text:p>4</text:p>
          </table:table-cell>
          <table:table-cell table:style-name="ce8" table:formula="of:=IF([.B617]=&quot;R&quot;;0;COUNTA([.F617:.I6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8]=&quot;R&quot;;0;4)" office:value-type="float" office:value="4">
            <text:p>4</text:p>
          </table:table-cell>
          <table:table-cell table:style-name="ce8" table:formula="of:=IF([.B618]=&quot;R&quot;;0;COUNTA([.F618:.I61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9]=&quot;R&quot;;0;4)" office:value-type="float" office:value="4">
            <text:p>4</text:p>
          </table:table-cell>
          <table:table-cell table:style-name="ce8" table:formula="of:=IF([.B619]=&quot;R&quot;;0;COUNTA([.F619:.I6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0]=&quot;R&quot;;0;4)" office:value-type="float" office:value="4">
            <text:p>4</text:p>
          </table:table-cell>
          <table:table-cell table:style-name="ce8" table:formula="of:=IF([.B620]=&quot;R&quot;;0;COUNTA([.F620:.I62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1]=&quot;R&quot;;0;4)" office:value-type="float" office:value="4">
            <text:p>4</text:p>
          </table:table-cell>
          <table:table-cell table:style-name="ce8" table:formula="of:=IF([.B621]=&quot;R&quot;;0;COUNTA([.F621:.I6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2]=&quot;R&quot;;0;4)" office:value-type="float" office:value="4">
            <text:p>4</text:p>
          </table:table-cell>
          <table:table-cell table:style-name="ce8" table:formula="of:=IF([.B622]=&quot;R&quot;;0;COUNTA([.F622:.I6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3]=&quot;R&quot;;0;4)" office:value-type="float" office:value="4">
            <text:p>4</text:p>
          </table:table-cell>
          <table:table-cell table:style-name="ce8" table:formula="of:=IF([.B623]=&quot;R&quot;;0;COUNTA([.F623:.I6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4]=&quot;R&quot;;0;4)" office:value-type="float" office:value="4">
            <text:p>4</text:p>
          </table:table-cell>
          <table:table-cell table:style-name="ce8" table:formula="of:=IF([.B624]=&quot;R&quot;;0;COUNTA([.F624:.I6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5]=&quot;R&quot;;0;4)" office:value-type="float" office:value="4">
            <text:p>4</text:p>
          </table:table-cell>
          <table:table-cell table:style-name="ce8" table:formula="of:=IF([.B625]=&quot;R&quot;;0;COUNTA([.F625:.I6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6]=&quot;R&quot;;0;4)" office:value-type="float" office:value="4">
            <text:p>4</text:p>
          </table:table-cell>
          <table:table-cell table:style-name="ce8" table:formula="of:=IF([.B626]=&quot;R&quot;;0;COUNTA([.F626:.I62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7]=&quot;R&quot;;0;4)" office:value-type="float" office:value="4">
            <text:p>4</text:p>
          </table:table-cell>
          <table:table-cell table:style-name="ce8" table:formula="of:=IF([.B627]=&quot;R&quot;;0;COUNTA([.F627:.I6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8]=&quot;R&quot;;0;4)" office:value-type="float" office:value="4">
            <text:p>4</text:p>
          </table:table-cell>
          <table:table-cell table:style-name="ce8" table:formula="of:=IF([.B628]=&quot;R&quot;;0;COUNTA([.F628:.I6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9]=&quot;R&quot;;0;4)" office:value-type="float" office:value="4">
            <text:p>4</text:p>
          </table:table-cell>
          <table:table-cell table:style-name="ce8" table:formula="of:=IF([.B629]=&quot;R&quot;;0;COUNTA([.F629:.I6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630]=&quot;R&quot;;0;4)" office:value-type="float" office:value="0">
            <text:p>0</text:p>
          </table:table-cell>
          <table:table-cell table:style-name="ce8" table:formula="of:=IF([.B630]=&quot;R&quot;;0;COUNTA([.F630:.I6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631]=&quot;R&quot;;0;4)" office:value-type="float" office:value="0">
            <text:p>0</text:p>
          </table:table-cell>
          <table:table-cell table:style-name="ce8" table:formula="of:=IF([.B631]=&quot;R&quot;;0;COUNTA([.F631:.I6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2]=&quot;R&quot;;0;4)" office:value-type="float" office:value="4">
            <text:p>4</text:p>
          </table:table-cell>
          <table:table-cell table:style-name="ce8" table:formula="of:=IF([.B632]=&quot;R&quot;;0;COUNTA([.F632:.I63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3]=&quot;R&quot;;0;4)" office:value-type="float" office:value="4">
            <text:p>4</text:p>
          </table:table-cell>
          <table:table-cell table:style-name="ce8" table:formula="of:=IF([.B633]=&quot;R&quot;;0;COUNTA([.F633:.I6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4]=&quot;R&quot;;0;4)" office:value-type="float" office:value="4">
            <text:p>4</text:p>
          </table:table-cell>
          <table:table-cell table:style-name="ce8" table:formula="of:=IF([.B634]=&quot;R&quot;;0;COUNTA([.F634:.I6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5]=&quot;R&quot;;0;4)" office:value-type="float" office:value="4">
            <text:p>4</text:p>
          </table:table-cell>
          <table:table-cell table:style-name="ce8" table:formula="of:=IF([.B635]=&quot;R&quot;;0;COUNTA([.F635:.I63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6]=&quot;R&quot;;0;4)" office:value-type="float" office:value="4">
            <text:p>4</text:p>
          </table:table-cell>
          <table:table-cell table:style-name="ce8" table:formula="of:=IF([.B636]=&quot;R&quot;;0;COUNTA([.F636:.I63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7]=&quot;R&quot;;0;4)" office:value-type="float" office:value="4">
            <text:p>4</text:p>
          </table:table-cell>
          <table:table-cell table:style-name="ce8" table:formula="of:=IF([.B637]=&quot;R&quot;;0;COUNTA([.F637:.I6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8]=&quot;R&quot;;0;4)" office:value-type="float" office:value="4">
            <text:p>4</text:p>
          </table:table-cell>
          <table:table-cell table:style-name="ce8" table:formula="of:=IF([.B638]=&quot;R&quot;;0;COUNTA([.F638:.I63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9]=&quot;R&quot;;0;4)" office:value-type="float" office:value="4">
            <text:p>4</text:p>
          </table:table-cell>
          <table:table-cell table:style-name="ce8" table:formula="of:=IF([.B639]=&quot;R&quot;;0;COUNTA([.F639:.I6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0]=&quot;R&quot;;0;4)" office:value-type="float" office:value="4">
            <text:p>4</text:p>
          </table:table-cell>
          <table:table-cell table:style-name="ce8" table:formula="of:=IF([.B640]=&quot;R&quot;;0;COUNTA([.F640:.I6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1]=&quot;R&quot;;0;4)" office:value-type="float" office:value="4">
            <text:p>4</text:p>
          </table:table-cell>
          <table:table-cell table:style-name="ce8" table:formula="of:=IF([.B641]=&quot;R&quot;;0;COUNTA([.F641:.I6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2]=&quot;R&quot;;0;4)" office:value-type="float" office:value="4">
            <text:p>4</text:p>
          </table:table-cell>
          <table:table-cell table:style-name="ce8" table:formula="of:=IF([.B642]=&quot;R&quot;;0;COUNTA([.F642:.I6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3]=&quot;R&quot;;0;4)" office:value-type="float" office:value="4">
            <text:p>4</text:p>
          </table:table-cell>
          <table:table-cell table:style-name="ce8" table:formula="of:=IF([.B643]=&quot;R&quot;;0;COUNTA([.F643:.I6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4]=&quot;R&quot;;0;4)" office:value-type="float" office:value="4">
            <text:p>4</text:p>
          </table:table-cell>
          <table:table-cell table:style-name="ce8" table:formula="of:=IF([.B644]=&quot;R&quot;;0;COUNTA([.F644:.I6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5]=&quot;R&quot;;0;4)" office:value-type="float" office:value="4">
            <text:p>4</text:p>
          </table:table-cell>
          <table:table-cell table:style-name="ce8" table:formula="of:=IF([.B645]=&quot;R&quot;;0;COUNTA([.F645:.I6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6]=&quot;R&quot;;0;4)" office:value-type="float" office:value="4">
            <text:p>4</text:p>
          </table:table-cell>
          <table:table-cell table:style-name="ce8" table:formula="of:=IF([.B646]=&quot;R&quot;;0;COUNTA([.F646:.I6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7]=&quot;R&quot;;0;4)" office:value-type="float" office:value="4">
            <text:p>4</text:p>
          </table:table-cell>
          <table:table-cell table:style-name="ce8" table:formula="of:=IF([.B647]=&quot;R&quot;;0;COUNTA([.F647:.I6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8]=&quot;R&quot;;0;4)" office:value-type="float" office:value="4">
            <text:p>4</text:p>
          </table:table-cell>
          <table:table-cell table:style-name="ce8" table:formula="of:=IF([.B648]=&quot;R&quot;;0;COUNTA([.F648:.I6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9]=&quot;R&quot;;0;4)" office:value-type="float" office:value="4">
            <text:p>4</text:p>
          </table:table-cell>
          <table:table-cell table:style-name="ce8" table:formula="of:=IF([.B649]=&quot;R&quot;;0;COUNTA([.F649:.I6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0]=&quot;R&quot;;0;4)" office:value-type="float" office:value="4">
            <text:p>4</text:p>
          </table:table-cell>
          <table:table-cell table:style-name="ce8" table:formula="of:=IF([.B650]=&quot;R&quot;;0;COUNTA([.F650:.I6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1]=&quot;R&quot;;0;4)" office:value-type="float" office:value="4">
            <text:p>4</text:p>
          </table:table-cell>
          <table:table-cell table:style-name="ce8" table:formula="of:=IF([.B651]=&quot;R&quot;;0;COUNTA([.F651:.I6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2]=&quot;R&quot;;0;4)" office:value-type="float" office:value="4">
            <text:p>4</text:p>
          </table:table-cell>
          <table:table-cell table:style-name="ce8" table:formula="of:=IF([.B652]=&quot;R&quot;;0;COUNTA([.F652:.I6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3]=&quot;R&quot;;0;4)" office:value-type="float" office:value="4">
            <text:p>4</text:p>
          </table:table-cell>
          <table:table-cell table:style-name="ce8" table:formula="of:=IF([.B653]=&quot;R&quot;;0;COUNTA([.F653:.I6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4]=&quot;R&quot;;0;4)" office:value-type="float" office:value="4">
            <text:p>4</text:p>
          </table:table-cell>
          <table:table-cell table:style-name="ce8" table:formula="of:=IF([.B654]=&quot;R&quot;;0;COUNTA([.F654:.I6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5]=&quot;R&quot;;0;4)" office:value-type="float" office:value="4">
            <text:p>4</text:p>
          </table:table-cell>
          <table:table-cell table:style-name="ce8" table:formula="of:=IF([.B655]=&quot;R&quot;;0;COUNTA([.F655:.I6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6]=&quot;R&quot;;0;4)" office:value-type="float" office:value="4">
            <text:p>4</text:p>
          </table:table-cell>
          <table:table-cell table:style-name="ce8" table:formula="of:=IF([.B656]=&quot;R&quot;;0;COUNTA([.F656:.I6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7]=&quot;R&quot;;0;4)" office:value-type="float" office:value="4">
            <text:p>4</text:p>
          </table:table-cell>
          <table:table-cell table:style-name="ce8" table:formula="of:=IF([.B657]=&quot;R&quot;;0;COUNTA([.F657:.I6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8]=&quot;R&quot;;0;4)" office:value-type="float" office:value="4">
            <text:p>4</text:p>
          </table:table-cell>
          <table:table-cell table:style-name="ce8" table:formula="of:=IF([.B658]=&quot;R&quot;;0;COUNTA([.F658:.I6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9]=&quot;R&quot;;0;4)" office:value-type="float" office:value="4">
            <text:p>4</text:p>
          </table:table-cell>
          <table:table-cell table:style-name="ce8" table:formula="of:=IF([.B659]=&quot;R&quot;;0;COUNTA([.F659:.I6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0]=&quot;R&quot;;0;4)" office:value-type="float" office:value="4">
            <text:p>4</text:p>
          </table:table-cell>
          <table:table-cell table:style-name="ce8" table:formula="of:=IF([.B660]=&quot;R&quot;;0;COUNTA([.F660:.I6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1]=&quot;R&quot;;0;4)" office:value-type="float" office:value="4">
            <text:p>4</text:p>
          </table:table-cell>
          <table:table-cell table:style-name="ce8" table:formula="of:=IF([.B661]=&quot;R&quot;;0;COUNTA([.F661:.I6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2]=&quot;R&quot;;0;4)" office:value-type="float" office:value="4">
            <text:p>4</text:p>
          </table:table-cell>
          <table:table-cell table:style-name="ce8" table:formula="of:=IF([.B662]=&quot;R&quot;;0;COUNTA([.F662:.I6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3]=&quot;R&quot;;0;4)" office:value-type="float" office:value="4">
            <text:p>4</text:p>
          </table:table-cell>
          <table:table-cell table:style-name="ce8" table:formula="of:=IF([.B663]=&quot;R&quot;;0;COUNTA([.F663:.I6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4]=&quot;R&quot;;0;4)" office:value-type="float" office:value="4">
            <text:p>4</text:p>
          </table:table-cell>
          <table:table-cell table:style-name="ce8" table:formula="of:=IF([.B664]=&quot;R&quot;;0;COUNTA([.F664:.I6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5]=&quot;R&quot;;0;4)" office:value-type="float" office:value="4">
            <text:p>4</text:p>
          </table:table-cell>
          <table:table-cell table:style-name="ce8" table:formula="of:=IF([.B665]=&quot;R&quot;;0;COUNTA([.F665:.I6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6]=&quot;R&quot;;0;4)" office:value-type="float" office:value="4">
            <text:p>4</text:p>
          </table:table-cell>
          <table:table-cell table:style-name="ce8" table:formula="of:=IF([.B666]=&quot;R&quot;;0;COUNTA([.F666:.I6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7]=&quot;R&quot;;0;4)" office:value-type="float" office:value="4">
            <text:p>4</text:p>
          </table:table-cell>
          <table:table-cell table:style-name="ce8" table:formula="of:=IF([.B667]=&quot;R&quot;;0;COUNTA([.F667:.I6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8]=&quot;R&quot;;0;4)" office:value-type="float" office:value="4">
            <text:p>4</text:p>
          </table:table-cell>
          <table:table-cell table:style-name="ce8" table:formula="of:=IF([.B668]=&quot;R&quot;;0;COUNTA([.F668:.I6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9]=&quot;R&quot;;0;4)" office:value-type="float" office:value="4">
            <text:p>4</text:p>
          </table:table-cell>
          <table:table-cell table:style-name="ce8" table:formula="of:=IF([.B669]=&quot;R&quot;;0;COUNTA([.F669:.I6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0]=&quot;R&quot;;0;4)" office:value-type="float" office:value="4">
            <text:p>4</text:p>
          </table:table-cell>
          <table:table-cell table:style-name="ce8" table:formula="of:=IF([.B670]=&quot;R&quot;;0;COUNTA([.F670:.I6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1]=&quot;R&quot;;0;4)" office:value-type="float" office:value="4">
            <text:p>4</text:p>
          </table:table-cell>
          <table:table-cell table:style-name="ce8" table:formula="of:=IF([.B671]=&quot;R&quot;;0;COUNTA([.F671:.I6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2]=&quot;R&quot;;0;4)" office:value-type="float" office:value="4">
            <text:p>4</text:p>
          </table:table-cell>
          <table:table-cell table:style-name="ce8" table:formula="of:=IF([.B672]=&quot;R&quot;;0;COUNTA([.F672:.I6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3]=&quot;R&quot;;0;4)" office:value-type="float" office:value="4">
            <text:p>4</text:p>
          </table:table-cell>
          <table:table-cell table:style-name="ce8" table:formula="of:=IF([.B673]=&quot;R&quot;;0;COUNTA([.F673:.I6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4]=&quot;R&quot;;0;4)" office:value-type="float" office:value="4">
            <text:p>4</text:p>
          </table:table-cell>
          <table:table-cell table:style-name="ce8" table:formula="of:=IF([.B674]=&quot;R&quot;;0;COUNTA([.F674:.I6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5]=&quot;R&quot;;0;4)" office:value-type="float" office:value="4">
            <text:p>4</text:p>
          </table:table-cell>
          <table:table-cell table:style-name="ce8" table:formula="of:=IF([.B675]=&quot;R&quot;;0;COUNTA([.F675:.I6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6]=&quot;R&quot;;0;4)" office:value-type="float" office:value="4">
            <text:p>4</text:p>
          </table:table-cell>
          <table:table-cell table:style-name="ce8" table:formula="of:=IF([.B676]=&quot;R&quot;;0;COUNTA([.F676:.I6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7]=&quot;R&quot;;0;4)" office:value-type="float" office:value="4">
            <text:p>4</text:p>
          </table:table-cell>
          <table:table-cell table:style-name="ce8" table:formula="of:=IF([.B677]=&quot;R&quot;;0;COUNTA([.F677:.I6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8]=&quot;R&quot;;0;4)" office:value-type="float" office:value="4">
            <text:p>4</text:p>
          </table:table-cell>
          <table:table-cell table:style-name="ce8" table:formula="of:=IF([.B678]=&quot;R&quot;;0;COUNTA([.F678:.I6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9]=&quot;R&quot;;0;4)" office:value-type="float" office:value="4">
            <text:p>4</text:p>
          </table:table-cell>
          <table:table-cell table:style-name="ce8" table:formula="of:=IF([.B679]=&quot;R&quot;;0;COUNTA([.F679:.I6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0]=&quot;R&quot;;0;4)" office:value-type="float" office:value="4">
            <text:p>4</text:p>
          </table:table-cell>
          <table:table-cell table:style-name="ce8" table:formula="of:=IF([.B680]=&quot;R&quot;;0;COUNTA([.F680:.I6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1]=&quot;R&quot;;0;4)" office:value-type="float" office:value="4">
            <text:p>4</text:p>
          </table:table-cell>
          <table:table-cell table:style-name="ce8" table:formula="of:=IF([.B681]=&quot;R&quot;;0;COUNTA([.F681:.I6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2]=&quot;R&quot;;0;4)" office:value-type="float" office:value="4">
            <text:p>4</text:p>
          </table:table-cell>
          <table:table-cell table:style-name="ce8" table:formula="of:=IF([.B682]=&quot;R&quot;;0;COUNTA([.F682:.I6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3]=&quot;R&quot;;0;4)" office:value-type="float" office:value="4">
            <text:p>4</text:p>
          </table:table-cell>
          <table:table-cell table:style-name="ce8" table:formula="of:=IF([.B683]=&quot;R&quot;;0;COUNTA([.F683:.I6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4]=&quot;R&quot;;0;4)" office:value-type="float" office:value="4">
            <text:p>4</text:p>
          </table:table-cell>
          <table:table-cell table:style-name="ce8" table:formula="of:=IF([.B684]=&quot;R&quot;;0;COUNTA([.F684:.I6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5]=&quot;R&quot;;0;4)" office:value-type="float" office:value="4">
            <text:p>4</text:p>
          </table:table-cell>
          <table:table-cell table:style-name="ce8" table:formula="of:=IF([.B685]=&quot;R&quot;;0;COUNTA([.F685:.I6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6]=&quot;R&quot;;0;4)" office:value-type="float" office:value="4">
            <text:p>4</text:p>
          </table:table-cell>
          <table:table-cell table:style-name="ce8" table:formula="of:=IF([.B686]=&quot;R&quot;;0;COUNTA([.F686:.I6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7]=&quot;R&quot;;0;4)" office:value-type="float" office:value="4">
            <text:p>4</text:p>
          </table:table-cell>
          <table:table-cell table:style-name="ce8" table:formula="of:=IF([.B687]=&quot;R&quot;;0;COUNTA([.F687:.I6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8]=&quot;R&quot;;0;4)" office:value-type="float" office:value="4">
            <text:p>4</text:p>
          </table:table-cell>
          <table:table-cell table:style-name="ce8" table:formula="of:=IF([.B688]=&quot;R&quot;;0;COUNTA([.F688:.I6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9]=&quot;R&quot;;0;4)" office:value-type="float" office:value="4">
            <text:p>4</text:p>
          </table:table-cell>
          <table:table-cell table:style-name="ce8" table:formula="of:=IF([.B689]=&quot;R&quot;;0;COUNTA([.F689:.I6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0]=&quot;R&quot;;0;4)" office:value-type="float" office:value="4">
            <text:p>4</text:p>
          </table:table-cell>
          <table:table-cell table:style-name="ce8" table:formula="of:=IF([.B690]=&quot;R&quot;;0;COUNTA([.F690:.I6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1]=&quot;R&quot;;0;4)" office:value-type="float" office:value="4">
            <text:p>4</text:p>
          </table:table-cell>
          <table:table-cell table:style-name="ce8" table:formula="of:=IF([.B691]=&quot;R&quot;;0;COUNTA([.F691:.I6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2]=&quot;R&quot;;0;4)" office:value-type="float" office:value="4">
            <text:p>4</text:p>
          </table:table-cell>
          <table:table-cell table:style-name="ce8" table:formula="of:=IF([.B692]=&quot;R&quot;;0;COUNTA([.F692:.I6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3]=&quot;R&quot;;0;4)" office:value-type="float" office:value="4">
            <text:p>4</text:p>
          </table:table-cell>
          <table:table-cell table:style-name="ce8" table:formula="of:=IF([.B693]=&quot;R&quot;;0;COUNTA([.F693:.I6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4]=&quot;R&quot;;0;4)" office:value-type="float" office:value="4">
            <text:p>4</text:p>
          </table:table-cell>
          <table:table-cell table:style-name="ce8" table:formula="of:=IF([.B694]=&quot;R&quot;;0;COUNTA([.F694:.I6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5]=&quot;R&quot;;0;4)" office:value-type="float" office:value="4">
            <text:p>4</text:p>
          </table:table-cell>
          <table:table-cell table:style-name="ce8" table:formula="of:=IF([.B695]=&quot;R&quot;;0;COUNTA([.F695:.I6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6]=&quot;R&quot;;0;4)" office:value-type="float" office:value="4">
            <text:p>4</text:p>
          </table:table-cell>
          <table:table-cell table:style-name="ce8" table:formula="of:=IF([.B696]=&quot;R&quot;;0;COUNTA([.F696:.I6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7]=&quot;R&quot;;0;4)" office:value-type="float" office:value="4">
            <text:p>4</text:p>
          </table:table-cell>
          <table:table-cell table:style-name="ce8" table:formula="of:=IF([.B697]=&quot;R&quot;;0;COUNTA([.F697:.I6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8]=&quot;R&quot;;0;4)" office:value-type="float" office:value="4">
            <text:p>4</text:p>
          </table:table-cell>
          <table:table-cell table:style-name="ce8" table:formula="of:=IF([.B698]=&quot;R&quot;;0;COUNTA([.F698:.I6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9]=&quot;R&quot;;0;4)" office:value-type="float" office:value="4">
            <text:p>4</text:p>
          </table:table-cell>
          <table:table-cell table:style-name="ce8" table:formula="of:=IF([.B699]=&quot;R&quot;;0;COUNTA([.F699:.I6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0]=&quot;R&quot;;0;4)" office:value-type="float" office:value="4">
            <text:p>4</text:p>
          </table:table-cell>
          <table:table-cell table:style-name="ce8" table:formula="of:=IF([.B700]=&quot;R&quot;;0;COUNTA([.F700:.I7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1]=&quot;R&quot;;0;4)" office:value-type="float" office:value="4">
            <text:p>4</text:p>
          </table:table-cell>
          <table:table-cell table:style-name="ce8" table:formula="of:=IF([.B701]=&quot;R&quot;;0;COUNTA([.F701:.I7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2]=&quot;R&quot;;0;4)" office:value-type="float" office:value="4">
            <text:p>4</text:p>
          </table:table-cell>
          <table:table-cell table:style-name="ce8" table:formula="of:=IF([.B702]=&quot;R&quot;;0;COUNTA([.F702:.I7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3]=&quot;R&quot;;0;4)" office:value-type="float" office:value="4">
            <text:p>4</text:p>
          </table:table-cell>
          <table:table-cell table:style-name="ce8" table:formula="of:=IF([.B703]=&quot;R&quot;;0;COUNTA([.F703:.I7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4]=&quot;R&quot;;0;4)" office:value-type="float" office:value="4">
            <text:p>4</text:p>
          </table:table-cell>
          <table:table-cell table:style-name="ce8" table:formula="of:=IF([.B704]=&quot;R&quot;;0;COUNTA([.F704:.I7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5]=&quot;R&quot;;0;4)" office:value-type="float" office:value="4">
            <text:p>4</text:p>
          </table:table-cell>
          <table:table-cell table:style-name="ce8" table:formula="of:=IF([.B705]=&quot;R&quot;;0;COUNTA([.F705:.I7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6]=&quot;R&quot;;0;4)" office:value-type="float" office:value="4">
            <text:p>4</text:p>
          </table:table-cell>
          <table:table-cell table:style-name="ce8" table:formula="of:=IF([.B706]=&quot;R&quot;;0;COUNTA([.F706:.I7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7]=&quot;R&quot;;0;4)" office:value-type="float" office:value="4">
            <text:p>4</text:p>
          </table:table-cell>
          <table:table-cell table:style-name="ce8" table:formula="of:=IF([.B707]=&quot;R&quot;;0;COUNTA([.F707:.I7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8]=&quot;R&quot;;0;4)" office:value-type="float" office:value="4">
            <text:p>4</text:p>
          </table:table-cell>
          <table:table-cell table:style-name="ce8" table:formula="of:=IF([.B708]=&quot;R&quot;;0;COUNTA([.F708:.I7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9]=&quot;R&quot;;0;4)" office:value-type="float" office:value="4">
            <text:p>4</text:p>
          </table:table-cell>
          <table:table-cell table:style-name="ce8" table:formula="of:=IF([.B709]=&quot;R&quot;;0;COUNTA([.F709:.I7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0]=&quot;R&quot;;0;4)" office:value-type="float" office:value="4">
            <text:p>4</text:p>
          </table:table-cell>
          <table:table-cell table:style-name="ce8" table:formula="of:=IF([.B710]=&quot;R&quot;;0;COUNTA([.F710:.I71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1]=&quot;R&quot;;0;4)" office:value-type="float" office:value="4">
            <text:p>4</text:p>
          </table:table-cell>
          <table:table-cell table:style-name="ce8" table:formula="of:=IF([.B711]=&quot;R&quot;;0;COUNTA([.F711:.I71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2]=&quot;R&quot;;0;4)" office:value-type="float" office:value="4">
            <text:p>4</text:p>
          </table:table-cell>
          <table:table-cell table:style-name="ce8" table:formula="of:=IF([.B712]=&quot;R&quot;;0;COUNTA([.F712:.I7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3]=&quot;R&quot;;0;4)" office:value-type="float" office:value="4">
            <text:p>4</text:p>
          </table:table-cell>
          <table:table-cell table:style-name="ce8" table:formula="of:=IF([.B713]=&quot;R&quot;;0;COUNTA([.F713:.I7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4]=&quot;R&quot;;0;4)" office:value-type="float" office:value="4">
            <text:p>4</text:p>
          </table:table-cell>
          <table:table-cell table:style-name="ce8" table:formula="of:=IF([.B714]=&quot;R&quot;;0;COUNTA([.F714:.I7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5]=&quot;R&quot;;0;4)" office:value-type="float" office:value="4">
            <text:p>4</text:p>
          </table:table-cell>
          <table:table-cell table:style-name="ce8" table:formula="of:=IF([.B715]=&quot;R&quot;;0;COUNTA([.F715:.I7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6]=&quot;R&quot;;0;4)" office:value-type="float" office:value="4">
            <text:p>4</text:p>
          </table:table-cell>
          <table:table-cell table:style-name="ce8" table:formula="of:=IF([.B716]=&quot;R&quot;;0;COUNTA([.F716:.I7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7]=&quot;R&quot;;0;4)" office:value-type="float" office:value="4">
            <text:p>4</text:p>
          </table:table-cell>
          <table:table-cell table:style-name="ce8" table:formula="of:=IF([.B717]=&quot;R&quot;;0;COUNTA([.F717:.I7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8]=&quot;R&quot;;0;4)" office:value-type="float" office:value="4">
            <text:p>4</text:p>
          </table:table-cell>
          <table:table-cell table:style-name="ce8" table:formula="of:=IF([.B718]=&quot;R&quot;;0;COUNTA([.F718:.I7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9]=&quot;R&quot;;0;4)" office:value-type="float" office:value="4">
            <text:p>4</text:p>
          </table:table-cell>
          <table:table-cell table:style-name="ce8" table:formula="of:=IF([.B719]=&quot;R&quot;;0;COUNTA([.F719:.I7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0]=&quot;R&quot;;0;4)" office:value-type="float" office:value="4">
            <text:p>4</text:p>
          </table:table-cell>
          <table:table-cell table:style-name="ce8" table:formula="of:=IF([.B720]=&quot;R&quot;;0;COUNTA([.F720:.I7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1]=&quot;R&quot;;0;4)" office:value-type="float" office:value="4">
            <text:p>4</text:p>
          </table:table-cell>
          <table:table-cell table:style-name="ce8" table:formula="of:=IF([.B721]=&quot;R&quot;;0;COUNTA([.F721:.I7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2]=&quot;R&quot;;0;4)" office:value-type="float" office:value="4">
            <text:p>4</text:p>
          </table:table-cell>
          <table:table-cell table:style-name="ce8" table:formula="of:=IF([.B722]=&quot;R&quot;;0;COUNTA([.F722:.I7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3]=&quot;R&quot;;0;4)" office:value-type="float" office:value="4">
            <text:p>4</text:p>
          </table:table-cell>
          <table:table-cell table:style-name="ce8" table:formula="of:=IF([.B723]=&quot;R&quot;;0;COUNTA([.F723:.I7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4]=&quot;R&quot;;0;4)" office:value-type="float" office:value="4">
            <text:p>4</text:p>
          </table:table-cell>
          <table:table-cell table:style-name="ce8" table:formula="of:=IF([.B724]=&quot;R&quot;;0;COUNTA([.F724:.I7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5]=&quot;R&quot;;0;4)" office:value-type="float" office:value="4">
            <text:p>4</text:p>
          </table:table-cell>
          <table:table-cell table:style-name="ce8" table:formula="of:=IF([.B725]=&quot;R&quot;;0;COUNTA([.F725:.I7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6]=&quot;R&quot;;0;4)" office:value-type="float" office:value="4">
            <text:p>4</text:p>
          </table:table-cell>
          <table:table-cell table:style-name="ce8" table:formula="of:=IF([.B726]=&quot;R&quot;;0;COUNTA([.F726:.I72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7]=&quot;R&quot;;0;4)" office:value-type="float" office:value="4">
            <text:p>4</text:p>
          </table:table-cell>
          <table:table-cell table:style-name="ce8" table:formula="of:=IF([.B727]=&quot;R&quot;;0;COUNTA([.F727:.I7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8]=&quot;R&quot;;0;4)" office:value-type="float" office:value="4">
            <text:p>4</text:p>
          </table:table-cell>
          <table:table-cell table:style-name="ce8" table:formula="of:=IF([.B728]=&quot;R&quot;;0;COUNTA([.F728:.I72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9]=&quot;R&quot;;0;4)" office:value-type="float" office:value="4">
            <text:p>4</text:p>
          </table:table-cell>
          <table:table-cell table:style-name="ce8" table:formula="of:=IF([.B729]=&quot;R&quot;;0;COUNTA([.F729:.I72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0]=&quot;R&quot;;0;4)" office:value-type="float" office:value="4">
            <text:p>4</text:p>
          </table:table-cell>
          <table:table-cell table:style-name="ce8" table:formula="of:=IF([.B730]=&quot;R&quot;;0;COUNTA([.F730:.I73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1]=&quot;R&quot;;0;4)" office:value-type="float" office:value="4">
            <text:p>4</text:p>
          </table:table-cell>
          <table:table-cell table:style-name="ce8" table:formula="of:=IF([.B731]=&quot;R&quot;;0;COUNTA([.F731:.I73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2]=&quot;R&quot;;0;4)" office:value-type="float" office:value="4">
            <text:p>4</text:p>
          </table:table-cell>
          <table:table-cell table:style-name="ce8" table:formula="of:=IF([.B732]=&quot;R&quot;;0;COUNTA([.F732:.I73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3]=&quot;R&quot;;0;4)" office:value-type="float" office:value="4">
            <text:p>4</text:p>
          </table:table-cell>
          <table:table-cell table:style-name="ce8" table:formula="of:=IF([.B733]=&quot;R&quot;;0;COUNTA([.F733:.I7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4]=&quot;R&quot;;0;4)" office:value-type="float" office:value="4">
            <text:p>4</text:p>
          </table:table-cell>
          <table:table-cell table:style-name="ce8" table:formula="of:=IF([.B734]=&quot;R&quot;;0;COUNTA([.F734:.I7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5]=&quot;R&quot;;0;4)" office:value-type="float" office:value="4">
            <text:p>4</text:p>
          </table:table-cell>
          <table:table-cell table:style-name="ce8" table:formula="of:=IF([.B735]=&quot;R&quot;;0;COUNTA([.F735:.I73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6]=&quot;R&quot;;0;4)" office:value-type="float" office:value="4">
            <text:p>4</text:p>
          </table:table-cell>
          <table:table-cell table:style-name="ce8" table:formula="of:=IF([.B736]=&quot;R&quot;;0;COUNTA([.F736:.I7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7]=&quot;R&quot;;0;4)" office:value-type="float" office:value="4">
            <text:p>4</text:p>
          </table:table-cell>
          <table:table-cell table:style-name="ce8" table:formula="of:=IF([.B737]=&quot;R&quot;;0;COUNTA([.F737:.I73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8]=&quot;R&quot;;0;4)" office:value-type="float" office:value="4">
            <text:p>4</text:p>
          </table:table-cell>
          <table:table-cell table:style-name="ce8" table:formula="of:=IF([.B738]=&quot;R&quot;;0;COUNTA([.F738:.I73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9]=&quot;R&quot;;0;4)" office:value-type="float" office:value="4">
            <text:p>4</text:p>
          </table:table-cell>
          <table:table-cell table:style-name="ce8" table:formula="of:=IF([.B739]=&quot;R&quot;;0;COUNTA([.F739:.I73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0]=&quot;R&quot;;0;4)" office:value-type="float" office:value="4">
            <text:p>4</text:p>
          </table:table-cell>
          <table:table-cell table:style-name="ce8" table:formula="of:=IF([.B740]=&quot;R&quot;;0;COUNTA([.F740:.I74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1]=&quot;R&quot;;0;4)" office:value-type="float" office:value="4">
            <text:p>4</text:p>
          </table:table-cell>
          <table:table-cell table:style-name="ce8" table:formula="of:=IF([.B741]=&quot;R&quot;;0;COUNTA([.F741:.I74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2]=&quot;R&quot;;0;4)" office:value-type="float" office:value="4">
            <text:p>4</text:p>
          </table:table-cell>
          <table:table-cell table:style-name="ce8" table:formula="of:=IF([.B742]=&quot;R&quot;;0;COUNTA([.F742:.I74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3]=&quot;R&quot;;0;4)" office:value-type="float" office:value="4">
            <text:p>4</text:p>
          </table:table-cell>
          <table:table-cell table:style-name="ce8" table:formula="of:=IF([.B743]=&quot;R&quot;;0;COUNTA([.F743:.I74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4]=&quot;R&quot;;0;4)" office:value-type="float" office:value="4">
            <text:p>4</text:p>
          </table:table-cell>
          <table:table-cell table:style-name="ce8" table:formula="of:=IF([.B744]=&quot;R&quot;;0;COUNTA([.F744:.I74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5]=&quot;R&quot;;0;4)" office:value-type="float" office:value="4">
            <text:p>4</text:p>
          </table:table-cell>
          <table:table-cell table:style-name="ce8" table:formula="of:=IF([.B745]=&quot;R&quot;;0;COUNTA([.F745:.I74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6]=&quot;R&quot;;0;4)" office:value-type="float" office:value="4">
            <text:p>4</text:p>
          </table:table-cell>
          <table:table-cell table:style-name="ce8" table:formula="of:=IF([.B746]=&quot;R&quot;;0;COUNTA([.F746:.I74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7]=&quot;R&quot;;0;4)" office:value-type="float" office:value="4">
            <text:p>4</text:p>
          </table:table-cell>
          <table:table-cell table:style-name="ce8" table:formula="of:=IF([.B747]=&quot;R&quot;;0;COUNTA([.F747:.I74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8]=&quot;R&quot;;0;4)" office:value-type="float" office:value="4">
            <text:p>4</text:p>
          </table:table-cell>
          <table:table-cell table:style-name="ce8" table:formula="of:=IF([.B748]=&quot;R&quot;;0;COUNTA([.F748:.I74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9]=&quot;R&quot;;0;4)" office:value-type="float" office:value="4">
            <text:p>4</text:p>
          </table:table-cell>
          <table:table-cell table:style-name="ce8" table:formula="of:=IF([.B749]=&quot;R&quot;;0;COUNTA([.F749:.I74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0]=&quot;R&quot;;0;4)" office:value-type="float" office:value="4">
            <text:p>4</text:p>
          </table:table-cell>
          <table:table-cell table:style-name="ce8" table:formula="of:=IF([.B750]=&quot;R&quot;;0;COUNTA([.F750:.I75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1]=&quot;R&quot;;0;4)" office:value-type="float" office:value="4">
            <text:p>4</text:p>
          </table:table-cell>
          <table:table-cell table:style-name="ce8" table:formula="of:=IF([.B751]=&quot;R&quot;;0;COUNTA([.F751:.I75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2]=&quot;R&quot;;0;4)" office:value-type="float" office:value="4">
            <text:p>4</text:p>
          </table:table-cell>
          <table:table-cell table:style-name="ce8" table:formula="of:=IF([.B752]=&quot;R&quot;;0;COUNTA([.F752:.I7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3]=&quot;R&quot;;0;4)" office:value-type="float" office:value="4">
            <text:p>4</text:p>
          </table:table-cell>
          <table:table-cell table:style-name="ce8" table:formula="of:=IF([.B753]=&quot;R&quot;;0;COUNTA([.F753:.I75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4]=&quot;R&quot;;0;4)" office:value-type="float" office:value="4">
            <text:p>4</text:p>
          </table:table-cell>
          <table:table-cell table:style-name="ce8" table:formula="of:=IF([.B754]=&quot;R&quot;;0;COUNTA([.F754:.I75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5]=&quot;R&quot;;0;4)" office:value-type="float" office:value="4">
            <text:p>4</text:p>
          </table:table-cell>
          <table:table-cell table:style-name="ce8" table:formula="of:=IF([.B755]=&quot;R&quot;;0;COUNTA([.F755:.I75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6]=&quot;R&quot;;0;4)" office:value-type="float" office:value="4">
            <text:p>4</text:p>
          </table:table-cell>
          <table:table-cell table:style-name="ce8" table:formula="of:=IF([.B756]=&quot;R&quot;;0;COUNTA([.F756:.I7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7]=&quot;R&quot;;0;4)" office:value-type="float" office:value="4">
            <text:p>4</text:p>
          </table:table-cell>
          <table:table-cell table:style-name="ce8" table:formula="of:=IF([.B757]=&quot;R&quot;;0;COUNTA([.F757:.I75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8]=&quot;R&quot;;0;4)" office:value-type="float" office:value="4">
            <text:p>4</text:p>
          </table:table-cell>
          <table:table-cell table:style-name="ce8" table:formula="of:=IF([.B758]=&quot;R&quot;;0;COUNTA([.F758:.I75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9]=&quot;R&quot;;0;4)" office:value-type="float" office:value="4">
            <text:p>4</text:p>
          </table:table-cell>
          <table:table-cell table:style-name="ce8" table:formula="of:=IF([.B759]=&quot;R&quot;;0;COUNTA([.F759:.I75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0]=&quot;R&quot;;0;4)" office:value-type="float" office:value="4">
            <text:p>4</text:p>
          </table:table-cell>
          <table:table-cell table:style-name="ce8" table:formula="of:=IF([.B760]=&quot;R&quot;;0;COUNTA([.F760:.I76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1]=&quot;R&quot;;0;4)" office:value-type="float" office:value="4">
            <text:p>4</text:p>
          </table:table-cell>
          <table:table-cell table:style-name="ce8" table:formula="of:=IF([.B761]=&quot;R&quot;;0;COUNTA([.F761:.I76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2]=&quot;R&quot;;0;4)" office:value-type="float" office:value="4">
            <text:p>4</text:p>
          </table:table-cell>
          <table:table-cell table:style-name="ce8" table:formula="of:=IF([.B762]=&quot;R&quot;;0;COUNTA([.F762:.I76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3]=&quot;R&quot;;0;4)" office:value-type="float" office:value="4">
            <text:p>4</text:p>
          </table:table-cell>
          <table:table-cell table:style-name="ce8" table:formula="of:=IF([.B763]=&quot;R&quot;;0;COUNTA([.F763:.I76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4]=&quot;R&quot;;0;4)" office:value-type="float" office:value="4">
            <text:p>4</text:p>
          </table:table-cell>
          <table:table-cell table:style-name="ce8" table:formula="of:=IF([.B764]=&quot;R&quot;;0;COUNTA([.F764:.I76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5]=&quot;R&quot;;0;4)" office:value-type="float" office:value="4">
            <text:p>4</text:p>
          </table:table-cell>
          <table:table-cell table:style-name="ce8" table:formula="of:=IF([.B765]=&quot;R&quot;;0;COUNTA([.F765:.I76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6]=&quot;R&quot;;0;4)" office:value-type="float" office:value="4">
            <text:p>4</text:p>
          </table:table-cell>
          <table:table-cell table:style-name="ce8" table:formula="of:=IF([.B766]=&quot;R&quot;;0;COUNTA([.F766:.I76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7]=&quot;R&quot;;0;4)" office:value-type="float" office:value="4">
            <text:p>4</text:p>
          </table:table-cell>
          <table:table-cell table:style-name="ce8" table:formula="of:=IF([.B767]=&quot;R&quot;;0;COUNTA([.F767:.I7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8]=&quot;R&quot;;0;4)" office:value-type="float" office:value="4">
            <text:p>4</text:p>
          </table:table-cell>
          <table:table-cell table:style-name="ce8" table:formula="of:=IF([.B768]=&quot;R&quot;;0;COUNTA([.F768:.I76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9]=&quot;R&quot;;0;4)" office:value-type="float" office:value="4">
            <text:p>4</text:p>
          </table:table-cell>
          <table:table-cell table:style-name="ce8" table:formula="of:=IF([.B769]=&quot;R&quot;;0;COUNTA([.F769:.I76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0]=&quot;R&quot;;0;4)" office:value-type="float" office:value="4">
            <text:p>4</text:p>
          </table:table-cell>
          <table:table-cell table:style-name="ce8" table:formula="of:=IF([.B770]=&quot;R&quot;;0;COUNTA([.F770:.I7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1]=&quot;R&quot;;0;4)" office:value-type="float" office:value="4">
            <text:p>4</text:p>
          </table:table-cell>
          <table:table-cell table:style-name="ce8" table:formula="of:=IF([.B771]=&quot;R&quot;;0;COUNTA([.F771:.I77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Editors.cpp: <text:s/>d-&gt;button-&gt;setIcon( KIcon( "selection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2]=&quot;R&quot;;0;4)" office:value-type="float" office:value="4">
            <text:p>4</text:p>
          </table:table-cell>
          <table:table-cell table:style-name="ce8" table:formula="of:=IF([.B772]=&quot;R&quot;;0;COUNTA([.F772:.I7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3]=&quot;R&quot;;0;4)" office:value-type="float" office:value="4">
            <text:p>4</text:p>
          </table:table-cell>
          <table:table-cell table:style-name="ce8" table:formula="of:=IF([.B773]=&quot;R&quot;;0;COUNTA([.F773:.I77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4]=&quot;R&quot;;0;4)" office:value-type="float" office:value="4">
            <text:p>4</text:p>
          </table:table-cell>
          <table:table-cell table:style-name="ce8" table:formula="of:=IF([.B774]=&quot;R&quot;;0;COUNTA([.F774:.I7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5]=&quot;R&quot;;0;4)" office:value-type="float" office:value="4">
            <text:p>4</text:p>
          </table:table-cell>
          <table:table-cell table:style-name="ce8" table:formula="of:=IF([.B775]=&quot;R&quot;;0;COUNTA([.F775:.I7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6]=&quot;R&quot;;0;4)" office:value-type="float" office:value="4">
            <text:p>4</text:p>
          </table:table-cell>
          <table:table-cell table:style-name="ce8" table:formula="of:=IF([.B776]=&quot;R&quot;;0;COUNTA([.F776:.I7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7]=&quot;R&quot;;0;4)" office:value-type="float" office:value="4">
            <text:p>4</text:p>
          </table:table-cell>
          <table:table-cell table:style-name="ce8" table:formula="of:=IF([.B777]=&quot;R&quot;;0;COUNTA([.F777:.I7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8]=&quot;R&quot;;0;4)" office:value-type="float" office:value="4">
            <text:p>4</text:p>
          </table:table-cell>
          <table:table-cell table:style-name="ce8" table:formula="of:=IF([.B778]=&quot;R&quot;;0;COUNTA([.F778:.I7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9]=&quot;R&quot;;0;4)" office:value-type="float" office:value="4">
            <text:p>4</text:p>
          </table:table-cell>
          <table:table-cell table:style-name="ce8" table:formula="of:=IF([.B779]=&quot;R&quot;;0;COUNTA([.F779:.I7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780]=&quot;R&quot;;0;4)" office:value-type="float" office:value="0">
            <text:p>0</text:p>
          </table:table-cell>
          <table:table-cell table:style-name="ce8" table:formula="of:=IF([.B780]=&quot;R&quot;;0;COUNTA([.F780:.I78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1]=&quot;R&quot;;0;4)" office:value-type="float" office:value="4">
            <text:p>4</text:p>
          </table:table-cell>
          <table:table-cell table:style-name="ce8" table:formula="of:=IF([.B781]=&quot;R&quot;;0;COUNTA([.F781:.I7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2]=&quot;R&quot;;0;4)" office:value-type="float" office:value="4">
            <text:p>4</text:p>
          </table:table-cell>
          <table:table-cell table:style-name="ce8" table:formula="of:=IF([.B782]=&quot;R&quot;;0;COUNTA([.F782:.I7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3]=&quot;R&quot;;0;4)" office:value-type="float" office:value="4">
            <text:p>4</text:p>
          </table:table-cell>
          <table:table-cell table:style-name="ce8" table:formula="of:=IF([.B783]=&quot;R&quot;;0;COUNTA([.F783:.I7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4]=&quot;R&quot;;0;4)" office:value-type="float" office:value="4">
            <text:p>4</text:p>
          </table:table-cell>
          <table:table-cell table:style-name="ce8" table:formula="of:=IF([.B784]=&quot;R&quot;;0;COUNTA([.F784:.I7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5]=&quot;R&quot;;0;4)" office:value-type="float" office:value="4">
            <text:p>4</text:p>
          </table:table-cell>
          <table:table-cell table:style-name="ce8" table:formula="of:=IF([.B785]=&quot;R&quot;;0;COUNTA([.F785:.I7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6]=&quot;R&quot;;0;4)" office:value-type="float" office:value="4">
            <text:p>4</text:p>
          </table:table-cell>
          <table:table-cell table:style-name="ce8" table:formula="of:=IF([.B786]=&quot;R&quot;;0;COUNTA([.F786:.I78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7]=&quot;R&quot;;0;4)" office:value-type="float" office:value="4">
            <text:p>4</text:p>
          </table:table-cell>
          <table:table-cell table:style-name="ce8" table:formula="of:=IF([.B787]=&quot;R&quot;;0;COUNTA([.F787:.I78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8]=&quot;R&quot;;0;4)" office:value-type="float" office:value="4">
            <text:p>4</text:p>
          </table:table-cell>
          <table:table-cell table:style-name="ce8" table:formula="of:=IF([.B788]=&quot;R&quot;;0;COUNTA([.F788:.I7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9]=&quot;R&quot;;0;4)" office:value-type="float" office:value="4">
            <text:p>4</text:p>
          </table:table-cell>
          <table:table-cell table:style-name="ce8" table:formula="of:=IF([.B789]=&quot;R&quot;;0;COUNTA([.F789:.I7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0]=&quot;R&quot;;0;4)" office:value-type="float" office:value="4">
            <text:p>4</text:p>
          </table:table-cell>
          <table:table-cell table:style-name="ce8" table:formula="of:=IF([.B790]=&quot;R&quot;;0;COUNTA([.F790:.I7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1]=&quot;R&quot;;0;4)" office:value-type="float" office:value="4">
            <text:p>4</text:p>
          </table:table-cell>
          <table:table-cell table:style-name="ce8" table:formula="of:=IF([.B791]=&quot;R&quot;;0;COUNTA([.F791:.I7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2]=&quot;R&quot;;0;4)" office:value-type="float" office:value="4">
            <text:p>4</text:p>
          </table:table-cell>
          <table:table-cell table:style-name="ce8" table:formula="of:=IF([.B792]=&quot;R&quot;;0;COUNTA([.F792:.I7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3]=&quot;R&quot;;0;4)" office:value-type="float" office:value="4">
            <text:p>4</text:p>
          </table:table-cell>
          <table:table-cell table:style-name="ce8" table:formula="of:=IF([.B793]=&quot;R&quot;;0;COUNTA([.F793:.I7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4]=&quot;R&quot;;0;4)" office:value-type="float" office:value="4">
            <text:p>4</text:p>
          </table:table-cell>
          <table:table-cell table:style-name="ce8" table:formula="of:=IF([.B794]=&quot;R&quot;;0;COUNTA([.F794:.I79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5]=&quot;R&quot;;0;4)" office:value-type="float" office:value="4">
            <text:p>4</text:p>
          </table:table-cell>
          <table:table-cell table:style-name="ce8" table:formula="of:=IF([.B795]=&quot;R&quot;;0;COUNTA([.F795:.I79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6]=&quot;R&quot;;0;4)" office:value-type="float" office:value="4">
            <text:p>4</text:p>
          </table:table-cell>
          <table:table-cell table:style-name="ce8" table:formula="of:=IF([.B796]=&quot;R&quot;;0;COUNTA([.F796:.I7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7]=&quot;R&quot;;0;4)" office:value-type="float" office:value="4">
            <text:p>4</text:p>
          </table:table-cell>
          <table:table-cell table:style-name="ce8" table:formula="of:=IF([.B797]=&quot;R&quot;;0;COUNTA([.F797:.I7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8]=&quot;R&quot;;0;4)" office:value-type="float" office:value="4">
            <text:p>4</text:p>
          </table:table-cell>
          <table:table-cell table:style-name="ce8" table:formula="of:=IF([.B798]=&quot;R&quot;;0;COUNTA([.F798:.I7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9]=&quot;R&quot;;0;4)" office:value-type="float" office:value="4">
            <text:p>4</text:p>
          </table:table-cell>
          <table:table-cell table:style-name="ce8" table:formula="of:=IF([.B799]=&quot;R&quot;;0;COUNTA([.F799:.I7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0]=&quot;R&quot;;0;4)" office:value-type="float" office:value="4">
            <text:p>4</text:p>
          </table:table-cell>
          <table:table-cell table:style-name="ce8" table:formula="of:=IF([.B800]=&quot;R&quot;;0;COUNTA([.F800:.I8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1]=&quot;R&quot;;0;4)" office:value-type="float" office:value="4">
            <text:p>4</text:p>
          </table:table-cell>
          <table:table-cell table:style-name="ce8" table:formula="of:=IF([.B801]=&quot;R&quot;;0;COUNTA([.F801:.I8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2]=&quot;R&quot;;0;4)" office:value-type="float" office:value="4">
            <text:p>4</text:p>
          </table:table-cell>
          <table:table-cell table:style-name="ce8" table:formula="of:=IF([.B802]=&quot;R&quot;;0;COUNTA([.F802:.I8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3]=&quot;R&quot;;0;4)" office:value-type="float" office:value="4">
            <text:p>4</text:p>
          </table:table-cell>
          <table:table-cell table:style-name="ce8" table:formula="of:=IF([.B803]=&quot;R&quot;;0;COUNTA([.F803:.I8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4]=&quot;R&quot;;0;4)" office:value-type="float" office:value="4">
            <text:p>4</text:p>
          </table:table-cell>
          <table:table-cell table:style-name="ce8" table:formula="of:=IF([.B804]=&quot;R&quot;;0;COUNTA([.F804:.I8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5]=&quot;R&quot;;0;4)" office:value-type="float" office:value="4">
            <text:p>4</text:p>
          </table:table-cell>
          <table:table-cell table:style-name="ce8" table:formula="of:=IF([.B805]=&quot;R&quot;;0;COUNTA([.F805:.I8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6]=&quot;R&quot;;0;4)" office:value-type="float" office:value="4">
            <text:p>4</text:p>
          </table:table-cell>
          <table:table-cell table:style-name="ce8" table:formula="of:=IF([.B806]=&quot;R&quot;;0;COUNTA([.F806:.I8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7]=&quot;R&quot;;0;4)" office:value-type="float" office:value="4">
            <text:p>4</text:p>
          </table:table-cell>
          <table:table-cell table:style-name="ce8" table:formula="of:=IF([.B807]=&quot;R&quot;;0;COUNTA([.F807:.I8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8]=&quot;R&quot;;0;4)" office:value-type="float" office:value="4">
            <text:p>4</text:p>
          </table:table-cell>
          <table:table-cell table:style-name="ce8" table:formula="of:=IF([.B808]=&quot;R&quot;;0;COUNTA([.F808:.I8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9]=&quot;R&quot;;0;4)" office:value-type="float" office:value="4">
            <text:p>4</text:p>
          </table:table-cell>
          <table:table-cell table:style-name="ce8" table:formula="of:=IF([.B809]=&quot;R&quot;;0;COUNTA([.F809:.I8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0]=&quot;R&quot;;0;4)" office:value-type="float" office:value="4">
            <text:p>4</text:p>
          </table:table-cell>
          <table:table-cell table:style-name="ce8" table:formula="of:=IF([.B810]=&quot;R&quot;;0;COUNTA([.F810:.I81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1]=&quot;R&quot;;0;4)" office:value-type="float" office:value="4">
            <text:p>4</text:p>
          </table:table-cell>
          <table:table-cell table:style-name="ce8" table:formula="of:=IF([.B811]=&quot;R&quot;;0;COUNTA([.F811:.I81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2]=&quot;R&quot;;0;4)" office:value-type="float" office:value="4">
            <text:p>4</text:p>
          </table:table-cell>
          <table:table-cell table:style-name="ce8" table:formula="of:=IF([.B812]=&quot;R&quot;;0;COUNTA([.F812:.I8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3]=&quot;R&quot;;0;4)" office:value-type="float" office:value="4">
            <text:p>4</text:p>
          </table:table-cell>
          <table:table-cell table:style-name="ce8" table:formula="of:=IF([.B813]=&quot;R&quot;;0;COUNTA([.F813:.I8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4]=&quot;R&quot;;0;4)" office:value-type="float" office:value="4">
            <text:p>4</text:p>
          </table:table-cell>
          <table:table-cell table:style-name="ce8" table:formula="of:=IF([.B814]=&quot;R&quot;;0;COUNTA([.F814:.I8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5]=&quot;R&quot;;0;4)" office:value-type="float" office:value="4">
            <text:p>4</text:p>
          </table:table-cell>
          <table:table-cell table:style-name="ce8" table:formula="of:=IF([.B815]=&quot;R&quot;;0;COUNTA([.F815:.I8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6]=&quot;R&quot;;0;4)" office:value-type="float" office:value="4">
            <text:p>4</text:p>
          </table:table-cell>
          <table:table-cell table:style-name="ce8" table:formula="of:=IF([.B816]=&quot;R&quot;;0;COUNTA([.F816:.I81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7]=&quot;R&quot;;0;4)" office:value-type="float" office:value="4">
            <text:p>4</text:p>
          </table:table-cell>
          <table:table-cell table:style-name="ce8" table:formula="of:=IF([.B817]=&quot;R&quot;;0;COUNTA([.F817:.I81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8]=&quot;R&quot;;0;4)" office:value-type="float" office:value="4">
            <text:p>4</text:p>
          </table:table-cell>
          <table:table-cell table:style-name="ce8" table:formula="of:=IF([.B818]=&quot;R&quot;;0;COUNTA([.F818:.I81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9]=&quot;R&quot;;0;4)" office:value-type="float" office:value="4">
            <text:p>4</text:p>
          </table:table-cell>
          <table:table-cell table:style-name="ce8" table:formula="of:=IF([.B819]=&quot;R&quot;;0;COUNTA([.F819:.I81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0]=&quot;R&quot;;0;4)" office:value-type="float" office:value="4">
            <text:p>4</text:p>
          </table:table-cell>
          <table:table-cell table:style-name="ce8" table:formula="of:=IF([.B820]=&quot;R&quot;;0;COUNTA([.F820:.I82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1]=&quot;R&quot;;0;4)" office:value-type="float" office:value="4">
            <text:p>4</text:p>
          </table:table-cell>
          <table:table-cell table:style-name="ce8" table:formula="of:=IF([.B821]=&quot;R&quot;;0;COUNTA([.F821:.I82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2]=&quot;R&quot;;0;4)" office:value-type="float" office:value="4">
            <text:p>4</text:p>
          </table:table-cell>
          <table:table-cell table:style-name="ce8" table:formula="of:=IF([.B822]=&quot;R&quot;;0;COUNTA([.F822:.I822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3]=&quot;R&quot;;0;4)" office:value-type="float" office:value="4">
            <text:p>4</text:p>
          </table:table-cell>
          <table:table-cell table:style-name="ce8" table:formula="of:=IF([.B823]=&quot;R&quot;;0;COUNTA([.F823:.I8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4]=&quot;R&quot;;0;4)" office:value-type="float" office:value="4">
            <text:p>4</text:p>
          </table:table-cell>
          <table:table-cell table:style-name="ce8" table:formula="of:=IF([.B824]=&quot;R&quot;;0;COUNTA([.F824:.I8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5]=&quot;R&quot;;0;4)" office:value-type="float" office:value="4">
            <text:p>4</text:p>
          </table:table-cell>
          <table:table-cell table:style-name="ce8" table:formula="of:=IF([.B825]=&quot;R&quot;;0;COUNTA([.F825:.I8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826]=&quot;R&quot;;0;4)" office:value-type="float" office:value="0">
            <text:p>0</text:p>
          </table:table-cell>
          <table:table-cell table:style-name="ce8" table:formula="of:=IF([.B826]=&quot;R&quot;;0;COUNTA([.F826:.I8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827]=&quot;R&quot;;0;4)" office:value-type="float" office:value="0">
            <text:p>0</text:p>
          </table:table-cell>
          <table:table-cell table:style-name="ce8" table:formula="of:=IF([.B827]=&quot;R&quot;;0;COUNTA([.F827:.I8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8]=&quot;R&quot;;0;4)" office:value-type="float" office:value="4">
            <text:p>4</text:p>
          </table:table-cell>
          <table:table-cell table:style-name="ce8" table:formula="of:=IF([.B828]=&quot;R&quot;;0;COUNTA([.F828:.I82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9]=&quot;R&quot;;0;4)" office:value-type="float" office:value="4">
            <text:p>4</text:p>
          </table:table-cell>
          <table:table-cell table:style-name="ce8" table:formula="of:=IF([.B829]=&quot;R&quot;;0;COUNTA([.F829:.I82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0]=&quot;R&quot;;0;4)" office:value-type="float" office:value="4">
            <text:p>4</text:p>
          </table:table-cell>
          <table:table-cell table:style-name="ce8" table:formula="of:=IF([.B830]=&quot;R&quot;;0;COUNTA([.F830:.I8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1]=&quot;R&quot;;0;4)" office:value-type="float" office:value="4">
            <text:p>4</text:p>
          </table:table-cell>
          <table:table-cell table:style-name="ce8" table:formula="of:=IF([.B831]=&quot;R&quot;;0;COUNTA([.F831:.I8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2]=&quot;R&quot;;0;4)" office:value-type="float" office:value="4">
            <text:p>4</text:p>
          </table:table-cell>
          <table:table-cell table:style-name="ce8" table:formula="of:=IF([.B832]=&quot;R&quot;;0;COUNTA([.F832:.I8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833]=&quot;R&quot;;0;4)" office:value-type="float" office:value="0">
            <text:p>0</text:p>
          </table:table-cell>
          <table:table-cell table:style-name="ce8" table:formula="of:=IF([.B833]=&quot;R&quot;;0;COUNTA([.F833:.I8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4]=&quot;R&quot;;0;4)" office:value-type="float" office:value="4">
            <text:p>4</text:p>
          </table:table-cell>
          <table:table-cell table:style-name="ce8" table:formula="of:=IF([.B834]=&quot;R&quot;;0;COUNTA([.F834:.I8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5]=&quot;R&quot;;0;4)" office:value-type="float" office:value="4">
            <text:p>4</text:p>
          </table:table-cell>
          <table:table-cell table:style-name="ce8" table:formula="of:=IF([.B835]=&quot;R&quot;;0;COUNTA([.F835:.I835]))" office:value-type="float" office:value="0">
            <text:p>0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6]=&quot;R&quot;;0;4)" office:value-type="float" office:value="4">
            <text:p>4</text:p>
          </table:table-cell>
          <table:table-cell table:style-name="ce8" table:formula="of:=IF([.B836]=&quot;R&quot;;0;COUNTA([.F836:.I8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7]=&quot;R&quot;;0;4)" office:value-type="float" office:value="4">
            <text:p>4</text:p>
          </table:table-cell>
          <table:table-cell table:style-name="ce8" table:formula="of:=IF([.B837]=&quot;R&quot;;0;COUNTA([.F837:.I8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8]=&quot;R&quot;;0;4)" office:value-type="float" office:value="4">
            <text:p>4</text:p>
          </table:table-cell>
          <table:table-cell table:style-name="ce8" table:formula="of:=IF([.B838]=&quot;R&quot;;0;COUNTA([.F838:.I8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9]=&quot;R&quot;;0;4)" office:value-type="float" office:value="4">
            <text:p>4</text:p>
          </table:table-cell>
          <table:table-cell table:style-name="ce8" table:formula="of:=IF([.B839]=&quot;R&quot;;0;COUNTA([.F839:.I8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0]=&quot;R&quot;;0;4)" office:value-type="float" office:value="4">
            <text:p>4</text:p>
          </table:table-cell>
          <table:table-cell table:style-name="ce8" table:formula="of:=IF([.B840]=&quot;R&quot;;0;COUNTA([.F840:.I8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1]=&quot;R&quot;;0;4)" office:value-type="float" office:value="4">
            <text:p>4</text:p>
          </table:table-cell>
          <table:table-cell table:style-name="ce8" table:formula="of:=IF([.B841]=&quot;R&quot;;0;COUNTA([.F841:.I8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2]=&quot;R&quot;;0;4)" office:value-type="float" office:value="4">
            <text:p>4</text:p>
          </table:table-cell>
          <table:table-cell table:style-name="ce8" table:formula="of:=IF([.B842]=&quot;R&quot;;0;COUNTA([.F842:.I8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3]=&quot;R&quot;;0;4)" office:value-type="float" office:value="4">
            <text:p>4</text:p>
          </table:table-cell>
          <table:table-cell table:style-name="ce8" table:formula="of:=IF([.B843]=&quot;R&quot;;0;COUNTA([.F843:.I8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4]=&quot;R&quot;;0;4)" office:value-type="float" office:value="4">
            <text:p>4</text:p>
          </table:table-cell>
          <table:table-cell table:style-name="ce8" table:formula="of:=IF([.B844]=&quot;R&quot;;0;COUNTA([.F844:.I8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5]=&quot;R&quot;;0;4)" office:value-type="float" office:value="4">
            <text:p>4</text:p>
          </table:table-cell>
          <table:table-cell table:style-name="ce8" table:formula="of:=IF([.B845]=&quot;R&quot;;0;COUNTA([.F845:.I8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formula="of:=IF([.B846]=&quot;R&quot;;0;4)" office:value-type="float" office:value="0">
            <text:p>0</text:p>
          </table:table-cell>
          <table:table-cell table:style-name="ce8" table:formula="of:=IF([.B846]=&quot;R&quot;;0;COUNTA([.F846:.I84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7]=&quot;R&quot;;0;4)" office:value-type="float" office:value="4">
            <text:p>4</text:p>
          </table:table-cell>
          <table:table-cell table:style-name="ce8" table:formula="of:=IF([.B847]=&quot;R&quot;;0;COUNTA([.F847:.I8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8]=&quot;R&quot;;0;4)" office:value-type="float" office:value="4">
            <text:p>4</text:p>
          </table:table-cell>
          <table:table-cell table:style-name="ce8" table:formula="of:=IF([.B848]=&quot;R&quot;;0;COUNTA([.F848:.I8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9]=&quot;R&quot;;0;4)" office:value-type="float" office:value="4">
            <text:p>4</text:p>
          </table:table-cell>
          <table:table-cell table:style-name="ce8" table:formula="of:=IF([.B849]=&quot;R&quot;;0;COUNTA([.F849:.I8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0]=&quot;R&quot;;0;4)" office:value-type="float" office:value="4">
            <text:p>4</text:p>
          </table:table-cell>
          <table:table-cell table:style-name="ce8" table:formula="of:=IF([.B850]=&quot;R&quot;;0;COUNTA([.F850:.I8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1]=&quot;R&quot;;0;4)" office:value-type="float" office:value="4">
            <text:p>4</text:p>
          </table:table-cell>
          <table:table-cell table:style-name="ce8" table:formula="of:=IF([.B851]=&quot;R&quot;;0;COUNTA([.F851:.I8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2]=&quot;R&quot;;0;4)" office:value-type="float" office:value="4">
            <text:p>4</text:p>
          </table:table-cell>
          <table:table-cell table:style-name="ce8" table:formula="of:=IF([.B852]=&quot;R&quot;;0;COUNTA([.F852:.I8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3]=&quot;R&quot;;0;4)" office:value-type="float" office:value="4">
            <text:p>4</text:p>
          </table:table-cell>
          <table:table-cell table:style-name="ce8" table:formula="of:=IF([.B853]=&quot;R&quot;;0;COUNTA([.F853:.I8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4]=&quot;R&quot;;0;4)" office:value-type="float" office:value="4">
            <text:p>4</text:p>
          </table:table-cell>
          <table:table-cell table:style-name="ce8" table:formula="of:=IF([.B854]=&quot;R&quot;;0;COUNTA([.F854:.I8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5]=&quot;R&quot;;0;4)" office:value-type="float" office:value="4">
            <text:p>4</text:p>
          </table:table-cell>
          <table:table-cell table:style-name="ce8" table:formula="of:=IF([.B855]=&quot;R&quot;;0;COUNTA([.F855:.I8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6]=&quot;R&quot;;0;4)" office:value-type="float" office:value="4">
            <text:p>4</text:p>
          </table:table-cell>
          <table:table-cell table:style-name="ce8" table:formula="of:=IF([.B856]=&quot;R&quot;;0;COUNTA([.F856:.I8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7]=&quot;R&quot;;0;4)" office:value-type="float" office:value="4">
            <text:p>4</text:p>
          </table:table-cell>
          <table:table-cell table:style-name="ce8" table:formula="of:=IF([.B857]=&quot;R&quot;;0;COUNTA([.F857:.I8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8]=&quot;R&quot;;0;4)" office:value-type="float" office:value="4">
            <text:p>4</text:p>
          </table:table-cell>
          <table:table-cell table:style-name="ce8" table:formula="of:=IF([.B858]=&quot;R&quot;;0;COUNTA([.F858:.I8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9]=&quot;R&quot;;0;4)" office:value-type="float" office:value="4">
            <text:p>4</text:p>
          </table:table-cell>
          <table:table-cell table:style-name="ce8" table:formula="of:=IF([.B859]=&quot;R&quot;;0;COUNTA([.F859:.I8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860]=&quot;R&quot;;0;4)" office:value-type="float" office:value="0">
            <text:p>0</text:p>
          </table:table-cell>
          <table:table-cell table:style-name="ce8" table:formula="of:=IF([.B860]=&quot;R&quot;;0;COUNTA([.F860:.I8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1]=&quot;R&quot;;0;4)" office:value-type="float" office:value="4">
            <text:p>4</text:p>
          </table:table-cell>
          <table:table-cell table:style-name="ce8" table:formula="of:=IF([.B861]=&quot;R&quot;;0;COUNTA([.F861:.I8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862]=&quot;R&quot;;0;4)" office:value-type="float" office:value="0">
            <text:p>0</text:p>
          </table:table-cell>
          <table:table-cell table:style-name="ce8" table:formula="of:=IF([.B862]=&quot;R&quot;;0;COUNTA([.F862:.I8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3]=&quot;R&quot;;0;4)" office:value-type="float" office:value="4">
            <text:p>4</text:p>
          </table:table-cell>
          <table:table-cell table:style-name="ce8" table:formula="of:=IF([.B863]=&quot;R&quot;;0;COUNTA([.F863:.I8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4]=&quot;R&quot;;0;4)" office:value-type="float" office:value="4">
            <text:p>4</text:p>
          </table:table-cell>
          <table:table-cell table:style-name="ce8" table:formula="of:=IF([.B864]=&quot;R&quot;;0;COUNTA([.F864:.I864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5]=&quot;R&quot;;0;4)" office:value-type="float" office:value="4">
            <text:p>4</text:p>
          </table:table-cell>
          <table:table-cell table:style-name="ce8" table:formula="of:=IF([.B865]=&quot;R&quot;;0;COUNTA([.F865:.I86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6]=&quot;R&quot;;0;4)" office:value-type="float" office:value="4">
            <text:p>4</text:p>
          </table:table-cell>
          <table:table-cell table:style-name="ce8" table:formula="of:=IF([.B866]=&quot;R&quot;;0;COUNTA([.F866:.I8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7]=&quot;R&quot;;0;4)" office:value-type="float" office:value="4">
            <text:p>4</text:p>
          </table:table-cell>
          <table:table-cell table:style-name="ce8" table:formula="of:=IF([.B867]=&quot;R&quot;;0;COUNTA([.F867:.I8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8]=&quot;R&quot;;0;4)" office:value-type="float" office:value="4">
            <text:p>4</text:p>
          </table:table-cell>
          <table:table-cell table:style-name="ce8" table:formula="of:=IF([.B868]=&quot;R&quot;;0;COUNTA([.F868:.I8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9]=&quot;R&quot;;0;4)" office:value-type="float" office:value="4">
            <text:p>4</text:p>
          </table:table-cell>
          <table:table-cell table:style-name="ce8" table:formula="of:=IF([.B869]=&quot;R&quot;;0;COUNTA([.F869:.I8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0]=&quot;R&quot;;0;4)" office:value-type="float" office:value="4">
            <text:p>4</text:p>
          </table:table-cell>
          <table:table-cell table:style-name="ce8" table:formula="of:=IF([.B870]=&quot;R&quot;;0;COUNTA([.F870:.I8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1]=&quot;R&quot;;0;4)" office:value-type="float" office:value="4">
            <text:p>4</text:p>
          </table:table-cell>
          <table:table-cell table:style-name="ce8" table:formula="of:=IF([.B871]=&quot;R&quot;;0;COUNTA([.F871:.I8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872]=&quot;R&quot;;0;4)" office:value-type="float" office:value="0">
            <text:p>0</text:p>
          </table:table-cell>
          <table:table-cell table:style-name="ce8" table:formula="of:=IF([.B872]=&quot;R&quot;;0;COUNTA([.F872:.I8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873]=&quot;R&quot;;0;4)" office:value-type="float" office:value="0">
            <text:p>0</text:p>
          </table:table-cell>
          <table:table-cell table:style-name="ce8" table:formula="of:=IF([.B873]=&quot;R&quot;;0;COUNTA([.F873:.I8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4]=&quot;R&quot;;0;4)" office:value-type="float" office:value="4">
            <text:p>4</text:p>
          </table:table-cell>
          <table:table-cell table:style-name="ce8" table:formula="of:=IF([.B874]=&quot;R&quot;;0;COUNTA([.F874:.I8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5]=&quot;R&quot;;0;4)" office:value-type="float" office:value="4">
            <text:p>4</text:p>
          </table:table-cell>
          <table:table-cell table:style-name="ce8" table:formula="of:=IF([.B875]=&quot;R&quot;;0;COUNTA([.F875:.I8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6]=&quot;R&quot;;0;4)" office:value-type="float" office:value="4">
            <text:p>4</text:p>
          </table:table-cell>
          <table:table-cell table:style-name="ce8" table:formula="of:=IF([.B876]=&quot;R&quot;;0;COUNTA([.F876:.I87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7]=&quot;R&quot;;0;4)" office:value-type="float" office:value="4">
            <text:p>4</text:p>
          </table:table-cell>
          <table:table-cell table:style-name="ce8" table:formula="of:=IF([.B877]=&quot;R&quot;;0;COUNTA([.F877:.I8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8]=&quot;R&quot;;0;4)" office:value-type="float" office:value="4">
            <text:p>4</text:p>
          </table:table-cell>
          <table:table-cell table:style-name="ce8" table:formula="of:=IF([.B878]=&quot;R&quot;;0;COUNTA([.F878:.I8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9]=&quot;R&quot;;0;4)" office:value-type="float" office:value="4">
            <text:p>4</text:p>
          </table:table-cell>
          <table:table-cell table:style-name="ce8" table:formula="of:=IF([.B879]=&quot;R&quot;;0;COUNTA([.F879:.I8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0]=&quot;R&quot;;0;4)" office:value-type="float" office:value="4">
            <text:p>4</text:p>
          </table:table-cell>
          <table:table-cell table:style-name="ce8" table:formula="of:=IF([.B880]=&quot;R&quot;;0;COUNTA([.F880:.I8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1]=&quot;R&quot;;0;4)" office:value-type="float" office:value="4">
            <text:p>4</text:p>
          </table:table-cell>
          <table:table-cell table:style-name="ce8" table:formula="of:=IF([.B881]=&quot;R&quot;;0;COUNTA([.F881:.I8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2]=&quot;R&quot;;0;4)" office:value-type="float" office:value="4">
            <text:p>4</text:p>
          </table:table-cell>
          <table:table-cell table:style-name="ce8" table:formula="of:=IF([.B882]=&quot;R&quot;;0;COUNTA([.F882:.I88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3]=&quot;R&quot;;0;4)" office:value-type="float" office:value="4">
            <text:p>4</text:p>
          </table:table-cell>
          <table:table-cell table:style-name="ce8" table:formula="of:=IF([.B883]=&quot;R&quot;;0;COUNTA([.F883:.I8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4]=&quot;R&quot;;0;4)" office:value-type="float" office:value="4">
            <text:p>4</text:p>
          </table:table-cell>
          <table:table-cell table:style-name="ce8" table:formula="of:=IF([.B884]=&quot;R&quot;;0;COUNTA([.F884:.I8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5]=&quot;R&quot;;0;4)" office:value-type="float" office:value="4">
            <text:p>4</text:p>
          </table:table-cell>
          <table:table-cell table:style-name="ce8" table:formula="of:=IF([.B885]=&quot;R&quot;;0;COUNTA([.F885:.I8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6]=&quot;R&quot;;0;4)" office:value-type="float" office:value="4">
            <text:p>4</text:p>
          </table:table-cell>
          <table:table-cell table:style-name="ce8" table:formula="of:=IF([.B886]=&quot;R&quot;;0;COUNTA([.F886:.I8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7]=&quot;R&quot;;0;4)" office:value-type="float" office:value="4">
            <text:p>4</text:p>
          </table:table-cell>
          <table:table-cell table:style-name="ce8" table:formula="of:=IF([.B887]=&quot;R&quot;;0;COUNTA([.F887:.I8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8]=&quot;R&quot;;0;4)" office:value-type="float" office:value="4">
            <text:p>4</text:p>
          </table:table-cell>
          <table:table-cell table:style-name="ce8" table:formula="of:=IF([.B888]=&quot;R&quot;;0;COUNTA([.F888:.I8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9]=&quot;R&quot;;0;4)" office:value-type="float" office:value="4">
            <text:p>4</text:p>
          </table:table-cell>
          <table:table-cell table:style-name="ce8" table:formula="of:=IF([.B889]=&quot;R&quot;;0;COUNTA([.F889:.I8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0]=&quot;R&quot;;0;4)" office:value-type="float" office:value="4">
            <text:p>4</text:p>
          </table:table-cell>
          <table:table-cell table:style-name="ce8" table:formula="of:=IF([.B890]=&quot;R&quot;;0;COUNTA([.F890:.I8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1]=&quot;R&quot;;0;4)" office:value-type="float" office:value="4">
            <text:p>4</text:p>
          </table:table-cell>
          <table:table-cell table:style-name="ce8" table:formula="of:=IF([.B891]=&quot;R&quot;;0;COUNTA([.F891:.I8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2]=&quot;R&quot;;0;4)" office:value-type="float" office:value="4">
            <text:p>4</text:p>
          </table:table-cell>
          <table:table-cell table:style-name="ce8" table:formula="of:=IF([.B892]=&quot;R&quot;;0;COUNTA([.F892:.I8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3]=&quot;R&quot;;0;4)" office:value-type="float" office:value="4">
            <text:p>4</text:p>
          </table:table-cell>
          <table:table-cell table:style-name="ce8" table:formula="of:=IF([.B893]=&quot;R&quot;;0;COUNTA([.F893:.I8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4]=&quot;R&quot;;0;4)" office:value-type="float" office:value="4">
            <text:p>4</text:p>
          </table:table-cell>
          <table:table-cell table:style-name="ce8" table:formula="of:=IF([.B894]=&quot;R&quot;;0;COUNTA([.F894:.I8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5]=&quot;R&quot;;0;4)" office:value-type="float" office:value="4">
            <text:p>4</text:p>
          </table:table-cell>
          <table:table-cell table:style-name="ce8" table:formula="of:=IF([.B895]=&quot;R&quot;;0;COUNTA([.F895:.I8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6]=&quot;R&quot;;0;4)" office:value-type="float" office:value="4">
            <text:p>4</text:p>
          </table:table-cell>
          <table:table-cell table:style-name="ce8" table:formula="of:=IF([.B896]=&quot;R&quot;;0;COUNTA([.F896:.I8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7]=&quot;R&quot;;0;4)" office:value-type="float" office:value="4">
            <text:p>4</text:p>
          </table:table-cell>
          <table:table-cell table:style-name="ce8" table:formula="of:=IF([.B897]=&quot;R&quot;;0;COUNTA([.F897:.I8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8]=&quot;R&quot;;0;4)" office:value-type="float" office:value="4">
            <text:p>4</text:p>
          </table:table-cell>
          <table:table-cell table:style-name="ce8" table:formula="of:=IF([.B898]=&quot;R&quot;;0;COUNTA([.F898:.I8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9]=&quot;R&quot;;0;4)" office:value-type="float" office:value="4">
            <text:p>4</text:p>
          </table:table-cell>
          <table:table-cell table:style-name="ce8" table:formula="of:=IF([.B899]=&quot;R&quot;;0;COUNTA([.F899:.I8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0]=&quot;R&quot;;0;4)" office:value-type="float" office:value="4">
            <text:p>4</text:p>
          </table:table-cell>
          <table:table-cell table:style-name="ce8" table:formula="of:=IF([.B900]=&quot;R&quot;;0;COUNTA([.F900:.I90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1]=&quot;R&quot;;0;4)" office:value-type="float" office:value="4">
            <text:p>4</text:p>
          </table:table-cell>
          <table:table-cell table:style-name="ce8" table:formula="of:=IF([.B901]=&quot;R&quot;;0;COUNTA([.F901:.I9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902]=&quot;R&quot;;0;4)" office:value-type="float" office:value="0">
            <text:p>0</text:p>
          </table:table-cell>
          <table:table-cell table:style-name="ce8" table:formula="of:=IF([.B902]=&quot;R&quot;;0;COUNTA([.F902:.I9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903]=&quot;R&quot;;0;4)" office:value-type="float" office:value="0">
            <text:p>0</text:p>
          </table:table-cell>
          <table:table-cell table:style-name="ce8" table:formula="of:=IF([.B903]=&quot;R&quot;;0;COUNTA([.F903:.I9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4]=&quot;R&quot;;0;4)" office:value-type="float" office:value="4">
            <text:p>4</text:p>
          </table:table-cell>
          <table:table-cell table:style-name="ce8" table:formula="of:=IF([.B904]=&quot;R&quot;;0;COUNTA([.F904:.I9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5]=&quot;R&quot;;0;4)" office:value-type="float" office:value="4">
            <text:p>4</text:p>
          </table:table-cell>
          <table:table-cell table:style-name="ce8" table:formula="of:=IF([.B905]=&quot;R&quot;;0;COUNTA([.F905:.I9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6]=&quot;R&quot;;0;4)" office:value-type="float" office:value="4">
            <text:p>4</text:p>
          </table:table-cell>
          <table:table-cell table:style-name="ce8" table:formula="of:=IF([.B906]=&quot;R&quot;;0;COUNTA([.F906:.I9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7]=&quot;R&quot;;0;4)" office:value-type="float" office:value="4">
            <text:p>4</text:p>
          </table:table-cell>
          <table:table-cell table:style-name="ce8" table:formula="of:=IF([.B907]=&quot;R&quot;;0;COUNTA([.F907:.I9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8]=&quot;R&quot;;0;4)" office:value-type="float" office:value="4">
            <text:p>4</text:p>
          </table:table-cell>
          <table:table-cell table:style-name="ce8" table:formula="of:=IF([.B908]=&quot;R&quot;;0;COUNTA([.F908:.I90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9]=&quot;R&quot;;0;4)" office:value-type="float" office:value="4">
            <text:p>4</text:p>
          </table:table-cell>
          <table:table-cell table:style-name="ce8" table:formula="of:=IF([.B909]=&quot;R&quot;;0;COUNTA([.F909:.I9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910]=&quot;R&quot;;0;4)" office:value-type="float" office:value="0">
            <text:p>0</text:p>
          </table:table-cell>
          <table:table-cell table:style-name="ce8" table:formula="of:=IF([.B910]=&quot;R&quot;;0;COUNTA([.F910:.I9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911]=&quot;R&quot;;0;4)" office:value-type="float" office:value="0">
            <text:p>0</text:p>
          </table:table-cell>
          <table:table-cell table:style-name="ce8" table:formula="of:=IF([.B911]=&quot;R&quot;;0;COUNTA([.F911:.I9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2]=&quot;R&quot;;0;4)" office:value-type="float" office:value="4">
            <text:p>4</text:p>
          </table:table-cell>
          <table:table-cell table:style-name="ce8" table:formula="of:=IF([.B912]=&quot;R&quot;;0;COUNTA([.F912:.I912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3]=&quot;R&quot;;0;4)" office:value-type="float" office:value="4">
            <text:p>4</text:p>
          </table:table-cell>
          <table:table-cell table:style-name="ce8" table:formula="of:=IF([.B913]=&quot;R&quot;;0;COUNTA([.F913:.I9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4]=&quot;R&quot;;0;4)" office:value-type="float" office:value="4">
            <text:p>4</text:p>
          </table:table-cell>
          <table:table-cell table:style-name="ce8" table:formula="of:=IF([.B914]=&quot;R&quot;;0;COUNTA([.F914:.I91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5]=&quot;R&quot;;0;4)" office:value-type="float" office:value="4">
            <text:p>4</text:p>
          </table:table-cell>
          <table:table-cell table:style-name="ce8" table:formula="of:=IF([.B915]=&quot;R&quot;;0;COUNTA([.F915:.I91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6]=&quot;R&quot;;0;4)" office:value-type="float" office:value="4">
            <text:p>4</text:p>
          </table:table-cell>
          <table:table-cell table:style-name="ce8" table:formula="of:=IF([.B916]=&quot;R&quot;;0;COUNTA([.F916:.I91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7]=&quot;R&quot;;0;4)" office:value-type="float" office:value="4">
            <text:p>4</text:p>
          </table:table-cell>
          <table:table-cell table:style-name="ce8" table:formula="of:=IF([.B917]=&quot;R&quot;;0;COUNTA([.F917:.I91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8]=&quot;R&quot;;0;4)" office:value-type="float" office:value="4">
            <text:p>4</text:p>
          </table:table-cell>
          <table:table-cell table:style-name="ce8" table:formula="of:=IF([.B918]=&quot;R&quot;;0;COUNTA([.F918:.I91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9]=&quot;R&quot;;0;4)" office:value-type="float" office:value="4">
            <text:p>4</text:p>
          </table:table-cell>
          <table:table-cell table:style-name="ce8" table:formula="of:=IF([.B919]=&quot;R&quot;;0;COUNTA([.F919:.I9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0]=&quot;R&quot;;0;4)" office:value-type="float" office:value="4">
            <text:p>4</text:p>
          </table:table-cell>
          <table:table-cell table:style-name="ce8" table:formula="of:=IF([.B920]=&quot;R&quot;;0;COUNTA([.F920:.I9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1]=&quot;R&quot;;0;4)" office:value-type="float" office:value="4">
            <text:p>4</text:p>
          </table:table-cell>
          <table:table-cell table:style-name="ce8" table:formula="of:=IF([.B921]=&quot;R&quot;;0;COUNTA([.F921:.I9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2]=&quot;R&quot;;0;4)" office:value-type="float" office:value="4">
            <text:p>4</text:p>
          </table:table-cell>
          <table:table-cell table:style-name="ce8" table:formula="of:=IF([.B922]=&quot;R&quot;;0;COUNTA([.F922:.I9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3]=&quot;R&quot;;0;4)" office:value-type="float" office:value="4">
            <text:p>4</text:p>
          </table:table-cell>
          <table:table-cell table:style-name="ce8" table:formula="of:=IF([.B923]=&quot;R&quot;;0;COUNTA([.F923:.I9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4]=&quot;R&quot;;0;4)" office:value-type="float" office:value="4">
            <text:p>4</text:p>
          </table:table-cell>
          <table:table-cell table:style-name="ce8" table:formula="of:=IF([.B924]=&quot;R&quot;;0;COUNTA([.F924:.I9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5]=&quot;R&quot;;0;4)" office:value-type="float" office:value="4">
            <text:p>4</text:p>
          </table:table-cell>
          <table:table-cell table:style-name="ce8" table:formula="of:=IF([.B925]=&quot;R&quot;;0;COUNTA([.F925:.I9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6]=&quot;R&quot;;0;4)" office:value-type="float" office:value="4">
            <text:p>4</text:p>
          </table:table-cell>
          <table:table-cell table:style-name="ce8" table:formula="of:=IF([.B926]=&quot;R&quot;;0;COUNTA([.F926:.I9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7]=&quot;R&quot;;0;4)" office:value-type="float" office:value="4">
            <text:p>4</text:p>
          </table:table-cell>
          <table:table-cell table:style-name="ce8" table:formula="of:=IF([.B927]=&quot;R&quot;;0;COUNTA([.F927:.I9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8]=&quot;R&quot;;0;4)" office:value-type="float" office:value="4">
            <text:p>4</text:p>
          </table:table-cell>
          <table:table-cell table:style-name="ce8" table:formula="of:=IF([.B928]=&quot;R&quot;;0;COUNTA([.F928:.I9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9]=&quot;R&quot;;0;4)" office:value-type="float" office:value="4">
            <text:p>4</text:p>
          </table:table-cell>
          <table:table-cell table:style-name="ce8" table:formula="of:=IF([.B929]=&quot;R&quot;;0;COUNTA([.F929:.I9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0]=&quot;R&quot;;0;4)" office:value-type="float" office:value="4">
            <text:p>4</text:p>
          </table:table-cell>
          <table:table-cell table:style-name="ce8" table:formula="of:=IF([.B930]=&quot;R&quot;;0;COUNTA([.F930:.I9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1]=&quot;R&quot;;0;4)" office:value-type="float" office:value="4">
            <text:p>4</text:p>
          </table:table-cell>
          <table:table-cell table:style-name="ce8" table:formula="of:=IF([.B931]=&quot;R&quot;;0;COUNTA([.F931:.I9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2]=&quot;R&quot;;0;4)" office:value-type="float" office:value="4">
            <text:p>4</text:p>
          </table:table-cell>
          <table:table-cell table:style-name="ce8" table:formula="of:=IF([.B932]=&quot;R&quot;;0;COUNTA([.F932:.I9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3]=&quot;R&quot;;0;4)" office:value-type="float" office:value="4">
            <text:p>4</text:p>
          </table:table-cell>
          <table:table-cell table:style-name="ce8" table:formula="of:=IF([.B933]=&quot;R&quot;;0;COUNTA([.F933:.I9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4]=&quot;R&quot;;0;4)" office:value-type="float" office:value="4">
            <text:p>4</text:p>
          </table:table-cell>
          <table:table-cell table:style-name="ce8" table:formula="of:=IF([.B934]=&quot;R&quot;;0;COUNTA([.F934:.I9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5]=&quot;R&quot;;0;4)" office:value-type="float" office:value="4">
            <text:p>4</text:p>
          </table:table-cell>
          <table:table-cell table:style-name="ce8" table:formula="of:=IF([.B935]=&quot;R&quot;;0;COUNTA([.F935:.I9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6]=&quot;R&quot;;0;4)" office:value-type="float" office:value="4">
            <text:p>4</text:p>
          </table:table-cell>
          <table:table-cell table:style-name="ce8" table:formula="of:=IF([.B936]=&quot;R&quot;;0;COUNTA([.F936:.I9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7]=&quot;R&quot;;0;4)" office:value-type="float" office:value="4">
            <text:p>4</text:p>
          </table:table-cell>
          <table:table-cell table:style-name="ce8" table:formula="of:=IF([.B937]=&quot;R&quot;;0;COUNTA([.F937:.I9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8]=&quot;R&quot;;0;4)" office:value-type="float" office:value="4">
            <text:p>4</text:p>
          </table:table-cell>
          <table:table-cell table:style-name="ce8" table:formula="of:=IF([.B938]=&quot;R&quot;;0;COUNTA([.F938:.I9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9]=&quot;R&quot;;0;4)" office:value-type="float" office:value="4">
            <text:p>4</text:p>
          </table:table-cell>
          <table:table-cell table:style-name="ce8" table:formula="of:=IF([.B939]=&quot;R&quot;;0;COUNTA([.F939:.I9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0]=&quot;R&quot;;0;4)" office:value-type="float" office:value="4">
            <text:p>4</text:p>
          </table:table-cell>
          <table:table-cell table:style-name="ce8" table:formula="of:=IF([.B940]=&quot;R&quot;;0;COUNTA([.F940:.I9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1]=&quot;R&quot;;0;4)" office:value-type="float" office:value="4">
            <text:p>4</text:p>
          </table:table-cell>
          <table:table-cell table:style-name="ce8" table:formula="of:=IF([.B941]=&quot;R&quot;;0;COUNTA([.F941:.I9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2]=&quot;R&quot;;0;4)" office:value-type="float" office:value="4">
            <text:p>4</text:p>
          </table:table-cell>
          <table:table-cell table:style-name="ce8" table:formula="of:=IF([.B942]=&quot;R&quot;;0;COUNTA([.F942:.I9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3]=&quot;R&quot;;0;4)" office:value-type="float" office:value="4">
            <text:p>4</text:p>
          </table:table-cell>
          <table:table-cell table:style-name="ce8" table:formula="of:=IF([.B943]=&quot;R&quot;;0;COUNTA([.F943:.I9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4]=&quot;R&quot;;0;4)" office:value-type="float" office:value="4">
            <text:p>4</text:p>
          </table:table-cell>
          <table:table-cell table:style-name="ce8" table:formula="of:=IF([.B944]=&quot;R&quot;;0;COUNTA([.F944:.I9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5]=&quot;R&quot;;0;4)" office:value-type="float" office:value="4">
            <text:p>4</text:p>
          </table:table-cell>
          <table:table-cell table:style-name="ce8" table:formula="of:=IF([.B945]=&quot;R&quot;;0;COUNTA([.F945:.I94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6]=&quot;R&quot;;0;4)" office:value-type="float" office:value="4">
            <text:p>4</text:p>
          </table:table-cell>
          <table:table-cell table:style-name="ce8" table:formula="of:=IF([.B946]=&quot;R&quot;;0;COUNTA([.F946:.I9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7]=&quot;R&quot;;0;4)" office:value-type="float" office:value="4">
            <text:p>4</text:p>
          </table:table-cell>
          <table:table-cell table:style-name="ce8" table:formula="of:=IF([.B947]=&quot;R&quot;;0;COUNTA([.F947:.I9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948]=&quot;R&quot;;0;4)" office:value-type="float" office:value="0">
            <text:p>0</text:p>
          </table:table-cell>
          <table:table-cell table:style-name="ce8" table:formula="of:=IF([.B948]=&quot;R&quot;;0;COUNTA([.F948:.I9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9]=&quot;R&quot;;0;4)" office:value-type="float" office:value="4">
            <text:p>4</text:p>
          </table:table-cell>
          <table:table-cell table:style-name="ce8" table:formula="of:=IF([.B949]=&quot;R&quot;;0;COUNTA([.F949:.I9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950]=&quot;R&quot;;0;4)" office:value-type="float" office:value="0">
            <text:p>0</text:p>
          </table:table-cell>
          <table:table-cell table:style-name="ce8" table:formula="of:=IF([.B950]=&quot;R&quot;;0;COUNTA([.F950:.I95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1]=&quot;R&quot;;0;4)" office:value-type="float" office:value="4">
            <text:p>4</text:p>
          </table:table-cell>
          <table:table-cell table:style-name="ce8" table:formula="of:=IF([.B951]=&quot;R&quot;;0;COUNTA([.F951:.I95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2]=&quot;R&quot;;0;4)" office:value-type="float" office:value="4">
            <text:p>4</text:p>
          </table:table-cell>
          <table:table-cell table:style-name="ce8" table:formula="of:=IF([.B952]=&quot;R&quot;;0;COUNTA([.F952:.I9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3]=&quot;R&quot;;0;4)" office:value-type="float" office:value="4">
            <text:p>4</text:p>
          </table:table-cell>
          <table:table-cell table:style-name="ce8" table:formula="of:=IF([.B953]=&quot;R&quot;;0;COUNTA([.F953:.I9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954]=&quot;R&quot;;0;4)" office:value-type="float" office:value="0">
            <text:p>0</text:p>
          </table:table-cell>
          <table:table-cell table:style-name="ce8" table:formula="of:=IF([.B954]=&quot;R&quot;;0;COUNTA([.F954:.I9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5]=&quot;R&quot;;0;4)" office:value-type="float" office:value="4">
            <text:p>4</text:p>
          </table:table-cell>
          <table:table-cell table:style-name="ce8" table:formula="of:=IF([.B955]=&quot;R&quot;;0;COUNTA([.F955:.I9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6]=&quot;R&quot;;0;4)" office:value-type="float" office:value="4">
            <text:p>4</text:p>
          </table:table-cell>
          <table:table-cell table:style-name="ce8" table:formula="of:=IF([.B956]=&quot;R&quot;;0;COUNTA([.F956:.I95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7]=&quot;R&quot;;0;4)" office:value-type="float" office:value="4">
            <text:p>4</text:p>
          </table:table-cell>
          <table:table-cell table:style-name="ce8" table:formula="of:=IF([.B957]=&quot;R&quot;;0;COUNTA([.F957:.I95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8]=&quot;R&quot;;0;4)" office:value-type="float" office:value="4">
            <text:p>4</text:p>
          </table:table-cell>
          <table:table-cell table:style-name="ce8" table:formula="of:=IF([.B958]=&quot;R&quot;;0;COUNTA([.F958:.I9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9]=&quot;R&quot;;0;4)" office:value-type="float" office:value="4">
            <text:p>4</text:p>
          </table:table-cell>
          <table:table-cell table:style-name="ce8" table:formula="of:=IF([.B959]=&quot;R&quot;;0;COUNTA([.F959:.I9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0]=&quot;R&quot;;0;4)" office:value-type="float" office:value="4">
            <text:p>4</text:p>
          </table:table-cell>
          <table:table-cell table:style-name="ce8" table:formula="of:=IF([.B960]=&quot;R&quot;;0;COUNTA([.F960:.I9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1]=&quot;R&quot;;0;4)" office:value-type="float" office:value="4">
            <text:p>4</text:p>
          </table:table-cell>
          <table:table-cell table:style-name="ce8" table:formula="of:=IF([.B961]=&quot;R&quot;;0;COUNTA([.F961:.I96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2]=&quot;R&quot;;0;4)" office:value-type="float" office:value="4">
            <text:p>4</text:p>
          </table:table-cell>
          <table:table-cell table:style-name="ce8" table:formula="of:=IF([.B962]=&quot;R&quot;;0;COUNTA([.F962:.I96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3]=&quot;R&quot;;0;4)" office:value-type="float" office:value="4">
            <text:p>4</text:p>
          </table:table-cell>
          <table:table-cell table:style-name="ce8" table:formula="of:=IF([.B963]=&quot;R&quot;;0;COUNTA([.F963:.I96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4]=&quot;R&quot;;0;4)" office:value-type="float" office:value="4">
            <text:p>4</text:p>
          </table:table-cell>
          <table:table-cell table:style-name="ce8" table:formula="of:=IF([.B964]=&quot;R&quot;;0;COUNTA([.F964:.I96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5]=&quot;R&quot;;0;4)" office:value-type="float" office:value="4">
            <text:p>4</text:p>
          </table:table-cell>
          <table:table-cell table:style-name="ce8" table:formula="of:=IF([.B965]=&quot;R&quot;;0;COUNTA([.F965:.I96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6]=&quot;R&quot;;0;4)" office:value-type="float" office:value="4">
            <text:p>4</text:p>
          </table:table-cell>
          <table:table-cell table:style-name="ce8" table:formula="of:=IF([.B966]=&quot;R&quot;;0;COUNTA([.F966:.I9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7]=&quot;R&quot;;0;4)" office:value-type="float" office:value="4">
            <text:p>4</text:p>
          </table:table-cell>
          <table:table-cell table:style-name="ce8" table:formula="of:=IF([.B967]=&quot;R&quot;;0;COUNTA([.F967:.I9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8]=&quot;R&quot;;0;4)" office:value-type="float" office:value="4">
            <text:p>4</text:p>
          </table:table-cell>
          <table:table-cell table:style-name="ce8" table:formula="of:=IF([.B968]=&quot;R&quot;;0;COUNTA([.F968:.I96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9]=&quot;R&quot;;0;4)" office:value-type="float" office:value="4">
            <text:p>4</text:p>
          </table:table-cell>
          <table:table-cell table:style-name="ce8" table:formula="of:=IF([.B969]=&quot;R&quot;;0;COUNTA([.F969:.I96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0]=&quot;R&quot;;0;4)" office:value-type="float" office:value="4">
            <text:p>4</text:p>
          </table:table-cell>
          <table:table-cell table:style-name="ce8" table:formula="of:=IF([.B970]=&quot;R&quot;;0;COUNTA([.F970:.I9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1]=&quot;R&quot;;0;4)" office:value-type="float" office:value="4">
            <text:p>4</text:p>
          </table:table-cell>
          <table:table-cell table:style-name="ce8" table:formula="of:=IF([.B971]=&quot;R&quot;;0;COUNTA([.F971:.I9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2]=&quot;R&quot;;0;4)" office:value-type="float" office:value="4">
            <text:p>4</text:p>
          </table:table-cell>
          <table:table-cell table:style-name="ce8" table:formula="of:=IF([.B972]=&quot;R&quot;;0;COUNTA([.F972:.I9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3]=&quot;R&quot;;0;4)" office:value-type="float" office:value="4">
            <text:p>4</text:p>
          </table:table-cell>
          <table:table-cell table:style-name="ce8" table:formula="of:=IF([.B973]=&quot;R&quot;;0;COUNTA([.F973:.I97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4]=&quot;R&quot;;0;4)" office:value-type="float" office:value="4">
            <text:p>4</text:p>
          </table:table-cell>
          <table:table-cell table:style-name="ce8" table:formula="of:=IF([.B974]=&quot;R&quot;;0;COUNTA([.F974:.I97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5]=&quot;R&quot;;0;4)" office:value-type="float" office:value="4">
            <text:p>4</text:p>
          </table:table-cell>
          <table:table-cell table:style-name="ce8" table:formula="of:=IF([.B975]=&quot;R&quot;;0;COUNTA([.F975:.I97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6]=&quot;R&quot;;0;4)" office:value-type="float" office:value="4">
            <text:p>4</text:p>
          </table:table-cell>
          <table:table-cell table:style-name="ce8" table:formula="of:=IF([.B976]=&quot;R&quot;;0;COUNTA([.F976:.I9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7]=&quot;R&quot;;0;4)" office:value-type="float" office:value="4">
            <text:p>4</text:p>
          </table:table-cell>
          <table:table-cell table:style-name="ce8" table:formula="of:=IF([.B977]=&quot;R&quot;;0;COUNTA([.F977:.I97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8]=&quot;R&quot;;0;4)" office:value-type="float" office:value="4">
            <text:p>4</text:p>
          </table:table-cell>
          <table:table-cell table:style-name="ce8" table:formula="of:=IF([.B978]=&quot;R&quot;;0;COUNTA([.F978:.I97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9]=&quot;R&quot;;0;4)" office:value-type="float" office:value="4">
            <text:p>4</text:p>
          </table:table-cell>
          <table:table-cell table:style-name="ce8" table:formula="of:=IF([.B979]=&quot;R&quot;;0;COUNTA([.F979:.I97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0]=&quot;R&quot;;0;4)" office:value-type="float" office:value="4">
            <text:p>4</text:p>
          </table:table-cell>
          <table:table-cell table:style-name="ce8" table:formula="of:=IF([.B980]=&quot;R&quot;;0;COUNTA([.F980:.I98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1]=&quot;R&quot;;0;4)" office:value-type="float" office:value="4">
            <text:p>4</text:p>
          </table:table-cell>
          <table:table-cell table:style-name="ce8" table:formula="of:=IF([.B981]=&quot;R&quot;;0;COUNTA([.F981:.I9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2]=&quot;R&quot;;0;4)" office:value-type="float" office:value="4">
            <text:p>4</text:p>
          </table:table-cell>
          <table:table-cell table:style-name="ce8" table:formula="of:=IF([.B982]=&quot;R&quot;;0;COUNTA([.F982:.I9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3]=&quot;R&quot;;0;4)" office:value-type="float" office:value="4">
            <text:p>4</text:p>
          </table:table-cell>
          <table:table-cell table:style-name="ce8" table:formula="of:=IF([.B983]=&quot;R&quot;;0;COUNTA([.F983:.I9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4]=&quot;R&quot;;0;4)" office:value-type="float" office:value="4">
            <text:p>4</text:p>
          </table:table-cell>
          <table:table-cell table:style-name="ce8" table:formula="of:=IF([.B984]=&quot;R&quot;;0;COUNTA([.F984:.I9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5]=&quot;R&quot;;0;4)" office:value-type="float" office:value="4">
            <text:p>4</text:p>
          </table:table-cell>
          <table:table-cell table:style-name="ce8" table:formula="of:=IF([.B985]=&quot;R&quot;;0;COUNTA([.F985:.I9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6]=&quot;R&quot;;0;4)" office:value-type="float" office:value="4">
            <text:p>4</text:p>
          </table:table-cell>
          <table:table-cell table:style-name="ce8" table:formula="of:=IF([.B986]=&quot;R&quot;;0;COUNTA([.F986:.I9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7]=&quot;R&quot;;0;4)" office:value-type="float" office:value="4">
            <text:p>4</text:p>
          </table:table-cell>
          <table:table-cell table:style-name="ce8" table:formula="of:=IF([.B987]=&quot;R&quot;;0;COUNTA([.F987:.I9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8]=&quot;R&quot;;0;4)" office:value-type="float" office:value="4">
            <text:p>4</text:p>
          </table:table-cell>
          <table:table-cell table:style-name="ce8" table:formula="of:=IF([.B988]=&quot;R&quot;;0;COUNTA([.F988:.I9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9]=&quot;R&quot;;0;4)" office:value-type="float" office:value="4">
            <text:p>4</text:p>
          </table:table-cell>
          <table:table-cell table:style-name="ce8" table:formula="of:=IF([.B989]=&quot;R&quot;;0;COUNTA([.F989:.I9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0]=&quot;R&quot;;0;4)" office:value-type="float" office:value="4">
            <text:p>4</text:p>
          </table:table-cell>
          <table:table-cell table:style-name="ce8" table:formula="of:=IF([.B990]=&quot;R&quot;;0;COUNTA([.F990:.I9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991]=&quot;R&quot;;0;4)" office:value-type="float" office:value="0">
            <text:p>0</text:p>
          </table:table-cell>
          <table:table-cell table:style-name="ce8" table:formula="of:=IF([.B991]=&quot;R&quot;;0;COUNTA([.F991:.I9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2]=&quot;R&quot;;0;4)" office:value-type="float" office:value="4">
            <text:p>4</text:p>
          </table:table-cell>
          <table:table-cell table:style-name="ce8" table:formula="of:=IF([.B992]=&quot;R&quot;;0;COUNTA([.F992:.I9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993]=&quot;R&quot;;0;4)" office:value-type="float" office:value="0">
            <text:p>0</text:p>
          </table:table-cell>
          <table:table-cell table:style-name="ce8" table:formula="of:=IF([.B993]=&quot;R&quot;;0;COUNTA([.F993:.I9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4]=&quot;R&quot;;0;4)" office:value-type="float" office:value="4">
            <text:p>4</text:p>
          </table:table-cell>
          <table:table-cell table:style-name="ce8" table:formula="of:=IF([.B994]=&quot;R&quot;;0;COUNTA([.F994:.I9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5]=&quot;R&quot;;0;4)" office:value-type="float" office:value="4">
            <text:p>4</text:p>
          </table:table-cell>
          <table:table-cell table:style-name="ce8" table:formula="of:=IF([.B995]=&quot;R&quot;;0;COUNTA([.F995:.I9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6]=&quot;R&quot;;0;4)" office:value-type="float" office:value="4">
            <text:p>4</text:p>
          </table:table-cell>
          <table:table-cell table:style-name="ce8" table:formula="of:=IF([.B996]=&quot;R&quot;;0;COUNTA([.F996:.I9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7]=&quot;R&quot;;0;4)" office:value-type="float" office:value="4">
            <text:p>4</text:p>
          </table:table-cell>
          <table:table-cell table:style-name="ce8" table:formula="of:=IF([.B997]=&quot;R&quot;;0;COUNTA([.F997:.I99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8]=&quot;R&quot;;0;4)" office:value-type="float" office:value="4">
            <text:p>4</text:p>
          </table:table-cell>
          <table:table-cell table:style-name="ce8" table:formula="of:=IF([.B998]=&quot;R&quot;;0;COUNTA([.F998:.I9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9]=&quot;R&quot;;0;4)" office:value-type="float" office:value="4">
            <text:p>4</text:p>
          </table:table-cell>
          <table:table-cell table:style-name="ce8" table:formula="of:=IF([.B999]=&quot;R&quot;;0;COUNTA([.F999:.I9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0]=&quot;R&quot;;0;4)" office:value-type="float" office:value="4">
            <text:p>4</text:p>
          </table:table-cell>
          <table:table-cell table:style-name="ce8" table:formula="of:=IF([.B1000]=&quot;R&quot;;0;COUNTA([.F1000:.I10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1]=&quot;R&quot;;0;4)" office:value-type="float" office:value="4">
            <text:p>4</text:p>
          </table:table-cell>
          <table:table-cell table:style-name="ce8" table:formula="of:=IF([.B1001]=&quot;R&quot;;0;COUNTA([.F1001:.I10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2]=&quot;R&quot;;0;4)" office:value-type="float" office:value="4">
            <text:p>4</text:p>
          </table:table-cell>
          <table:table-cell table:style-name="ce8" table:formula="of:=IF([.B1002]=&quot;R&quot;;0;COUNTA([.F1002:.I10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3]=&quot;R&quot;;0;4)" office:value-type="float" office:value="4">
            <text:p>4</text:p>
          </table:table-cell>
          <table:table-cell table:style-name="ce8" table:formula="of:=IF([.B1003]=&quot;R&quot;;0;COUNTA([.F1003:.I10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4]=&quot;R&quot;;0;4)" office:value-type="float" office:value="4">
            <text:p>4</text:p>
          </table:table-cell>
          <table:table-cell table:style-name="ce8" table:formula="of:=IF([.B1004]=&quot;R&quot;;0;COUNTA([.F1004:.I10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5]=&quot;R&quot;;0;4)" office:value-type="float" office:value="4">
            <text:p>4</text:p>
          </table:table-cell>
          <table:table-cell table:style-name="ce8" table:formula="of:=IF([.B1005]=&quot;R&quot;;0;COUNTA([.F1005:.I10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6]=&quot;R&quot;;0;4)" office:value-type="float" office:value="4">
            <text:p>4</text:p>
          </table:table-cell>
          <table:table-cell table:style-name="ce8" table:formula="of:=IF([.B1006]=&quot;R&quot;;0;COUNTA([.F1006:.I10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7]=&quot;R&quot;;0;4)" office:value-type="float" office:value="4">
            <text:p>4</text:p>
          </table:table-cell>
          <table:table-cell table:style-name="ce8" table:formula="of:=IF([.B1007]=&quot;R&quot;;0;COUNTA([.F1007:.I10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8]=&quot;R&quot;;0;4)" office:value-type="float" office:value="4">
            <text:p>4</text:p>
          </table:table-cell>
          <table:table-cell table:style-name="ce8" table:formula="of:=IF([.B1008]=&quot;R&quot;;0;COUNTA([.F1008:.I10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9]=&quot;R&quot;;0;4)" office:value-type="float" office:value="4">
            <text:p>4</text:p>
          </table:table-cell>
          <table:table-cell table:style-name="ce8" table:formula="of:=IF([.B1009]=&quot;R&quot;;0;COUNTA([.F1009:.I100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10]=&quot;R&quot;;0;4)" office:value-type="float" office:value="4">
            <text:p>4</text:p>
          </table:table-cell>
          <table:table-cell table:style-name="ce8" table:formula="of:=IF([.B1010]=&quot;R&quot;;0;COUNTA([.F1010:.I101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11]=&quot;R&quot;;0;4)" office:value-type="float" office:value="4">
            <text:p>4</text:p>
          </table:table-cell>
          <table:table-cell table:style-name="ce8" table:formula="of:=IF([.B1011]=&quot;R&quot;;0;COUNTA([.F1011:.I10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1012]=&quot;R&quot;;0;4)" office:value-type="float" office:value="0">
            <text:p>0</text:p>
          </table:table-cell>
          <table:table-cell table:style-name="ce8" table:formula="of:=IF([.B1012]=&quot;R&quot;;0;COUNTA([.F1012:.I101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table:number-columns-repeated="3"/>
          <table:table-cell table:style-name="ce8" table:number-columns-repeated="6"/>
          <table:table-cell table:style-name="ce10" table:formula="of:=SUM([.J5:.J1012])" office:value-type="float" office:value="3692">
            <text:p>3692</text:p>
          </table:table-cell>
          <table:table-cell table:style-name="ce10" table:formula="of:=SUM([.K5:.K1012])" office:value-type="float" office:value="111">
            <text:p>111</text:p>
          </table:table-cell>
          <table:table-cell table:style-name="ce10" table:number-columns-repeated="23"/>
        </table:table-row>
        <table:table-row table:style-name="ro1" table:number-rows-repeated="188">
          <table:table-cell table:style-name="ce3" table:number-columns-repeated="3"/>
          <table:table-cell table:style-name="ce8" table:number-columns-repeated="6"/>
          <table:table-cell table:style-name="ce10" table:number-columns-repeated="25"/>
        </table:table-row>
        <table:table-row table:style-name="ro1" table:number-rows-repeated="2470">
          <table:table-cell table:number-columns-repeated="9"/>
          <table:table-cell table:style-name="Default"/>
          <table:table-cell table:number-columns-repeated="24"/>
        </table:table-row>
        <table:table-row table:style-name="ro1" table:number-rows-repeated="61865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7P0"/>
    </number:currency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6">26/07/2009</text:date>, <text:time>22:0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pinheiro</meta:initial-creator>
    <meta:creation-date>2009-07-26T22:03:46</meta:creation-date>
    <dc:date>2009-07-26T21:33:48</dc:date>
    <meta:editing-duration>PT02H05M27S</meta:editing-duration>
    <meta:editing-cycles>25</meta:editing-cycles>
    <meta:generator>OpenOffice.org/3.1$Linux OpenOffice.org_project/310m14$Build-9409</meta:generator>
    <meta:document-statistic meta:table-count="3" meta:cell-count="4453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